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81cm"/>
    </style:style>
    <style:style style:name="co2" style:family="table-column">
      <style:table-column-properties fo:break-before="auto" style:column-width="2.806cm"/>
    </style:style>
    <style:style style:name="co3" style:family="table-column">
      <style:table-column-properties fo:break-before="auto" style:column-width="7.745cm"/>
    </style:style>
    <style:style style:name="co4" style:family="table-column">
      <style:table-column-properties fo:break-before="auto" style:column-width="2.09cm"/>
    </style:style>
    <style:style style:name="co5" style:family="table-column">
      <style:table-column-properties fo:break-before="auto" style:column-width="4.14cm"/>
    </style:style>
    <style:style style:name="co6" style:family="table-column">
      <style:table-column-properties fo:break-before="auto" style:column-width="2.39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567cm"/>
    </style:style>
    <style:style style:name="co9" style:family="table-column">
      <style:table-column-properties fo:break-before="auto" style:column-width="2.72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2" style:family="table-cell" style:parent-style-name="Default">
      <style:table-cell-properties fo:background-color="transparent" style:rotation-align="none"/>
      <style:text-properties fo:color="#000000"/>
    </style:style>
    <style:style style:name="ce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transparent"/>
      <style:text-properties fo:color="#000000"/>
    </style:style>
    <style:style style:name="ce5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ext-properties fo:color="#000000" fo:font-weight="normal" style:font-weight-asian="normal" style:font-weight-complex="normal"/>
    </style:style>
    <style:style style:name="ce7" style:family="table-cell" style:parent-style-name="Default">
      <style:text-properties fo:color="#000000"/>
    </style:style>
    <style:style style:name="ce8" style:family="table-cell" style:parent-style-name="Default">
      <style:table-cell-properties fo:background-color="#ffff00"/>
      <style:text-properties fo:color="#000000" fo:font-weight="normal" style:font-weight-asian="normal" style:font-weight-complex="normal"/>
    </style:style>
    <style:style style:name="gr1" style:family="graphic" style:parent-style-name="Note">
      <style:graphic-properties fo:min-height="1.599cm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2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7"/>
        <table:table-column table:style-name="co8" table:default-cell-style-name="ce4"/>
        <table:table-column table:style-name="co7" table:default-cell-style-name="ce7"/>
        <table:table-column table:style-name="co7" table:number-columns-repeated="2" table:default-cell-style-name="ce1"/>
        <table:table-column table:style-name="co9" table:default-cell-style-name="ce1"/>
        <table:table-column table:style-name="co7" table:number-columns-repeated="2" table:default-cell-style-name="ce1"/>
        <table:table-column table:style-name="co4" table:number-columns-repeated="16315" table:default-cell-style-name="ce4"/>
        <table:table-column table:style-name="co4" table:number-columns-repeated="5" table:default-cell-style-name="ce7"/>
        <table:table-column table:style-name="co7" table:number-columns-repeated="48" table:default-cell-style-name="ce7"/>
        <table:table-row table:style-name="ro1">
          <table:table-cell table:style-name="ce1" office:value-type="string" calcext:value-type="string">
            <text:p>Patients </text:p>
          </table:table-cell>
          <table:table-cell table:style-name="ce5" office:value-type="string" calcext:value-type="string">
            <text:p>SNAP_IA_Presence</text:p>
          </table:table-cell>
          <table:table-cell table:style-name="ce5" office:value-type="string" calcext:value-type="string">
            <text:p>SNAP_IA_Variant</text:p>
          </table:table-cell>
          <table:table-cell table:style-name="ce5" office:value-type="string" calcext:value-type="string">
            <text:p>SNAP_IA_Variant_NO_BILOBAR</text:p>
          </table:table-cell>
          <table:table-cell table:style-name="ce1" office:value-type="string" calcext:value-type="string">
            <text:p>Bilobar</text:p>
          </table:table-cell>
          <table:table-cell table:style-name="ce5" office:value-type="string" calcext:value-type="string">
            <text:p>MEAN_AREA</text:p>
          </table:table-cell>
          <table:table-cell table:style-name="ce5" office:value-type="string" calcext:value-type="string">
            <text:p>MEAN_DICE</text:p>
          </table:table-cell>
          <table:table-cell table:style-name="ce6" office:value-type="string" calcext:value-type="string">
            <text:p>Total_mean_gray_matter_wave1</text:p>
          </table:table-cell>
          <table:table-cell table:style-name="ce6" office:value-type="string" calcext:value-type="string">
            <text:p>Total_mean_white_matter_wave1</text:p>
          </table:table-cell>
          <table:table-cell table:style-name="ce1" office:value-type="string" calcext:value-type="string">
            <text:p>Mean_area_PVE_wave1</text:p>
          </table:table-cell>
          <table:table-cell table:style-name="ce6"/>
          <table:table-cell table:number-columns-repeated="5"/>
          <table:table-cell table:style-name="ce1" table:number-columns-repeated="16315"/>
          <table:table-cell table:style-name="ce6" table:number-columns-repeated="53"/>
        </table:table-row>
        <table:table-row table:style-name="ro2">
          <table:table-cell table:style-name="ce2" office:value-type="string" calcext:value-type="string">
            <text:p>sub-12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5" calcext:value-type="float">
            <text:p>15</text:p>
          </table:table-cell>
          <table:table-cell office:value-type="float" office:value="0.857142857142857" calcext:value-type="float">
            <text:p>0,8571428571428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sub-21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21" calcext:value-type="float">
            <text:p>21</text:p>
          </table:table-cell>
          <table:table-cell office:value-type="float" office:value="0.875" calcext:value-type="float">
            <text:p>0,875</text:p>
          </table:table-cell>
          <table:table-cell office:value-type="float" office:value="0.134761917803969" calcext:value-type="float">
            <text:p>0,134761917803969</text:p>
          </table:table-cell>
          <table:table-cell office:value-type="float" office:value="0.865238081841242" calcext:value-type="float">
            <text:p>0,865238081841242</text:p>
          </table:table-cell>
          <table:table-cell office:value-type="float" office:value="20.9999999925494" calcext:value-type="float">
            <text:p>20,9999999925494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sub-49</text:p>
          </table:table-cell>
          <table:table-cell office:value-type="string" calcext:value-type="string">
            <text:p>Y</text:p>
          </table:table-cell>
          <table:table-cell table:style-name="ce2" office:value-type="string" calcext:value-type="string">
            <text:p>BILOBAR/ONE </text:p>
          </table:table-cell>
          <table:table-cell table:style-name="ce2" office:value-type="string" calcext:value-type="string">
            <text:p>ONE</text:p>
          </table:table-cell>
          <table:table-cell office:value-type="string" calcext:value-type="string">
            <text:p>Bilobar</text:p>
          </table:table-cell>
          <table:table-cell office:value-type="float" office:value="30" calcext:value-type="float">
            <text:p>30</text:p>
          </table:table-cell>
          <table:table-cell office:value-type="float" office:value="0.895522388059702" calcext:value-type="float">
            <text:p>0,895522388059702</text:p>
          </table:table-cell>
          <table:table-cell office:value-type="float" office:value="0.607666598757108" calcext:value-type="float">
            <text:p>0,607666598757108</text:p>
          </table:table-cell>
          <table:table-cell office:value-type="float" office:value="0.392333402236303" calcext:value-type="float">
            <text:p>0,392333402236303</text:p>
          </table:table-cell>
          <table:table-cell office:value-type="float" office:value="30.0000000298023" calcext:value-type="float">
            <text:p>30,0000000298023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sub-61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7" calcext:value-type="float">
            <text:p>17</text:p>
          </table:table-cell>
          <table:table-cell office:value-type="float" office:value="0.829268292682927" calcext:value-type="float">
            <text:p>0,829268292682927</text:p>
          </table:table-cell>
          <table:table-cell office:value-type="float" office:value="0.14117648759309" calcext:value-type="float">
            <text:p>0,14117648759309</text:p>
          </table:table-cell>
          <table:table-cell office:value-type="float" office:value="0.858823509777294" calcext:value-type="float">
            <text:p>0,858823509777294</text:p>
          </table:table-cell>
          <table:table-cell office:value-type="float" office:value="16.9999999552965" calcext:value-type="float">
            <text:p>16,9999999552965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sub-80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.529285753411906" calcext:value-type="float">
            <text:p>0,529285753411906</text:p>
          </table:table-cell>
          <table:table-cell office:value-type="float" office:value="0.302500003150531" calcext:value-type="float">
            <text:p>0,302500003150531</text:p>
          </table:table-cell>
          <table:table-cell office:value-type="float" office:value="23.2900011837482" calcext:value-type="float">
            <text:p>23,2900011837482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sub-81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table:style-name="ce2" office:value-type="float" office:value="23" calcext:value-type="float">
            <text:p>23</text:p>
          </table:table-cell>
          <table:table-cell office:value-type="float" office:value="0.958333333333333" calcext:value-type="float">
            <text:p>0,958333333333333</text:p>
          </table:table-cell>
          <table:table-cell office:value-type="float" office:value="0.360434735598772" calcext:value-type="float">
            <text:p>0,360434735598772</text:p>
          </table:table-cell>
          <table:table-cell office:value-type="float" office:value="0.639565265696982" calcext:value-type="float">
            <text:p>0,639565265696982</text:p>
          </table:table-cell>
          <table:table-cell office:value-type="float" office:value="23.0000000298023" calcext:value-type="float">
            <text:p>23,0000000298023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sub-92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float" office:value="0.947368421052632" calcext:value-type="float">
            <text:p>0,947368421052632</text:p>
          </table:table-cell>
          <table:table-cell office:value-type="float" office:value="0.562222407923804" calcext:value-type="float">
            <text:p>0,562222407923804</text:p>
          </table:table-cell>
          <table:table-cell office:value-type="float" office:value="0" calcext:value-type="float">
            <text:p>0</text:p>
          </table:table-cell>
          <table:table-cell office:value-type="float" office:value="5.06000167131424" calcext:value-type="float">
            <text:p>5,06000167131424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sub-101</text:p>
          </table:table-cell>
          <table:table-cell office:value-type="string" calcext:value-type="string">
            <text:p>Y</text:p>
          </table:table-cell>
          <table:table-cell table:style-name="ce2" office:value-type="string" calcext:value-type="string">
            <text:p>BILOBAR/ONE </text:p>
          </table:table-cell>
          <table:table-cell table:style-name="ce2" office:value-type="string" calcext:value-type="string">
            <text:p>ONE</text:p>
          </table:table-cell>
          <table:table-cell office:value-type="string" calcext:value-type="string">
            <text:p>Bilobar</text:p>
          </table:table-cell>
          <table:table-cell office:value-type="float" office:value="35" calcext:value-type="float">
            <text:p>35</text:p>
          </table:table-cell>
          <table:table-cell office:value-type="float" office:value="0.945945945945946" calcext:value-type="float">
            <text:p>0,945945945945946</text:p>
          </table:table-cell>
          <table:table-cell office:value-type="float" office:value="0.0305714339017868" calcext:value-type="float">
            <text:p>0,0305714339017868</text:p>
          </table:table-cell>
          <table:table-cell office:value-type="float" office:value="0.969428564820971" calcext:value-type="float">
            <text:p>0,969428564820971</text:p>
          </table:table-cell>
          <table:table-cell office:value-type="float" office:value="34.9999999552965" calcext:value-type="float">
            <text:p>34,9999999552965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sub-103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6" calcext:value-type="float">
            <text:p>6</text:p>
          </table:table-cell>
          <table:table-cell office:value-type="float" office:value="0.923076923076923" calcext:value-type="float">
            <text:p>0,9230769230769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sub-110</text:p>
          </table:table-cell>
          <table:table-cell office:value-type="string" calcext:value-type="string">
            <text:p>N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sub-133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office:value-type="float" office:value="0.875" calcext:value-type="float">
            <text:p>0,875</text:p>
          </table:table-cell>
          <table:table-cell office:value-type="float" office:value="0.891428632395608" calcext:value-type="float">
            <text:p>0,891428632395608</text:p>
          </table:table-cell>
          <table:table-cell office:value-type="float" office:value="0" calcext:value-type="float">
            <text:p>0</text:p>
          </table:table-cell>
          <table:table-cell office:value-type="float" office:value="6.24000042676926" calcext:value-type="float">
            <text:p>6,24000042676926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sub-135</text:p>
          </table:table-cell>
          <table:table-cell office:value-type="string" calcext:value-type="string">
            <text:p>Y</text:p>
          </table:table-cell>
          <table:table-cell table:style-name="ce2" office:value-type="string" calcext:value-type="string">
            <text:p>BILOBAR/ONE</text:p>
          </table:table-cell>
          <table:table-cell table:style-name="ce2" office:value-type="string" calcext:value-type="string">
            <text:p>ONE</text:p>
          </table:table-cell>
          <table:table-cell office:value-type="string" calcext:value-type="string">
            <text:p>Bilobar</text:p>
          </table:table-cell>
          <table:table-cell office:value-type="float" office:value="35" calcext:value-type="float">
            <text:p>35</text:p>
          </table:table-cell>
          <table:table-cell office:value-type="float" office:value="0.897435897435898" calcext:value-type="float">
            <text:p>0,897435897435898</text:p>
          </table:table-cell>
          <table:table-cell office:value-type="float" office:value="0.566285865647452" calcext:value-type="float">
            <text:p>0,566285865647452</text:p>
          </table:table-cell>
          <table:table-cell office:value-type="float" office:value="0.074857154914311" calcext:value-type="float">
            <text:p>0,074857154914311</text:p>
          </table:table-cell>
          <table:table-cell office:value-type="float" office:value="22.4400057196617" calcext:value-type="float">
            <text:p>22,4400057196617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sub-138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0.888888888888889" calcext:value-type="float">
            <text:p>0,888888888888889</text:p>
          </table:table-cell>
          <table:table-cell office:value-type="float" office:value="0.923571446112224" calcext:value-type="float">
            <text:p>0,923571446112224</text:p>
          </table:table-cell>
          <table:table-cell office:value-type="float" office:value="0.0160714366606304" calcext:value-type="float">
            <text:p>0,0160714366606304</text:p>
          </table:table-cell>
          <table:table-cell office:value-type="float" office:value="26.3100007176399" calcext:value-type="float">
            <text:p>26,3100007176399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sub-139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20" calcext:value-type="float">
            <text:p>20</text:p>
          </table:table-cell>
          <table:table-cell office:value-type="float" office:value="0.816326530612245" calcext:value-type="float">
            <text:p>0,8163265306122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sub-140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BROAD</text:p>
          </table:table-cell>
          <table:table-cell office:value-type="string" calcext:value-type="string">
            <text:p>NA</text:p>
          </table:table-cell>
          <table:table-cell table:style-name="ce2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.124888875914945" calcext:value-type="float">
            <text:p>0,124888875914945</text:p>
          </table:table-cell>
          <table:table-cell office:value-type="float" office:value="0.875111124250624" calcext:value-type="float">
            <text:p>0,875111124250624</text:p>
          </table:table-cell>
          <table:table-cell office:value-type="float" office:value="45.0000000074506" calcext:value-type="float">
            <text:p>45,0000000074506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sub-141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 </text:p>
          </table:table-cell>
          <table:table-cell office:value-type="string" calcext:value-type="string">
            <text:p>NA</text:p>
          </table:table-cell>
          <table:table-cell office:value-type="float" office:value="18" calcext:value-type="float">
            <text:p>18</text:p>
          </table:table-cell>
          <table:table-cell office:value-type="float" office:value="0.947368421052632" calcext:value-type="float">
            <text:p>0,947368421052632</text:p>
          </table:table-cell>
          <table:table-cell office:value-type="float" office:value="0.296111117634508" calcext:value-type="float">
            <text:p>0,296111117634508</text:p>
          </table:table-cell>
          <table:table-cell office:value-type="float" office:value="0.703888883193334" calcext:value-type="float">
            <text:p>0,703888883193334</text:p>
          </table:table-cell>
          <table:table-cell office:value-type="float" office:value="18.0000000149012" calcext:value-type="float">
            <text:p>18,0000000149012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sub-142</text:p>
          </table:table-cell>
          <table:table-cell office:value-type="string" calcext:value-type="string">
            <text:p>N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sub-146</text:p>
          </table:table-cell>
          <table:table-cell office:value-type="string" calcext:value-type="string">
            <text:p>N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sub-147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9" calcext:value-type="float">
            <text:p>19</text:p>
          </table:table-cell>
          <table:table-cell office:value-type="float" office:value="0.883720930232558" calcext:value-type="float">
            <text:p>0,883720930232558</text:p>
          </table:table-cell>
          <table:table-cell office:value-type="float" office:value="0.35947363941293" calcext:value-type="float">
            <text:p>0,35947363941293</text:p>
          </table:table-cell>
          <table:table-cell office:value-type="float" office:value="0.64052636058707" calcext:value-type="float">
            <text:p>0,64052636058707</text:p>
          </table:table-cell>
          <table:table-cell office:value-type="float" office:value="19" calcext:value-type="float">
            <text:p>19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sub-149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9" calcext:value-type="float">
            <text:p>19</text:p>
          </table:table-cell>
          <table:table-cell office:value-type="float" office:value="0.904761904761905" calcext:value-type="float">
            <text:p>0,904761904761905</text:p>
          </table:table-cell>
          <table:table-cell office:value-type="float" office:value="0.568947140323488" calcext:value-type="float">
            <text:p>0,568947140323488</text:p>
          </table:table-cell>
          <table:table-cell office:value-type="float" office:value="0.431052860460783" calcext:value-type="float">
            <text:p>0,431052860460783</text:p>
          </table:table-cell>
          <table:table-cell office:value-type="float" office:value="19.0000000149012" calcext:value-type="float">
            <text:p>19,0000000149012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sub-153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2" calcext:value-type="float">
            <text:p>12</text:p>
          </table:table-cell>
          <table:table-cell office:value-type="float" office:value="0.857142857142857" calcext:value-type="float">
            <text:p>0,857142857142857</text:p>
          </table:table-cell>
          <table:table-cell office:value-type="float" office:value="0.386666592210531" calcext:value-type="float">
            <text:p>0,386666592210531</text:p>
          </table:table-cell>
          <table:table-cell office:value-type="float" office:value="0.613333409031232" calcext:value-type="float">
            <text:p>0,613333409031232</text:p>
          </table:table-cell>
          <table:table-cell office:value-type="float" office:value="12.0000000149012" calcext:value-type="float">
            <text:p>12,0000000149012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sub-155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9" calcext:value-type="float">
            <text:p>19</text:p>
          </table:table-cell>
          <table:table-cell office:value-type="float" office:value="0.904761904761905" calcext:value-type="float">
            <text:p>0,904761904761905</text:p>
          </table:table-cell>
          <table:table-cell office:value-type="float" office:value="0.238947344453711" calcext:value-type="float">
            <text:p>0,238947344453711</text:p>
          </table:table-cell>
          <table:table-cell office:value-type="float" office:value="0.761052655546289" calcext:value-type="float">
            <text:p>0,761052655546289</text:p>
          </table:table-cell>
          <table:table-cell office:value-type="float" office:value="19" calcext:value-type="float">
            <text:p>19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sub-158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7" calcext:value-type="float">
            <text:p>17</text:p>
          </table:table-cell>
          <table:table-cell office:value-type="float" office:value="0.829268292682927" calcext:value-type="float">
            <text:p>0,829268292682927</text:p>
          </table:table-cell>
          <table:table-cell office:value-type="float" office:value="0.164117616765639" calcext:value-type="float">
            <text:p>0,164117616765639</text:p>
          </table:table-cell>
          <table:table-cell office:value-type="float" office:value="0.835882383234361" calcext:value-type="float">
            <text:p>0,835882383234361</text:p>
          </table:table-cell>
          <table:table-cell office:value-type="float" office:value="17" calcext:value-type="float">
            <text:p>17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sub-159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360000312328339" calcext:value-type="float">
            <text:p>0,360000312328339</text:p>
          </table:table-cell>
          <table:table-cell office:value-type="float" office:value="0" calcext:value-type="float">
            <text:p>0</text:p>
          </table:table-cell>
          <table:table-cell office:value-type="float" office:value="1.8000015616417" calcext:value-type="float">
            <text:p>1,8000015616417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sub-162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4" calcext:value-type="float">
            <text:p>14</text:p>
          </table:table-cell>
          <table:table-cell office:value-type="float" office:value="0.96551724137931" calcext:value-type="float">
            <text:p>0,96551724137931</text:p>
          </table:table-cell>
          <table:table-cell office:value-type="float" office:value="0.432143024035863" calcext:value-type="float">
            <text:p>0,432143024035863</text:p>
          </table:table-cell>
          <table:table-cell office:value-type="float" office:value="0.182142866509301" calcext:value-type="float">
            <text:p>0,182142866509301</text:p>
          </table:table-cell>
          <table:table-cell office:value-type="float" office:value="8.6000024676323" calcext:value-type="float">
            <text:p>8,6000024676323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sub-163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table:style-name="ce2" office:value-type="float" office:value="22" calcext:value-type="float">
            <text:p>22</text:p>
          </table:table-cell>
          <table:table-cell office:value-type="float" office:value="0.916666666666667" calcext:value-type="float">
            <text:p>0,916666666666667</text:p>
          </table:table-cell>
          <table:table-cell office:value-type="float" office:value="0.844545337286862" calcext:value-type="float">
            <text:p>0,844545337286862</text:p>
          </table:table-cell>
          <table:table-cell office:value-type="float" office:value="0.155454662713138" calcext:value-type="float">
            <text:p>0,155454662713138</text:p>
          </table:table-cell>
          <table:table-cell office:value-type="float" office:value="22" calcext:value-type="float">
            <text:p>22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sub-164</text:p>
          </table:table-cell>
          <table:table-cell office:value-type="string" calcext:value-type="string">
            <text:p>N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sub-169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float" office:value="0.857142857142857" calcext:value-type="float">
            <text:p>0,857142857142857</text:p>
          </table:table-cell>
          <table:table-cell office:value-type="float" office:value="0.219999955760108" calcext:value-type="float">
            <text:p>0,219999955760108</text:p>
          </table:table-cell>
          <table:table-cell office:value-type="float" office:value="0.780000044239892" calcext:value-type="float">
            <text:p>0,780000044239892</text:p>
          </table:table-cell>
          <table:table-cell office:value-type="float" office:value="9" calcext:value-type="float">
            <text:p>9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sub-174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table:style-name="ce2" office:value-type="float" office:value="27" calcext:value-type="float">
            <text:p>27</text:p>
          </table:table-cell>
          <table:table-cell office:value-type="float" office:value="0.870967741935484" calcext:value-type="float">
            <text:p>0,870967741935484</text:p>
          </table:table-cell>
          <table:table-cell office:value-type="float" office:value="0.273333291212718" calcext:value-type="float">
            <text:p>0,273333291212718</text:p>
          </table:table-cell>
          <table:table-cell office:value-type="float" office:value="0.726666708787282" calcext:value-type="float">
            <text:p>0,726666708787282</text:p>
          </table:table-cell>
          <table:table-cell office:value-type="float" office:value="27" calcext:value-type="float">
            <text:p>27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sub-178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9" calcext:value-type="float">
            <text:p>19</text:p>
          </table:table-cell>
          <table:table-cell office:value-type="float" office:value="0.904761904761905" calcext:value-type="float">
            <text:p>0,9047619047619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sub-182</text:p>
          </table:table-cell>
          <table:table-cell office:value-type="string" calcext:value-type="string">
            <text:p>N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sub-183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3" calcext:value-type="float">
            <text:p>13</text:p>
          </table:table-cell>
          <table:table-cell office:value-type="float" office:value="0.896551724137931" calcext:value-type="float">
            <text:p>0,896551724137931</text:p>
          </table:table-cell>
          <table:table-cell office:value-type="float" office:value="0.954615377462827" calcext:value-type="float">
            <text:p>0,954615377462827</text:p>
          </table:table-cell>
          <table:table-cell office:value-type="float" office:value="0.0453846225371728" calcext:value-type="float">
            <text:p>0,0453846225371728</text:p>
          </table:table-cell>
          <table:table-cell office:value-type="float" office:value="13" calcext:value-type="float">
            <text:p>13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sub-189</text:p>
          </table:table-cell>
          <table:table-cell office:value-type="string" calcext:value-type="string">
            <text:p>N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sub-192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3" calcext:value-type="float">
            <text:p>13</text:p>
          </table:table-cell>
          <table:table-cell office:value-type="float" office:value="0.866666666666667" calcext:value-type="float">
            <text:p>0,866666666666667</text:p>
          </table:table-cell>
          <table:table-cell office:value-type="float" office:value="0.714615491720346" calcext:value-type="float">
            <text:p>0,714615491720346</text:p>
          </table:table-cell>
          <table:table-cell office:value-type="float" office:value="0.0323077119313754" calcext:value-type="float">
            <text:p>0,0323077119313754</text:p>
          </table:table-cell>
          <table:table-cell office:value-type="float" office:value="9.71000164747238" calcext:value-type="float">
            <text:p>9,71000164747238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sub-194</text:p>
          </table:table-cell>
          <table:table-cell office:value-type="string" calcext:value-type="string">
            <text:p>N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sub-196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3" calcext:value-type="float">
            <text:p>13</text:p>
          </table:table-cell>
          <table:table-cell office:value-type="float" office:value="0.833333333333333" calcext:value-type="float">
            <text:p>0,833333333333333</text:p>
          </table:table-cell>
          <table:table-cell table:style-name="ce4" office:value-type="float" office:value="0.332307649346498" calcext:value-type="float">
            <text:p>0,332307649346498</text:p>
          </table:table-cell>
          <table:table-cell table:style-name="ce4" office:value-type="float" office:value="0.667692349507259" calcext:value-type="float">
            <text:p>0,667692349507259</text:p>
          </table:table-cell>
          <table:table-cell office:value-type="float" office:value="12.9999999850988" calcext:value-type="float">
            <text:p>12,9999999850988</text:p>
          </table:table-cell>
          <table:table-cell table:number-columns-repeated="16321"/>
          <table:table-cell table:style-name="ce4" table:number-columns-repeated="3"/>
          <table:table-cell table:number-columns-repeated="50"/>
        </table:table-row>
        <table:table-row table:style-name="ro2">
          <table:table-cell table:style-name="ce2" office:value-type="string" calcext:value-type="string">
            <text:p>sub-200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table:style-name="ce2" office:value-type="float" office:value="30" calcext:value-type="float">
            <text:p>30</text:p>
          </table:table-cell>
          <table:table-cell office:value-type="float" office:value="0.9375" calcext:value-type="float">
            <text:p>0,9375</text:p>
          </table:table-cell>
          <table:table-cell office:value-type="float" office:value="0.638666677474976" calcext:value-type="float">
            <text:p>0,638666677474976</text:p>
          </table:table-cell>
          <table:table-cell office:value-type="float" office:value="0.202000031868617" calcext:value-type="float">
            <text:p>0,202000031868617</text:p>
          </table:table-cell>
          <table:table-cell office:value-type="float" office:value="25.2200012803078" calcext:value-type="float">
            <text:p>25,2200012803078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sub-208</text:p>
          </table:table-cell>
          <table:table-cell office:value-type="string" calcext:value-type="string">
            <text:p>N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sub-213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60000216960907" calcext:value-type="float">
            <text:p>0,460000216960907</text:p>
          </table:table-cell>
          <table:table-cell office:value-type="float" office:value="0" calcext:value-type="float">
            <text:p>0</text:p>
          </table:table-cell>
          <table:table-cell office:value-type="float" office:value="0.460000216960907" calcext:value-type="float">
            <text:p>0,460000216960907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sub-215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sub-220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0.869565217391304" calcext:value-type="float">
            <text:p>0,869565217391304</text:p>
          </table:table-cell>
          <table:table-cell table:style-name="ce4" office:value-type="float" office:value="0.45499986410141" calcext:value-type="float">
            <text:p>0,45499986410141</text:p>
          </table:table-cell>
          <table:table-cell table:style-name="ce4" office:value-type="float" office:value="0.54500013589859" calcext:value-type="float">
            <text:p>0,54500013589859</text:p>
          </table:table-cell>
          <table:table-cell office:value-type="float" office:value="4" calcext:value-type="float">
            <text:p>4</text:p>
          </table:table-cell>
          <table:table-cell table:number-columns-repeated="16321"/>
          <table:table-cell table:style-name="ce4" table:number-columns-repeated="3"/>
          <table:table-cell table:number-columns-repeated="50"/>
        </table:table-row>
        <table:table-row table:style-name="ro2">
          <table:table-cell table:style-name="ce2" office:value-type="string" calcext:value-type="string">
            <text:p>sub-221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22666667898496" calcext:value-type="float">
            <text:p>0,22666667898496</text:p>
          </table:table-cell>
          <table:table-cell office:value-type="float" office:value="0.773333311080933" calcext:value-type="float">
            <text:p>0,773333311080933</text:p>
          </table:table-cell>
          <table:table-cell office:value-type="float" office:value="2.99999997019768" calcext:value-type="float">
            <text:p>2,99999997019768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sub-224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sub-232</text:p>
          </table:table-cell>
          <table:table-cell office:value-type="string" calcext:value-type="string">
            <text:p>Y</text:p>
          </table:table-cell>
          <table:table-cell table:style-name="ce2" office:value-type="string" calcext:value-type="string">
            <text:p>BILOBAR/ONE</text:p>
          </table:table-cell>
          <table:table-cell table:style-name="ce2" office:value-type="string" calcext:value-type="string">
            <text:p>ONE</text:p>
          </table:table-cell>
          <table:table-cell office:value-type="string" calcext:value-type="string">
            <text:p>Bilob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236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DOUBLE</text:p>
          </table:table-cell>
          <table:table-cell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0.952380952380952" calcext:value-type="float">
            <text:p>0,952380952380952</text:p>
          </table:table-cell>
          <table:table-cell office:value-type="float" office:value="0.176000012457371" calcext:value-type="float">
            <text:p>0,176000012457371</text:p>
          </table:table-cell>
          <table:table-cell office:value-type="float" office:value="0.823999977111816" calcext:value-type="float">
            <text:p>0,823999977111816</text:p>
          </table:table-cell>
          <table:table-cell office:value-type="float" office:value="9.99999989569187" calcext:value-type="float">
            <text:p>9,99999989569187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245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6" calcext:value-type="float">
            <text:p>6</text:p>
          </table:table-cell>
          <table:table-cell office:value-type="float" office:value="0.923076923076923" calcext:value-type="float">
            <text:p>0,923076923076923</text:p>
          </table:table-cell>
          <table:table-cell office:value-type="float" office:value="0.481666614611944" calcext:value-type="float">
            <text:p>0,481666614611944</text:p>
          </table:table-cell>
          <table:table-cell office:value-type="float" office:value="0.518333385388056" calcext:value-type="float">
            <text:p>0,518333385388056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252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253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FILIFORM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249999994412065" calcext:value-type="float">
            <text:p>0,00249999994412065</text:p>
          </table:table-cell>
          <table:table-cell office:value-type="float" office:value="0.997500002384186" calcext:value-type="float">
            <text:p>0,997500002384186</text:p>
          </table:table-cell>
          <table:table-cell office:value-type="float" office:value="2.00000000465661" calcext:value-type="float">
            <text:p>2,00000000465661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257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5" calcext:value-type="float">
            <text:p>15</text:p>
          </table:table-cell>
          <table:table-cell office:value-type="float" office:value="0.967741935483871" calcext:value-type="float">
            <text:p>0,967741935483871</text:p>
          </table:table-cell>
          <table:table-cell office:value-type="float" office:value="0.0473333279291789" calcext:value-type="float">
            <text:p>0,0473333279291789</text:p>
          </table:table-cell>
          <table:table-cell office:value-type="float" office:value="0.952666672070821" calcext:value-type="float">
            <text:p>0,952666672070821</text:p>
          </table:table-cell>
          <table:table-cell office:value-type="float" office:value="15" calcext:value-type="float">
            <text:p>15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261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269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274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295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0.869565217391304" calcext:value-type="float">
            <text:p>0,869565217391304</text:p>
          </table:table-cell>
          <table:table-cell office:value-type="float" office:value="0.287999993562698" calcext:value-type="float">
            <text:p>0,287999993562698</text:p>
          </table:table-cell>
          <table:table-cell office:value-type="float" office:value="0.712000012397766" calcext:value-type="float">
            <text:p>0,712000012397766</text:p>
          </table:table-cell>
          <table:table-cell office:value-type="float" office:value="10.0000000596046" calcext:value-type="float">
            <text:p>10,0000000596046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299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311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318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324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BROAD</text:p>
          </table:table-cell>
          <table:table-cell office:value-type="string" calcext:value-type="string">
            <text:p>NA</text:p>
          </table:table-cell>
          <table:table-cell table:style-name="ce2" office:value-type="float" office:value="26" calcext:value-type="float">
            <text:p>26</text:p>
          </table:table-cell>
          <table:table-cell office:value-type="float" office:value="0.928571428571429" calcext:value-type="float">
            <text:p>0,928571428571429</text:p>
          </table:table-cell>
          <table:table-cell office:value-type="float" office:value="0.364999945920247" calcext:value-type="float">
            <text:p>0,364999945920247</text:p>
          </table:table-cell>
          <table:table-cell office:value-type="float" office:value="0.635000054652874" calcext:value-type="float">
            <text:p>0,635000054652874</text:p>
          </table:table-cell>
          <table:table-cell office:value-type="float" office:value="26.0000000149011" calcext:value-type="float">
            <text:p>26,0000000149011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326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8" calcext:value-type="float">
            <text:p>18</text:p>
          </table:table-cell>
          <table:table-cell office:value-type="float" office:value="0.9" calcext:value-type="float">
            <text:p>0,9</text:p>
          </table:table-cell>
          <table:table-cell office:value-type="float" office:value="0.282777723338869" calcext:value-type="float">
            <text:p>0,282777723338869</text:p>
          </table:table-cell>
          <table:table-cell office:value-type="float" office:value="0.717222276661131" calcext:value-type="float">
            <text:p>0,717222276661131</text:p>
          </table:table-cell>
          <table:table-cell office:value-type="float" office:value="18" calcext:value-type="float">
            <text:p>18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327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8" calcext:value-type="float">
            <text:p>18</text:p>
          </table:table-cell>
          <table:table-cell office:value-type="float" office:value="0.857142857142857" calcext:value-type="float">
            <text:p>0,857142857142857</text:p>
          </table:table-cell>
          <table:table-cell office:value-type="float" office:value="0.141111083328724" calcext:value-type="float">
            <text:p>0,141111083328724</text:p>
          </table:table-cell>
          <table:table-cell office:value-type="float" office:value="0.858888917499118" calcext:value-type="float">
            <text:p>0,858888917499118</text:p>
          </table:table-cell>
          <table:table-cell office:value-type="float" office:value="18.0000000149012" calcext:value-type="float">
            <text:p>18,0000000149012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335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office:value-type="float" office:value="0.970588235294118" calcext:value-type="float">
            <text:p>0,970588235294118</text:p>
          </table:table-cell>
          <table:table-cell office:value-type="float" office:value="0.454374858178198" calcext:value-type="float">
            <text:p>0,454374858178198</text:p>
          </table:table-cell>
          <table:table-cell office:value-type="float" office:value="0.545625142753124" calcext:value-type="float">
            <text:p>0,545625142753124</text:p>
          </table:table-cell>
          <table:table-cell office:value-type="float" office:value="7.00000000651925" calcext:value-type="float">
            <text:p>7,00000000651925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341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346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8" calcext:value-type="float">
            <text:p>8</text:p>
          </table:table-cell>
          <table:table-cell office:value-type="float" office:value="0.842105263157895" calcext:value-type="float">
            <text:p>0,842105263157895</text:p>
          </table:table-cell>
          <table:table-cell office:value-type="float" office:value="0.25124997831881" calcext:value-type="float">
            <text:p>0,25124997831881</text:p>
          </table:table-cell>
          <table:table-cell office:value-type="float" office:value="0.748750023543835" calcext:value-type="float">
            <text:p>0,748750023543835</text:p>
          </table:table-cell>
          <table:table-cell office:value-type="float" office:value="8.00000001490116" calcext:value-type="float">
            <text:p>8,00000001490116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349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6" calcext:value-type="float">
            <text:p>16</text:p>
          </table:table-cell>
          <table:table-cell office:value-type="float" office:value="0.894736842105263" calcext:value-type="float">
            <text:p>0,894736842105263</text:p>
          </table:table-cell>
          <table:table-cell table:style-name="ce4" office:value-type="float" office:value="0.0881249867379665" calcext:value-type="float">
            <text:p>0,0881249867379665</text:p>
          </table:table-cell>
          <table:table-cell table:style-name="ce4" office:value-type="float" office:value="0.911875013262034" calcext:value-type="float">
            <text:p>0,911875013262034</text:p>
          </table:table-cell>
          <table:table-cell office:value-type="float" office:value="16" calcext:value-type="float">
            <text:p>16</text:p>
          </table:table-cell>
          <table:table-cell table:number-columns-repeated="16321"/>
          <table:table-cell table:style-name="ce4" table:number-columns-repeated="3"/>
          <table:table-cell table:number-columns-repeated="50"/>
        </table:table-row>
        <table:table-row table:style-name="ro1">
          <table:table-cell table:style-name="ce3" office:value-type="string" calcext:value-type="string">
            <text:p>sub-360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361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6" calcext:value-type="float">
            <text:p>16</text:p>
          </table:table-cell>
          <table:table-cell office:value-type="float" office:value="0.96969696969697" calcext:value-type="float">
            <text:p>0,96969696969697</text:p>
          </table:table-cell>
          <table:table-cell office:value-type="float" office:value="0.203124991618097" calcext:value-type="float">
            <text:p>0,203124991618097</text:p>
          </table:table-cell>
          <table:table-cell office:value-type="float" office:value="0.796875011175871" calcext:value-type="float">
            <text:p>0,796875011175871</text:p>
          </table:table-cell>
          <table:table-cell office:value-type="float" office:value="16.0000000447035" calcext:value-type="float">
            <text:p>16,0000000447035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376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378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381</text:p>
          </table:table-cell>
          <table:table-cell office:value-type="string" calcext:value-type="string">
            <text:p>Y</text:p>
          </table:table-cell>
          <table:table-cell table:style-name="ce2" office:value-type="string" calcext:value-type="string">
            <text:p>BILOBAR/ONE</text:p>
          </table:table-cell>
          <table:table-cell table:style-name="ce2" office:value-type="string" calcext:value-type="string">
            <text:p>ONE</text:p>
          </table:table-cell>
          <table:table-cell office:value-type="string" calcext:value-type="string">
            <text:p>Bilobar</text:p>
          </table:table-cell>
          <table:table-cell office:value-type="float" office:value="22" calcext:value-type="float">
            <text:p>22</text:p>
          </table:table-cell>
          <table:table-cell office:value-type="float" office:value="0.830188679245283" calcext:value-type="float">
            <text:p>0,830188679245283</text:p>
          </table:table-cell>
          <table:table-cell office:value-type="float" office:value="0.0895454504273155" calcext:value-type="float">
            <text:p>0,0895454504273155</text:p>
          </table:table-cell>
          <table:table-cell office:value-type="float" office:value="0.910454549572685" calcext:value-type="float">
            <text:p>0,910454549572685</text:p>
          </table:table-cell>
          <table:table-cell office:value-type="float" office:value="22" calcext:value-type="float">
            <text:p>22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383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37083174288273" calcext:value-type="float">
            <text:p>0,737083174288273</text:p>
          </table:table-cell>
          <table:table-cell office:value-type="float" office:value="0.262916825711727" calcext:value-type="float">
            <text:p>0,262916825711727</text:p>
          </table:table-cell>
          <table:table-cell office:value-type="float" office:value="5" calcext:value-type="float">
            <text:p>5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408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6" calcext:value-type="float">
            <text:p>6</text:p>
          </table:table-cell>
          <table:table-cell office:value-type="float" office:value="0.892045454545455" calcext:value-type="float">
            <text:p>0,892045454545455</text:p>
          </table:table-cell>
          <table:table-cell office:value-type="float" office:value="0.351111130913099" calcext:value-type="float">
            <text:p>0,351111130913099</text:p>
          </table:table-cell>
          <table:table-cell office:value-type="float" office:value="0.562777775526047" calcext:value-type="float">
            <text:p>0,562777775526047</text:p>
          </table:table-cell>
          <table:table-cell office:value-type="float" office:value="5.48333343863488" calcext:value-type="float">
            <text:p>5,48333343863488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409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976499924063683" calcext:value-type="float">
            <text:p>0,976499924063683</text:p>
          </table:table-cell>
          <table:table-cell office:value-type="float" office:value="0.0235000759363174" calcext:value-type="float">
            <text:p>0,0235000759363174</text:p>
          </table:table-cell>
          <table:table-cell office:value-type="float" office:value="20" calcext:value-type="float">
            <text:p>20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419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,8</text:p>
          </table:table-cell>
          <table:table-cell office:value-type="float" office:value="0.309999976307154" calcext:value-type="float">
            <text:p>0,309999976307154</text:p>
          </table:table-cell>
          <table:table-cell office:value-type="float" office:value="0.690000027418137" calcext:value-type="float">
            <text:p>0,690000027418137</text:p>
          </table:table-cell>
          <table:table-cell office:value-type="float" office:value="4.00000001490116" calcext:value-type="float">
            <text:p>4,00000001490116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458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 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,8</text:p>
          </table:table-cell>
          <table:table-cell office:value-type="float" office:value="0.404999911785126" calcext:value-type="float">
            <text:p>0,404999911785126</text:p>
          </table:table-cell>
          <table:table-cell office:value-type="float" office:value="0.595000088214874" calcext:value-type="float">
            <text:p>0,595000088214874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465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7" calcext:value-type="float">
            <text:p>17</text:p>
          </table:table-cell>
          <table:table-cell office:value-type="float" office:value="0.944444444444444" calcext:value-type="float">
            <text:p>0,944444444444444</text:p>
          </table:table-cell>
          <table:table-cell office:value-type="float" office:value="0.851764675448923" calcext:value-type="float">
            <text:p>0,851764675448923</text:p>
          </table:table-cell>
          <table:table-cell office:value-type="float" office:value="0.148235324551077" calcext:value-type="float">
            <text:p>0,148235324551077</text:p>
          </table:table-cell>
          <table:table-cell office:value-type="float" office:value="17" calcext:value-type="float">
            <text:p>17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466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470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474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476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FILIFORM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26666653487417" calcext:value-type="float">
            <text:p>0,626666653487417</text:p>
          </table:table-cell>
          <table:table-cell office:value-type="float" office:value="0.373333348168267" calcext:value-type="float">
            <text:p>0,373333348168267</text:p>
          </table:table-cell>
          <table:table-cell office:value-type="float" office:value="3.00000000496705" calcext:value-type="float">
            <text:p>3,00000000496705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483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FILIFORM</text:p>
          </table:table-cell>
          <table:table-cell office:value-type="string" calcext:value-type="string">
            <text:p>NA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492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314285693424089" calcext:value-type="float">
            <text:p>0,314285693424089</text:p>
          </table:table-cell>
          <table:table-cell office:value-type="float" office:value="0.685714304447174" calcext:value-type="float">
            <text:p>0,685714304447174</text:p>
          </table:table-cell>
          <table:table-cell office:value-type="float" office:value="6.99999998509884" calcext:value-type="float">
            <text:p>6,99999998509884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495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0.888888888888889" calcext:value-type="float">
            <text:p>0,888888888888889</text:p>
          </table:table-cell>
          <table:table-cell office:value-type="float" office:value="0.377499930560589" calcext:value-type="float">
            <text:p>0,377499930560589</text:p>
          </table:table-cell>
          <table:table-cell office:value-type="float" office:value="0.622500076889992" calcext:value-type="float">
            <text:p>0,622500076889992</text:p>
          </table:table-cell>
          <table:table-cell office:value-type="float" office:value="4.00000002980232" calcext:value-type="float">
            <text:p>4,00000002980232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503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21" calcext:value-type="float">
            <text:p>21</text:p>
          </table:table-cell>
          <table:table-cell office:value-type="float" office:value="0.933333333333333" calcext:value-type="float">
            <text:p>0,933333333333333</text:p>
          </table:table-cell>
          <table:table-cell office:value-type="float" office:value="0.843809480468432" calcext:value-type="float">
            <text:p>0,843809480468432</text:p>
          </table:table-cell>
          <table:table-cell office:value-type="float" office:value="0.156190520241147" calcext:value-type="float">
            <text:p>0,156190520241147</text:p>
          </table:table-cell>
          <table:table-cell office:value-type="float" office:value="21.0000000149012" calcext:value-type="float">
            <text:p>21,0000000149012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509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0.833333333333333" calcext:value-type="float">
            <text:p>0,8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520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528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532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2" calcext:value-type="float">
            <text:p>12</text:p>
          </table:table-cell>
          <table:table-cell office:value-type="float" office:value="0.888888888888889" calcext:value-type="float">
            <text:p>0,888888888888889</text:p>
          </table:table-cell>
          <table:table-cell office:value-type="float" office:value="0.918333247303963" calcext:value-type="float">
            <text:p>0,918333247303963</text:p>
          </table:table-cell>
          <table:table-cell office:value-type="float" office:value="0.0816667526960373" calcext:value-type="float">
            <text:p>0,0816667526960373</text:p>
          </table:table-cell>
          <table:table-cell office:value-type="float" office:value="12" calcext:value-type="float">
            <text:p>12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543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7" calcext:value-type="float">
            <text:p>17</text:p>
          </table:table-cell>
          <table:table-cell office:value-type="float" office:value="0.944444444444444" calcext:value-type="float">
            <text:p>0,944444444444444</text:p>
          </table:table-cell>
          <table:table-cell office:value-type="float" office:value="0.182352953973938" calcext:value-type="float">
            <text:p>0,182352953973938</text:p>
          </table:table-cell>
          <table:table-cell office:value-type="float" office:value="0.817647046902601" calcext:value-type="float">
            <text:p>0,817647046902601</text:p>
          </table:table-cell>
          <table:table-cell office:value-type="float" office:value="17.0000000149012" calcext:value-type="float">
            <text:p>17,0000000149012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557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0.833333333333333" calcext:value-type="float">
            <text:p>0,833333333333333</text:p>
          </table:table-cell>
          <table:table-cell office:value-type="float" office:value="0.152000015974045" calcext:value-type="float">
            <text:p>0,152000015974045</text:p>
          </table:table-cell>
          <table:table-cell office:value-type="float" office:value="0.847999984025955" calcext:value-type="float">
            <text:p>0,847999984025955</text:p>
          </table:table-cell>
          <table:table-cell office:value-type="float" office:value="10" calcext:value-type="float">
            <text:p>10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562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567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float" office:value="0.818181818181818" calcext:value-type="float">
            <text:p>0,818181818181818</text:p>
          </table:table-cell>
          <table:table-cell office:value-type="float" office:value="0.685555497805278" calcext:value-type="float">
            <text:p>0,685555497805278</text:p>
          </table:table-cell>
          <table:table-cell office:value-type="float" office:value="0.314444502194723" calcext:value-type="float">
            <text:p>0,314444502194723</text:p>
          </table:table-cell>
          <table:table-cell office:value-type="float" office:value="9.00000000000001" calcext:value-type="float">
            <text:p>9,00000000000001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575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float" office:value="0.947368421052632" calcext:value-type="float">
            <text:p>0,947368421052632</text:p>
          </table:table-cell>
          <table:table-cell office:value-type="float" office:value="0.239999989668528" calcext:value-type="float">
            <text:p>0,239999989668528</text:p>
          </table:table-cell>
          <table:table-cell office:value-type="float" office:value="0.760000010331472" calcext:value-type="float">
            <text:p>0,760000010331472</text:p>
          </table:table-cell>
          <table:table-cell office:value-type="float" office:value="9" calcext:value-type="float">
            <text:p>9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580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584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587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9" calcext:value-type="float">
            <text:p>19</text:p>
          </table:table-cell>
          <table:table-cell office:value-type="float" office:value="0.95" calcext:value-type="float">
            <text:p>0,95</text:p>
          </table:table-cell>
          <table:table-cell office:value-type="float" office:value="0.0778947394145163" calcext:value-type="float">
            <text:p>0,0778947394145163</text:p>
          </table:table-cell>
          <table:table-cell office:value-type="float" office:value="0.922105262154027" calcext:value-type="float">
            <text:p>0,922105262154027</text:p>
          </table:table-cell>
          <table:table-cell office:value-type="float" office:value="19.0000000298023" calcext:value-type="float">
            <text:p>19,0000000298023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591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20" calcext:value-type="float">
            <text:p>20</text:p>
          </table:table-cell>
          <table:table-cell office:value-type="float" office:value="0.851063829787234" calcext:value-type="float">
            <text:p>0,851063829787234</text:p>
          </table:table-cell>
          <table:table-cell office:value-type="float" office:value="0.430999931693077" calcext:value-type="float">
            <text:p>0,430999931693077</text:p>
          </table:table-cell>
          <table:table-cell office:value-type="float" office:value="0.569000068306923" calcext:value-type="float">
            <text:p>0,569000068306923</text:p>
          </table:table-cell>
          <table:table-cell office:value-type="float" office:value="20" calcext:value-type="float">
            <text:p>20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595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788749936968088" calcext:value-type="float">
            <text:p>0,788749936968088</text:p>
          </table:table-cell>
          <table:table-cell office:value-type="float" office:value="0.211250063031912" calcext:value-type="float">
            <text:p>0,211250063031912</text:p>
          </table:table-cell>
          <table:table-cell office:value-type="float" office:value="16" calcext:value-type="float">
            <text:p>16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599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336999954283238" calcext:value-type="float">
            <text:p>0,336999954283238</text:p>
          </table:table-cell>
          <table:table-cell office:value-type="float" office:value="0.663000041246414" calcext:value-type="float">
            <text:p>0,663000041246414</text:p>
          </table:table-cell>
          <table:table-cell office:value-type="float" office:value="9.99999995529652" calcext:value-type="float">
            <text:p>9,99999995529652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604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2" calcext:value-type="float">
            <text:p>12</text:p>
          </table:table-cell>
          <table:table-cell office:value-type="float" office:value="0.96" calcext:value-type="float">
            <text:p>0,96</text:p>
          </table:table-cell>
          <table:table-cell office:value-type="float" office:value="0.593846073517433" calcext:value-type="float">
            <text:p>0,593846073517433</text:p>
          </table:table-cell>
          <table:table-cell office:value-type="float" office:value="0.406153926482567" calcext:value-type="float">
            <text:p>0,406153926482567</text:p>
          </table:table-cell>
          <table:table-cell office:value-type="float" office:value="12" calcext:value-type="float">
            <text:p>12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606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609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0.888888888888889" calcext:value-type="float">
            <text:p>0,888888888888889</text:p>
          </table:table-cell>
          <table:table-cell office:value-type="float" office:value="0.475999844074249" calcext:value-type="float">
            <text:p>0,475999844074249</text:p>
          </table:table-cell>
          <table:table-cell office:value-type="float" office:value="0.524000155925751" calcext:value-type="float">
            <text:p>0,524000155925751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611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table:style-name="ce2" office:value-type="float" office:value="24" calcext:value-type="float">
            <text:p>24</text:p>
          </table:table-cell>
          <table:table-cell office:value-type="float" office:value="0.888888888888889" calcext:value-type="float">
            <text:p>0,888888888888889</text:p>
          </table:table-cell>
          <table:table-cell office:value-type="float" office:value="0.202916637063026" calcext:value-type="float">
            <text:p>0,202916637063026</text:p>
          </table:table-cell>
          <table:table-cell office:value-type="float" office:value="0.7970833654205" calcext:value-type="float">
            <text:p>0,7970833654205</text:p>
          </table:table-cell>
          <table:table-cell office:value-type="float" office:value="24.0000000596046" calcext:value-type="float">
            <text:p>24,0000000596046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612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table:style-name="ce2" office:value-type="float" office:value="29" calcext:value-type="float">
            <text:p>29</text:p>
          </table:table-cell>
          <table:table-cell office:value-type="float" office:value="0.840579710144928" calcext:value-type="float">
            <text:p>0,840579710144928</text:p>
          </table:table-cell>
          <table:table-cell office:value-type="float" office:value="0.240000010050576" calcext:value-type="float">
            <text:p>0,240000010050576</text:p>
          </table:table-cell>
          <table:table-cell office:value-type="float" office:value="0.759999990463257" calcext:value-type="float">
            <text:p>0,759999990463257</text:p>
          </table:table-cell>
          <table:table-cell office:value-type="float" office:value="29.0000000149012" calcext:value-type="float">
            <text:p>29,0000000149012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615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0.909090909090909" calcext:value-type="float">
            <text:p>0,909090909090909</text:p>
          </table:table-cell>
          <table:table-cell office:value-type="float" office:value="0.249999997019768" calcext:value-type="float">
            <text:p>0,249999997019768</text:p>
          </table:table-cell>
          <table:table-cell office:value-type="float" office:value="0.75" calcext:value-type="float">
            <text:p>0,75</text:p>
          </table:table-cell>
          <table:table-cell office:value-type="float" office:value="4.99999998509884" calcext:value-type="float">
            <text:p>4,99999998509884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616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2" calcext:value-type="float">
            <text:p>12</text:p>
          </table:table-cell>
          <table:table-cell office:value-type="float" office:value="0.857142857142857" calcext:value-type="float">
            <text:p>0,857142857142857</text:p>
          </table:table-cell>
          <table:table-cell office:value-type="float" office:value="0.0575000035266082" calcext:value-type="float">
            <text:p>0,0575000035266082</text:p>
          </table:table-cell>
          <table:table-cell office:value-type="float" office:value="0.942500000198682" calcext:value-type="float">
            <text:p>0,942500000198682</text:p>
          </table:table-cell>
          <table:table-cell office:value-type="float" office:value="12.0000000447035" calcext:value-type="float">
            <text:p>12,0000000447035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634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4" calcext:value-type="float">
            <text:p>14</text:p>
          </table:table-cell>
          <table:table-cell office:value-type="float" office:value="0.933333333333333" calcext:value-type="float">
            <text:p>0,933333333333333</text:p>
          </table:table-cell>
          <table:table-cell office:value-type="float" office:value="0.560000011963504" calcext:value-type="float">
            <text:p>0,560000011963504</text:p>
          </table:table-cell>
          <table:table-cell office:value-type="float" office:value="0.392857138599668" calcext:value-type="float">
            <text:p>0,392857138599668</text:p>
          </table:table-cell>
          <table:table-cell office:value-type="float" office:value="13.3400001078844" calcext:value-type="float">
            <text:p>13,3400001078844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639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office:value-type="float" office:value="0.933333333333333" calcext:value-type="float">
            <text:p>0,933333333333333</text:p>
          </table:table-cell>
          <table:table-cell office:value-type="float" office:value="0.922857122761863" calcext:value-type="float">
            <text:p>0,922857122761863</text:p>
          </table:table-cell>
          <table:table-cell office:value-type="float" office:value="0.0771428772381374" calcext:value-type="float">
            <text:p>0,0771428772381374</text:p>
          </table:table-cell>
          <table:table-cell office:value-type="float" office:value="7" calcext:value-type="float">
            <text:p>7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665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3.5" calcext:value-type="float">
            <text:p>13,5</text:p>
          </table:table-cell>
          <table:table-cell office:value-type="float" office:value="0.857862903225807" calcext:value-type="float">
            <text:p>0,857862903225807</text:p>
          </table:table-cell>
          <table:table-cell office:value-type="float" office:value="0.285082404859937" calcext:value-type="float">
            <text:p>0,285082404859937</text:p>
          </table:table-cell>
          <table:table-cell office:value-type="float" office:value="0.714917596061151" calcext:value-type="float">
            <text:p>0,714917596061151</text:p>
          </table:table-cell>
          <table:table-cell office:value-type="float" office:value="13.5000000124347" calcext:value-type="float">
            <text:p>13,5000000124347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671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6" calcext:value-type="float">
            <text:p>16</text:p>
          </table:table-cell>
          <table:table-cell office:value-type="float" office:value="0.96" calcext:value-type="float">
            <text:p>0,96</text:p>
          </table:table-cell>
          <table:table-cell table:style-name="ce4" office:value-type="float" office:value="0.236249981448054" calcext:value-type="float">
            <text:p>0,236249981448054</text:p>
          </table:table-cell>
          <table:table-cell table:style-name="ce4" office:value-type="float" office:value="0.763750016689301" calcext:value-type="float">
            <text:p>0,763750016689301</text:p>
          </table:table-cell>
          <table:table-cell office:value-type="float" office:value="15.9999999701977" calcext:value-type="float">
            <text:p>15,9999999701977</text:p>
          </table:table-cell>
          <table:table-cell table:number-columns-repeated="16321"/>
          <table:table-cell table:style-name="ce4" table:number-columns-repeated="3"/>
          <table:table-cell table:number-columns-repeated="50"/>
        </table:table-row>
        <table:table-row table:style-name="ro1">
          <table:table-cell table:style-name="ce3" office:value-type="string" calcext:value-type="string">
            <text:p>sub-674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0.857142857142857" calcext:value-type="float">
            <text:p>0,857142857142857</text:p>
          </table:table-cell>
          <table:table-cell office:value-type="float" office:value="0.316666662693024" calcext:value-type="float">
            <text:p>0,316666662693024</text:p>
          </table:table-cell>
          <table:table-cell office:value-type="float" office:value="0.683333337306976" calcext:value-type="float">
            <text:p>0,683333337306976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676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21" calcext:value-type="float">
            <text:p>21</text:p>
          </table:table-cell>
          <table:table-cell office:value-type="float" office:value="0.91304347826087" calcext:value-type="float">
            <text:p>0,91304347826087</text:p>
          </table:table-cell>
          <table:table-cell office:value-type="float" office:value="0.298095195066361" calcext:value-type="float">
            <text:p>0,298095195066361</text:p>
          </table:table-cell>
          <table:table-cell office:value-type="float" office:value="0.701904804933639" calcext:value-type="float">
            <text:p>0,701904804933639</text:p>
          </table:table-cell>
          <table:table-cell office:value-type="float" office:value="21" calcext:value-type="float">
            <text:p>21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680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ND</text:p>
          </table:table-cell>
          <table:table-cell table:number-columns-repeated="3" office:value-type="string" calcext:value-type="string">
            <text:p>ND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684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BILOBAR/ONE</text:p>
          </table:table-cell>
          <table:table-cell table:style-name="ce5" office:value-type="string" calcext:value-type="string">
            <text:p>ONE</text:p>
          </table:table-cell>
          <table:table-cell office:value-type="string" calcext:value-type="string">
            <text:p>Bilobar</text:p>
          </table:table-cell>
          <table:table-cell office:value-type="float" office:value="36" calcext:value-type="float">
            <text:p>36</text:p>
          </table:table-cell>
          <table:table-cell office:value-type="float" office:value="0.9" calcext:value-type="float">
            <text:p>0,9</text:p>
          </table:table-cell>
          <table:table-cell office:value-type="float" office:value="0.827499964170986" calcext:value-type="float">
            <text:p>0,827499964170986</text:p>
          </table:table-cell>
          <table:table-cell office:value-type="float" office:value="0.172500035829014" calcext:value-type="float">
            <text:p>0,172500035829014</text:p>
          </table:table-cell>
          <table:table-cell office:value-type="float" office:value="36" calcext:value-type="float">
            <text:p>36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688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2.5" calcext:value-type="float">
            <text:p>2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695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ND</text:p>
          </table:table-cell>
          <table:table-cell table:number-columns-repeated="3" office:value-type="string" calcext:value-type="string">
            <text:p>ND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719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45999848842621" calcext:value-type="float">
            <text:p>0,745999848842621</text:p>
          </table:table-cell>
          <table:table-cell office:value-type="float" office:value="0.254000151157379" calcext:value-type="float">
            <text:p>0,254000151157379</text:p>
          </table:table-cell>
          <table:table-cell office:value-type="float" office:value="5" calcext:value-type="float">
            <text:p>5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741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float" office:value="0.857142857142857" calcext:value-type="float">
            <text:p>0,857142857142857</text:p>
          </table:table-cell>
          <table:table-cell office:value-type="float" office:value="0.532222370306651" calcext:value-type="float">
            <text:p>0,532222370306651</text:p>
          </table:table-cell>
          <table:table-cell office:value-type="float" office:value="0" calcext:value-type="float">
            <text:p>0</text:p>
          </table:table-cell>
          <table:table-cell office:value-type="float" office:value="4.79000133275986" calcext:value-type="float">
            <text:p>4,79000133275986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746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6" calcext:value-type="float">
            <text:p>6</text:p>
          </table:table-cell>
          <table:table-cell office:value-type="float" office:value="0.923076923076923" calcext:value-type="float">
            <text:p>0,923076923076923</text:p>
          </table:table-cell>
          <table:table-cell office:value-type="float" office:value="0.236666694283485" calcext:value-type="float">
            <text:p>0,236666694283485</text:p>
          </table:table-cell>
          <table:table-cell office:value-type="float" office:value="0.763333300749461" calcext:value-type="float">
            <text:p>0,763333300749461</text:p>
          </table:table-cell>
          <table:table-cell office:value-type="float" office:value="5.99999997019768" calcext:value-type="float">
            <text:p>5,99999997019768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752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754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3" calcext:value-type="float">
            <text:p>13</text:p>
          </table:table-cell>
          <table:table-cell office:value-type="float" office:value="0.866666666666667" calcext:value-type="float">
            <text:p>0,866666666666667</text:p>
          </table:table-cell>
          <table:table-cell office:value-type="float" office:value="0.111538466639244" calcext:value-type="float">
            <text:p>0,111538466639244</text:p>
          </table:table-cell>
          <table:table-cell office:value-type="float" office:value="0.88846153479356" calcext:value-type="float">
            <text:p>0,88846153479356</text:p>
          </table:table-cell>
          <table:table-cell office:value-type="float" office:value="13.0000000186265" calcext:value-type="float">
            <text:p>13,0000000186265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760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770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FILIFORM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772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FILIFORM 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779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,9</text:p>
          </table:table-cell>
          <table:table-cell office:value-type="float" office:value="0.106666684150696" calcext:value-type="float">
            <text:p>0,106666684150696</text:p>
          </table:table-cell>
          <table:table-cell office:value-type="float" office:value="0.893333309226566" calcext:value-type="float">
            <text:p>0,893333309226566</text:p>
          </table:table-cell>
          <table:table-cell office:value-type="float" office:value="8.99999994039536" calcext:value-type="float">
            <text:p>8,99999994039536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784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8" calcext:value-type="float">
            <text:p>18</text:p>
          </table:table-cell>
          <table:table-cell office:value-type="float" office:value="0.818181818181818" calcext:value-type="float">
            <text:p>0,818181818181818</text:p>
          </table:table-cell>
          <table:table-cell office:value-type="float" office:value="0.15444444368283" calcext:value-type="float">
            <text:p>0,15444444368283</text:p>
          </table:table-cell>
          <table:table-cell office:value-type="float" office:value="0.845555557145013" calcext:value-type="float">
            <text:p>0,845555557145013</text:p>
          </table:table-cell>
          <table:table-cell office:value-type="float" office:value="18.0000000149012" calcext:value-type="float">
            <text:p>18,0000000149012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799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6" calcext:value-type="float">
            <text:p>16</text:p>
          </table:table-cell>
          <table:table-cell office:value-type="float" office:value="0.96969696969697" calcext:value-type="float">
            <text:p>0,96969696969697</text:p>
          </table:table-cell>
          <table:table-cell office:value-type="float" office:value="0.676874693483114" calcext:value-type="float">
            <text:p>0,676874693483114</text:p>
          </table:table-cell>
          <table:table-cell office:value-type="float" office:value="0.323125306516886" calcext:value-type="float">
            <text:p>0,323125306516886</text:p>
          </table:table-cell>
          <table:table-cell office:value-type="float" office:value="16" calcext:value-type="float">
            <text:p>16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801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office:value-type="float" office:value="0.875" calcext:value-type="float">
            <text:p>0,875</text:p>
          </table:table-cell>
          <table:table-cell office:value-type="float" office:value="0.0557142943143845" calcext:value-type="float">
            <text:p>0,0557142943143845</text:p>
          </table:table-cell>
          <table:table-cell office:value-type="float" office:value="0.944285707814353" calcext:value-type="float">
            <text:p>0,944285707814353</text:p>
          </table:table-cell>
          <table:table-cell office:value-type="float" office:value="7.00000001490116" calcext:value-type="float">
            <text:p>7,00000001490116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812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0.833333333333333" calcext:value-type="float">
            <text:p>0,833333333333333</text:p>
          </table:table-cell>
          <table:table-cell office:value-type="float" office:value="0.384000000357628" calcext:value-type="float">
            <text:p>0,384000000357628</text:p>
          </table:table-cell>
          <table:table-cell office:value-type="float" office:value="0.61599999666214" calcext:value-type="float">
            <text:p>0,61599999666214</text:p>
          </table:table-cell>
          <table:table-cell office:value-type="float" office:value="4.99999998509884" calcext:value-type="float">
            <text:p>4,99999998509884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815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5" calcext:value-type="float">
            <text:p>15</text:p>
          </table:table-cell>
          <table:table-cell office:value-type="float" office:value="0.810810810810811" calcext:value-type="float">
            <text:p>0,810810810810811</text:p>
          </table:table-cell>
          <table:table-cell office:value-type="float" office:value="0.87933322985967" calcext:value-type="float">
            <text:p>0,87933322985967</text:p>
          </table:table-cell>
          <table:table-cell office:value-type="float" office:value="0.12066677014033" calcext:value-type="float">
            <text:p>0,12066677014033</text:p>
          </table:table-cell>
          <table:table-cell office:value-type="float" office:value="15" calcext:value-type="float">
            <text:p>15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817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table:style-name="ce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.763333318134149" calcext:value-type="float">
            <text:p>0,763333318134149</text:p>
          </table:table-cell>
          <table:table-cell office:value-type="float" office:value="0.236666681865851" calcext:value-type="float">
            <text:p>0,236666681865851</text:p>
          </table:table-cell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818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113333354393641" calcext:value-type="float">
            <text:p>0,113333354393641</text:p>
          </table:table-cell>
          <table:table-cell office:value-type="float" office:value="0.886666645606359" calcext:value-type="float">
            <text:p>0,886666645606359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819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8" calcext:value-type="float">
            <text:p>8</text:p>
          </table:table-cell>
          <table:table-cell office:value-type="float" office:value="0.888888888888889" calcext:value-type="float">
            <text:p>0,888888888888889</text:p>
          </table:table-cell>
          <table:table-cell office:value-type="float" office:value="0.231249996460974" calcext:value-type="float">
            <text:p>0,231249996460974</text:p>
          </table:table-cell>
          <table:table-cell office:value-type="float" office:value="0.768749997019768" calcext:value-type="float">
            <text:p>0,768749997019768</text:p>
          </table:table-cell>
          <table:table-cell office:value-type="float" office:value="7.99999994784594" calcext:value-type="float">
            <text:p>7,99999994784594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823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829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831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4" calcext:value-type="float">
            <text:p>14</text:p>
          </table:table-cell>
          <table:table-cell office:value-type="float" office:value="0.823529411764706" calcext:value-type="float">
            <text:p>0,823529411764706</text:p>
          </table:table-cell>
          <table:table-cell office:value-type="float" office:value="0.79571424637522" calcext:value-type="float">
            <text:p>0,79571424637522</text:p>
          </table:table-cell>
          <table:table-cell office:value-type="float" office:value="0.20428575362478" calcext:value-type="float">
            <text:p>0,20428575362478</text:p>
          </table:table-cell>
          <table:table-cell office:value-type="float" office:value="14" calcext:value-type="float">
            <text:p>14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832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833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835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table:style-name="ce2" office:value-type="float" office:value="24" calcext:value-type="float">
            <text:p>24</text:p>
          </table:table-cell>
          <table:table-cell office:value-type="float" office:value="0.888888888888889" calcext:value-type="float">
            <text:p>0,888888888888889</text:p>
          </table:table-cell>
          <table:table-cell office:value-type="float" office:value="0.4366664737463" calcext:value-type="float">
            <text:p>0,4366664737463</text:p>
          </table:table-cell>
          <table:table-cell office:value-type="float" office:value="0.5633335262537" calcext:value-type="float">
            <text:p>0,5633335262537</text:p>
          </table:table-cell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836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841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843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849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860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865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867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6.75" calcext:value-type="float">
            <text:p>6,75</text:p>
          </table:table-cell>
          <table:table-cell office:value-type="float" office:value="0.932852564102564" calcext:value-type="float">
            <text:p>0,932852564102564</text:p>
          </table:table-cell>
          <table:table-cell office:value-type="float" office:value="0.81589282153263" calcext:value-type="float">
            <text:p>0,81589282153263</text:p>
          </table:table-cell>
          <table:table-cell office:value-type="float" office:value="0.184107178733462" calcext:value-type="float">
            <text:p>0,184107178733462</text:p>
          </table:table-cell>
          <table:table-cell office:value-type="float" office:value="6.75000000179612" calcext:value-type="float">
            <text:p>6,75000000179612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872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,8</text:p>
          </table:table-cell>
          <table:table-cell office:value-type="float" office:value="0.769999951124191" calcext:value-type="float">
            <text:p>0,769999951124191</text:p>
          </table:table-cell>
          <table:table-cell office:value-type="float" office:value="0.230000048875809" calcext:value-type="float">
            <text:p>0,230000048875809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881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0.833333333333333" calcext:value-type="float">
            <text:p>0,833333333333333</text:p>
          </table:table-cell>
          <table:table-cell office:value-type="float" office:value="0.294000010192394" calcext:value-type="float">
            <text:p>0,294000010192394</text:p>
          </table:table-cell>
          <table:table-cell office:value-type="float" office:value="0.705999994277954" calcext:value-type="float">
            <text:p>0,705999994277954</text:p>
          </table:table-cell>
          <table:table-cell office:value-type="float" office:value="10.0000000447035" calcext:value-type="float">
            <text:p>10,0000000447035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883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 </text:p>
          </table:table-cell>
          <table:table-cell office:value-type="string" calcext:value-type="string">
            <text:p>NA</text:p>
          </table:table-cell>
          <table:table-cell office:value-type="float" office:value="21" calcext:value-type="float">
            <text:p>21</text:p>
          </table:table-cell>
          <table:table-cell office:value-type="float" office:value="0.875" calcext:value-type="float">
            <text:p>0,875</text:p>
          </table:table-cell>
          <table:table-cell office:value-type="float" office:value="0.223333336767696" calcext:value-type="float">
            <text:p>0,223333336767696</text:p>
          </table:table-cell>
          <table:table-cell office:value-type="float" office:value="0.776666663941883" calcext:value-type="float">
            <text:p>0,776666663941883</text:p>
          </table:table-cell>
          <table:table-cell office:value-type="float" office:value="21.0000000149012" calcext:value-type="float">
            <text:p>21,0000000149012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884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BROAD</text:p>
          </table:table-cell>
          <table:table-cell office:value-type="string" calcext:value-type="string">
            <text:p>NA</text:p>
          </table:table-cell>
          <table:table-cell table:style-name="ce2" office:value-type="float" office:value="30" calcext:value-type="float">
            <text:p>30</text:p>
          </table:table-cell>
          <table:table-cell office:value-type="float" office:value="0.983606557377049" calcext:value-type="float">
            <text:p>0,983606557377049</text:p>
          </table:table-cell>
          <table:table-cell office:value-type="float" office:value="0.523999909559886" calcext:value-type="float">
            <text:p>0,523999909559886</text:p>
          </table:table-cell>
          <table:table-cell office:value-type="float" office:value="0.366000145673752" calcext:value-type="float">
            <text:p>0,366000145673752</text:p>
          </table:table-cell>
          <table:table-cell office:value-type="float" office:value="26.7000016570091" calcext:value-type="float">
            <text:p>26,7000016570091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886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9" calcext:value-type="float">
            <text:p>19</text:p>
          </table:table-cell>
          <table:table-cell office:value-type="float" office:value="0.926829268292683" calcext:value-type="float">
            <text:p>0,926829268292683</text:p>
          </table:table-cell>
          <table:table-cell office:value-type="float" office:value="0.0942105368564003" calcext:value-type="float">
            <text:p>0,0942105368564003</text:p>
          </table:table-cell>
          <table:table-cell office:value-type="float" office:value="0.9057894631436" calcext:value-type="float">
            <text:p>0,9057894631436</text:p>
          </table:table-cell>
          <table:table-cell office:value-type="float" office:value="19" calcext:value-type="float">
            <text:p>19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889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418888847033183" calcext:value-type="float">
            <text:p>0,418888847033183</text:p>
          </table:table-cell>
          <table:table-cell office:value-type="float" office:value="0.581111152966817" calcext:value-type="float">
            <text:p>0,581111152966817</text:p>
          </table:table-cell>
          <table:table-cell office:value-type="float" office:value="9" calcext:value-type="float">
            <text:p>9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890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1.6666666666667" calcext:value-type="float">
            <text:p>11,6666666666667</text:p>
          </table:table-cell>
          <table:table-cell office:value-type="float" office:value="0.948470209339775" calcext:value-type="float">
            <text:p>0,948470209339775</text:p>
          </table:table-cell>
          <table:table-cell table:style-name="ce4" office:value-type="float" office:value="0.178106002133302" calcext:value-type="float">
            <text:p>0,178106002133302</text:p>
          </table:table-cell>
          <table:table-cell table:style-name="ce4" office:value-type="float" office:value="0.821893997866698" calcext:value-type="float">
            <text:p>0,821893997866698</text:p>
          </table:table-cell>
          <table:table-cell office:value-type="float" office:value="11.6666666666667" calcext:value-type="float">
            <text:p>11,6666666666667</text:p>
          </table:table-cell>
          <table:table-cell table:number-columns-repeated="16321"/>
          <table:table-cell table:style-name="ce4" table:number-columns-repeated="3"/>
          <table:table-cell table:number-columns-repeated="50"/>
        </table:table-row>
        <table:table-row table:style-name="ro1">
          <table:table-cell table:style-name="ce3" office:value-type="string" calcext:value-type="string">
            <text:p>sub-891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898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table:style-name="ce2" office:value-type="float" office:value="33" calcext:value-type="float">
            <text:p>33</text:p>
          </table:table-cell>
          <table:table-cell office:value-type="float" office:value="0.929577464788732" calcext:value-type="float">
            <text:p>0,929577464788732</text:p>
          </table:table-cell>
          <table:table-cell office:value-type="float" office:value="0.437272490877094" calcext:value-type="float">
            <text:p>0,437272490877094</text:p>
          </table:table-cell>
          <table:table-cell office:value-type="float" office:value="0.562727509122906" calcext:value-type="float">
            <text:p>0,562727509122906</text:p>
          </table:table-cell>
          <table:table-cell office:value-type="float" office:value="33" calcext:value-type="float">
            <text:p>33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927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,9</text:p>
          </table:table-cell>
          <table:table-cell office:value-type="float" office:value="0.0777777698304918" calcext:value-type="float">
            <text:p>0,0777777698304918</text:p>
          </table:table-cell>
          <table:table-cell office:value-type="float" office:value="0.922222230169508" calcext:value-type="float">
            <text:p>0,922222230169508</text:p>
          </table:table-cell>
          <table:table-cell office:value-type="float" office:value="9" calcext:value-type="float">
            <text:p>9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929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555000118911266" calcext:value-type="float">
            <text:p>0,555000118911266</text:p>
          </table:table-cell>
          <table:table-cell office:value-type="float" office:value="0" calcext:value-type="float">
            <text:p>0</text:p>
          </table:table-cell>
          <table:table-cell office:value-type="float" office:value="4.44000095129013" calcext:value-type="float">
            <text:p>4,44000095129013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934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2" calcext:value-type="float">
            <text:p>12</text:p>
          </table:table-cell>
          <table:table-cell office:value-type="float" office:value="0.857142857142857" calcext:value-type="float">
            <text:p>0,8571428571428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935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5.66666666666667" calcext:value-type="float">
            <text:p>5,66666666666667</text:p>
          </table:table-cell>
          <table:table-cell office:value-type="float" office:value="0.911111111111111" calcext:value-type="float">
            <text:p>0,911111111111111</text:p>
          </table:table-cell>
          <table:table-cell table:style-name="ce4" office:value-type="float" office:value="0.54158725672298" calcext:value-type="float">
            <text:p>0,54158725672298</text:p>
          </table:table-cell>
          <table:table-cell table:style-name="ce4" office:value-type="float" office:value="0.45841274327702" calcext:value-type="float">
            <text:p>0,45841274327702</text:p>
          </table:table-cell>
          <table:table-cell office:value-type="float" office:value="5.66666666666667" calcext:value-type="float">
            <text:p>5,66666666666667</text:p>
          </table:table-cell>
          <table:table-cell table:number-columns-repeated="16321"/>
          <table:table-cell table:style-name="ce4" table:number-columns-repeated="3"/>
          <table:table-cell table:number-columns-repeated="50"/>
        </table:table-row>
        <table:table-row table:style-name="ro1">
          <table:table-cell table:style-name="ce3" office:value-type="string" calcext:value-type="string">
            <text:p>sub-940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0.916666666666667" calcext:value-type="float">
            <text:p>0,916666666666667</text:p>
          </table:table-cell>
          <table:table-cell office:value-type="float" office:value="0.915454506874085" calcext:value-type="float">
            <text:p>0,915454506874085</text:p>
          </table:table-cell>
          <table:table-cell office:value-type="float" office:value="0.0845454931259155" calcext:value-type="float">
            <text:p>0,0845454931259155</text:p>
          </table:table-cell>
          <table:table-cell office:value-type="float" office:value="11" calcext:value-type="float">
            <text:p>11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941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table:style-name="ce2" office:value-type="float" office:value="27" calcext:value-type="float">
            <text:p>27</text:p>
          </table:table-cell>
          <table:table-cell office:value-type="float" office:value="0.885245901639344" calcext:value-type="float">
            <text:p>0,885245901639344</text:p>
          </table:table-cell>
          <table:table-cell office:value-type="float" office:value="0.512222194009357" calcext:value-type="float">
            <text:p>0,512222194009357</text:p>
          </table:table-cell>
          <table:table-cell office:value-type="float" office:value="0.487777804886853" calcext:value-type="float">
            <text:p>0,487777804886853</text:p>
          </table:table-cell>
          <table:table-cell office:value-type="float" office:value="26.9999999701977" calcext:value-type="float">
            <text:p>26,9999999701977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943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946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31" calcext:value-type="float">
            <text:p>31</text:p>
          </table:table-cell>
          <table:table-cell office:value-type="float" office:value="0.898550724637681" calcext:value-type="float">
            <text:p>0,898550724637681</text:p>
          </table:table-cell>
          <table:table-cell office:value-type="float" office:value="0.195806442008865" calcext:value-type="float">
            <text:p>0,195806442008865</text:p>
          </table:table-cell>
          <table:table-cell office:value-type="float" office:value="0.804193558231477" calcext:value-type="float">
            <text:p>0,804193558231477</text:p>
          </table:table-cell>
          <table:table-cell office:value-type="float" office:value="31.0000000074506" calcext:value-type="float">
            <text:p>31,0000000074506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953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961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BROAD</text:p>
          </table:table-cell>
          <table:table-cell office:value-type="string" calcext:value-type="string">
            <text:p>NA</text:p>
          </table:table-cell>
          <table:table-cell table:style-name="ce2" office:value-type="float" office:value="38" calcext:value-type="float">
            <text:p>38</text:p>
          </table:table-cell>
          <table:table-cell office:value-type="float" office:value="0.95" calcext:value-type="float">
            <text:p>0,95</text:p>
          </table:table-cell>
          <table:table-cell office:value-type="float" office:value="0.44868413711849" calcext:value-type="float">
            <text:p>0,44868413711849</text:p>
          </table:table-cell>
          <table:table-cell office:value-type="float" office:value="0.513157981006723" calcext:value-type="float">
            <text:p>0,513157981006723</text:p>
          </table:table-cell>
          <table:table-cell office:value-type="float" office:value="36.5500004887581" calcext:value-type="float">
            <text:p>36,5500004887581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965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5" calcext:value-type="float">
            <text:p>15</text:p>
          </table:table-cell>
          <table:table-cell office:value-type="float" office:value="0.833333333333333" calcext:value-type="float">
            <text:p>0,833333333333333</text:p>
          </table:table-cell>
          <table:table-cell office:value-type="float" office:value="0.128000018994013" calcext:value-type="float">
            <text:p>0,128000018994013</text:p>
          </table:table-cell>
          <table:table-cell office:value-type="float" office:value="0.871999979019165" calcext:value-type="float">
            <text:p>0,871999979019165</text:p>
          </table:table-cell>
          <table:table-cell office:value-type="float" office:value="14.9999999701977" calcext:value-type="float">
            <text:p>14,9999999701977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974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975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20" calcext:value-type="float">
            <text:p>20</text:p>
          </table:table-cell>
          <table:table-cell office:value-type="float" office:value="0.888888888888889" calcext:value-type="float">
            <text:p>0,888888888888889</text:p>
          </table:table-cell>
          <table:table-cell office:value-type="float" office:value="0.348999964445829" calcext:value-type="float">
            <text:p>0,348999964445829</text:p>
          </table:table-cell>
          <table:table-cell office:value-type="float" office:value="0.651000034809113" calcext:value-type="float">
            <text:p>0,651000034809113</text:p>
          </table:table-cell>
          <table:table-cell office:value-type="float" office:value="19.9999999850988" calcext:value-type="float">
            <text:p>19,9999999850988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976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978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office:value-type="float" office:value="0.875" calcext:value-type="float">
            <text:p>0,875</text:p>
          </table:table-cell>
          <table:table-cell office:value-type="float" office:value="0.225714302488736" calcext:value-type="float">
            <text:p>0,225714302488736</text:p>
          </table:table-cell>
          <table:table-cell office:value-type="float" office:value="0.774285699640002" calcext:value-type="float">
            <text:p>0,774285699640002</text:p>
          </table:table-cell>
          <table:table-cell office:value-type="float" office:value="7.00000001490117" calcext:value-type="float">
            <text:p>7,00000001490117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980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988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0.956521739130435" calcext:value-type="float">
            <text:p>0,956521739130435</text:p>
          </table:table-cell>
          <table:table-cell office:value-type="float" office:value="0.549090905623002" calcext:value-type="float">
            <text:p>0,549090905623002</text:p>
          </table:table-cell>
          <table:table-cell office:value-type="float" office:value="0.450909094376998" calcext:value-type="float">
            <text:p>0,450909094376998</text:p>
          </table:table-cell>
          <table:table-cell office:value-type="float" office:value="11" calcext:value-type="float">
            <text:p>11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989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998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1003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1007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DOUBLE</text:p>
          </table:table-cell>
          <table:table-cell office:value-type="string" calcext:value-type="string">
            <text:p>NA</text:p>
          </table:table-cell>
          <table:table-cell office:value-type="float" office:value="17" calcext:value-type="float">
            <text:p>17</text:p>
          </table:table-cell>
          <table:table-cell office:value-type="float" office:value="0.871794871794872" calcext:value-type="float">
            <text:p>0,871794871794872</text:p>
          </table:table-cell>
          <table:table-cell office:value-type="float" office:value="0.164705974214217" calcext:value-type="float">
            <text:p>0,164705974214217</text:p>
          </table:table-cell>
          <table:table-cell office:value-type="float" office:value="0.621176477740793" calcext:value-type="float">
            <text:p>0,621176477740793</text:p>
          </table:table-cell>
          <table:table-cell office:value-type="float" office:value="13.3600016832352" calcext:value-type="float">
            <text:p>13,3600016832352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1008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4" calcext:value-type="float">
            <text:p>14</text:p>
          </table:table-cell>
          <table:table-cell office:value-type="float" office:value="0.8" calcext:value-type="float">
            <text:p>0,8</text:p>
          </table:table-cell>
          <table:table-cell office:value-type="float" office:value="0.202142879366875" calcext:value-type="float">
            <text:p>0,202142879366875</text:p>
          </table:table-cell>
          <table:table-cell office:value-type="float" office:value="0.797857122761863" calcext:value-type="float">
            <text:p>0,797857122761863</text:p>
          </table:table-cell>
          <table:table-cell office:value-type="float" office:value="14.0000000298023" calcext:value-type="float">
            <text:p>14,0000000298023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1011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float" office:value="0.857142857142857" calcext:value-type="float">
            <text:p>0,857142857142857</text:p>
          </table:table-cell>
          <table:table-cell office:value-type="float" office:value="0.443333281411065" calcext:value-type="float">
            <text:p>0,443333281411065</text:p>
          </table:table-cell>
          <table:table-cell office:value-type="float" office:value="0.556666718588935" calcext:value-type="float">
            <text:p>0,556666718588935</text:p>
          </table:table-cell>
          <table:table-cell office:value-type="float" office:value="9" calcext:value-type="float">
            <text:p>9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1013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21" calcext:value-type="float">
            <text:p>21</text:p>
          </table:table-cell>
          <table:table-cell office:value-type="float" office:value="0.823529411764706" calcext:value-type="float">
            <text:p>0,823529411764706</text:p>
          </table:table-cell>
          <table:table-cell office:value-type="float" office:value="0.224285721069291" calcext:value-type="float">
            <text:p>0,224285721069291</text:p>
          </table:table-cell>
          <table:table-cell office:value-type="float" office:value="0.775714281059447" calcext:value-type="float">
            <text:p>0,775714281059447</text:p>
          </table:table-cell>
          <table:table-cell office:value-type="float" office:value="21.0000000447035" calcext:value-type="float">
            <text:p>21,0000000447035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1022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table:style-name="ce2" office:value-type="float" office:value="32" calcext:value-type="float">
            <text:p>32</text:p>
          </table:table-cell>
          <table:table-cell office:value-type="float" office:value="0.96969696969697" calcext:value-type="float">
            <text:p>0,96969696969697</text:p>
          </table:table-cell>
          <table:table-cell office:value-type="float" office:value="0.139999996870756" calcext:value-type="float">
            <text:p>0,139999996870756</text:p>
          </table:table-cell>
          <table:table-cell office:value-type="float" office:value="0.860000003129244" calcext:value-type="float">
            <text:p>0,860000003129244</text:p>
          </table:table-cell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1023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table:style-name="ce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.865384491590353" calcext:value-type="float">
            <text:p>0,865384491590353</text:p>
          </table:table-cell>
          <table:table-cell office:value-type="float" office:value="0.134615508409647" calcext:value-type="float">
            <text:p>0,134615508409647</text:p>
          </table:table-cell>
          <table:table-cell office:value-type="float" office:value="26" calcext:value-type="float">
            <text:p>26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1031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8" calcext:value-type="float">
            <text:p>18</text:p>
          </table:table-cell>
          <table:table-cell office:value-type="float" office:value="0.923076923076923" calcext:value-type="float">
            <text:p>0,923076923076923</text:p>
          </table:table-cell>
          <table:table-cell office:value-type="float" office:value="0.059444434940815" calcext:value-type="float">
            <text:p>0,059444434940815</text:p>
          </table:table-cell>
          <table:table-cell office:value-type="float" office:value="0.940555565887027" calcext:value-type="float">
            <text:p>0,940555565887027</text:p>
          </table:table-cell>
          <table:table-cell office:value-type="float" office:value="18.0000000149012" calcext:value-type="float">
            <text:p>18,0000000149012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1041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1043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FILIFORM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1045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105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ILOBAR/BROAD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Bilobar</text:p>
          </table:table-cell>
          <table:table-cell office:value-type="float" office:value="53" calcext:value-type="float">
            <text:p>53</text:p>
          </table:table-cell>
          <table:table-cell office:value-type="float" office:value="0.990654205607477" calcext:value-type="float">
            <text:p>0,990654205607477</text:p>
          </table:table-cell>
          <table:table-cell office:value-type="float" office:value="0.118679244282111" calcext:value-type="float">
            <text:p>0,118679244282111</text:p>
          </table:table-cell>
          <table:table-cell office:value-type="float" office:value="0.881320755436735" calcext:value-type="float">
            <text:p>0,881320755436735</text:p>
          </table:table-cell>
          <table:table-cell office:value-type="float" office:value="52.9999999850988" calcext:value-type="float">
            <text:p>52,9999999850988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1058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4" calcext:value-type="float">
            <text:p>14</text:p>
          </table:table-cell>
          <table:table-cell office:value-type="float" office:value="0.875" calcext:value-type="float">
            <text:p>0,8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108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ILOBAR/ONE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Bilobar</text:p>
          </table:table-cell>
          <table:table-cell office:value-type="float" office:value="28" calcext:value-type="float">
            <text:p>28</text:p>
          </table:table-cell>
          <table:table-cell office:value-type="float" office:value="0.888888888888889" calcext:value-type="float">
            <text:p>0,888888888888889</text:p>
          </table:table-cell>
          <table:table-cell office:value-type="float" office:value="0.329642807532634" calcext:value-type="float">
            <text:p>0,329642807532634</text:p>
          </table:table-cell>
          <table:table-cell office:value-type="float" office:value="0.670357193265643" calcext:value-type="float">
            <text:p>0,670357193265643</text:p>
          </table:table-cell>
          <table:table-cell office:value-type="float" office:value="28.0000000223518" calcext:value-type="float">
            <text:p>28,0000000223518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1093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0.829268292682927" calcext:value-type="float">
            <text:p>0,829268292682927</text:p>
          </table:table-cell>
          <table:table-cell table:style-name="ce4" office:value-type="float" office:value="0.437272608280182" calcext:value-type="float">
            <text:p>0,437272608280182</text:p>
          </table:table-cell>
          <table:table-cell table:style-name="ce4" office:value-type="float" office:value="0.562727391719818" calcext:value-type="float">
            <text:p>0,562727391719818</text:p>
          </table:table-cell>
          <table:table-cell office:value-type="float" office:value="11" calcext:value-type="float">
            <text:p>11</text:p>
          </table:table-cell>
          <table:table-cell table:number-columns-repeated="16321"/>
          <table:table-cell table:style-name="ce4" table:number-columns-repeated="3"/>
          <table:table-cell table:number-columns-repeated="50"/>
        </table:table-row>
        <table:table-row table:style-name="ro1">
          <table:table-cell table:style-name="ce3" office:value-type="string" calcext:value-type="string">
            <text:p>sub-1108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1119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1123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6.5" calcext:value-type="float">
            <text:p>6,5</text:p>
          </table:table-cell>
          <table:table-cell office:value-type="float" office:value="0.928571428571429" calcext:value-type="float">
            <text:p>0,928571428571429</text:p>
          </table:table-cell>
          <table:table-cell office:value-type="float" office:value="0.942500000198682" calcext:value-type="float">
            <text:p>0,942500000198682</text:p>
          </table:table-cell>
          <table:table-cell office:value-type="float" office:value="0.0574999998013179" calcext:value-type="float">
            <text:p>0,0574999998013179</text:p>
          </table:table-cell>
          <table:table-cell office:value-type="float" office:value="6.5" calcext:value-type="float">
            <text:p>6,5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1124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table:style-name="ce2" office:value-type="float" office:value="23" calcext:value-type="float">
            <text:p>23</text:p>
          </table:table-cell>
          <table:table-cell office:value-type="float" office:value="0.821428571428571" calcext:value-type="float">
            <text:p>0,821428571428571</text:p>
          </table:table-cell>
          <table:table-cell office:value-type="float" office:value="0.441738996816718" calcext:value-type="float">
            <text:p>0,441738996816718</text:p>
          </table:table-cell>
          <table:table-cell office:value-type="float" office:value="0.558261003183282" calcext:value-type="float">
            <text:p>0,558261003183282</text:p>
          </table:table-cell>
          <table:table-cell office:value-type="float" office:value="23" calcext:value-type="float">
            <text:p>23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1136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1139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9" calcext:value-type="float">
            <text:p>19</text:p>
          </table:table-cell>
          <table:table-cell office:value-type="float" office:value="0.95" calcext:value-type="float">
            <text:p>0,95</text:p>
          </table:table-cell>
          <table:table-cell office:value-type="float" office:value="0.601578923040315" calcext:value-type="float">
            <text:p>0,601578923040315</text:p>
          </table:table-cell>
          <table:table-cell office:value-type="float" office:value="0.398421077351821" calcext:value-type="float">
            <text:p>0,398421077351821</text:p>
          </table:table-cell>
          <table:table-cell office:value-type="float" office:value="19.0000000074506" calcext:value-type="float">
            <text:p>19,0000000074506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1141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4" calcext:value-type="float">
            <text:p>14</text:p>
          </table:table-cell>
          <table:table-cell office:value-type="float" office:value="0.903225806451613" calcext:value-type="float">
            <text:p>0,903225806451613</text:p>
          </table:table-cell>
          <table:table-cell office:value-type="float" office:value="0.37642854186041" calcext:value-type="float">
            <text:p>0,37642854186041</text:p>
          </table:table-cell>
          <table:table-cell office:value-type="float" office:value="0.623571459736143" calcext:value-type="float">
            <text:p>0,623571459736143</text:p>
          </table:table-cell>
          <table:table-cell office:value-type="float" office:value="14.0000000223517" calcext:value-type="float">
            <text:p>14,0000000223517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1146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3" calcext:value-type="float">
            <text:p>13</text:p>
          </table:table-cell>
          <table:table-cell office:value-type="float" office:value="0.866666666666667" calcext:value-type="float">
            <text:p>0,86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1149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9" calcext:value-type="float">
            <text:p>19</text:p>
          </table:table-cell>
          <table:table-cell office:value-type="float" office:value="0.863636363636364" calcext:value-type="float">
            <text:p>0,863636363636364</text:p>
          </table:table-cell>
          <table:table-cell office:value-type="float" office:value="0.551578906413756" calcext:value-type="float">
            <text:p>0,551578906413756</text:p>
          </table:table-cell>
          <table:table-cell office:value-type="float" office:value="0.448421092409837" calcext:value-type="float">
            <text:p>0,448421092409837</text:p>
          </table:table-cell>
          <table:table-cell office:value-type="float" office:value="18.9999999776483" calcext:value-type="float">
            <text:p>18,9999999776483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1153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210909045555375" calcext:value-type="float">
            <text:p>0,210909045555375</text:p>
          </table:table-cell>
          <table:table-cell office:value-type="float" office:value="0.789090953089974" calcext:value-type="float">
            <text:p>0,789090953089974</text:p>
          </table:table-cell>
          <table:table-cell office:value-type="float" office:value="10.9999999850988" calcext:value-type="float">
            <text:p>10,9999999850988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1154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1157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20" calcext:value-type="float">
            <text:p>20</text:p>
          </table:table-cell>
          <table:table-cell office:value-type="float" office:value="0.888888888888889" calcext:value-type="float">
            <text:p>0,888888888888889</text:p>
          </table:table-cell>
          <table:table-cell office:value-type="float" office:value="0.60399996638298" calcext:value-type="float">
            <text:p>0,60399996638298</text:p>
          </table:table-cell>
          <table:table-cell office:value-type="float" office:value="0.39600003361702" calcext:value-type="float">
            <text:p>0,39600003361702</text:p>
          </table:table-cell>
          <table:table-cell office:value-type="float" office:value="20" calcext:value-type="float">
            <text:p>20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1158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3" calcext:value-type="float">
            <text:p>13</text:p>
          </table:table-cell>
          <table:table-cell office:value-type="float" office:value="0.8125" calcext:value-type="float">
            <text:p>0,8125</text:p>
          </table:table-cell>
          <table:table-cell office:value-type="float" office:value="0.226153851701663" calcext:value-type="float">
            <text:p>0,226153851701663</text:p>
          </table:table-cell>
          <table:table-cell office:value-type="float" office:value="0.773846144859608" calcext:value-type="float">
            <text:p>0,773846144859608</text:p>
          </table:table-cell>
          <table:table-cell office:value-type="float" office:value="12.9999999552965" calcext:value-type="float">
            <text:p>12,9999999552965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1159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9" calcext:value-type="float">
            <text:p>19</text:p>
          </table:table-cell>
          <table:table-cell office:value-type="float" office:value="0.883720930232558" calcext:value-type="float">
            <text:p>0,883720930232558</text:p>
          </table:table-cell>
          <table:table-cell office:value-type="float" office:value="0.0600000070898156" calcext:value-type="float">
            <text:p>0,0600000070898156</text:p>
          </table:table-cell>
          <table:table-cell office:value-type="float" office:value="0.939999991341641" calcext:value-type="float">
            <text:p>0,939999991341641</text:p>
          </table:table-cell>
          <table:table-cell office:value-type="float" office:value="18.9999999701977" calcext:value-type="float">
            <text:p>18,9999999701977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1165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table:style-name="ce2" office:value-type="float" office:value="27" calcext:value-type="float">
            <text:p>27</text:p>
          </table:table-cell>
          <table:table-cell office:value-type="float" office:value="0.857142857142857" calcext:value-type="float">
            <text:p>0,857142857142857</text:p>
          </table:table-cell>
          <table:table-cell office:value-type="float" office:value="0.451481348938412" calcext:value-type="float">
            <text:p>0,451481348938412</text:p>
          </table:table-cell>
          <table:table-cell office:value-type="float" office:value="0.548518651061588" calcext:value-type="float">
            <text:p>0,548518651061588</text:p>
          </table:table-cell>
          <table:table-cell office:value-type="float" office:value="27" calcext:value-type="float">
            <text:p>27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1168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1169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1172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7" calcext:value-type="float">
            <text:p>17</text:p>
          </table:table-cell>
          <table:table-cell office:value-type="float" office:value="0.80952380952381" calcext:value-type="float">
            <text:p>0,80952380952381</text:p>
          </table:table-cell>
          <table:table-cell office:value-type="float" office:value="0.360588189433603" calcext:value-type="float">
            <text:p>0,360588189433603</text:p>
          </table:table-cell>
          <table:table-cell office:value-type="float" office:value="0.639411810566397" calcext:value-type="float">
            <text:p>0,639411810566397</text:p>
          </table:table-cell>
          <table:table-cell office:value-type="float" office:value="17" calcext:value-type="float">
            <text:p>17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1175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20" calcext:value-type="float">
            <text:p>20</text:p>
          </table:table-cell>
          <table:table-cell office:value-type="float" office:value="0.851063829787234" calcext:value-type="float">
            <text:p>0,851063829787234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117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ILOBAR/ON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Bilobar</text:p>
          </table:table-cell>
          <table:table-cell office:value-type="float" office:value="17" calcext:value-type="float">
            <text:p>17</text:p>
          </table:table-cell>
          <table:table-cell office:value-type="float" office:value="0.894736842105263" calcext:value-type="float">
            <text:p>0,894736842105263</text:p>
          </table:table-cell>
          <table:table-cell office:value-type="float" office:value="0.356470538412823" calcext:value-type="float">
            <text:p>0,356470538412823</text:p>
          </table:table-cell>
          <table:table-cell office:value-type="float" office:value="0.643529460710638" calcext:value-type="float">
            <text:p>0,643529460710638</text:p>
          </table:table-cell>
          <table:table-cell office:value-type="float" office:value="16.9999999850988" calcext:value-type="float">
            <text:p>16,9999999850988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1183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BROAD</text:p>
          </table:table-cell>
          <table:table-cell office:value-type="string" calcext:value-type="string">
            <text:p>NA</text:p>
          </table:table-cell>
          <table:table-cell office:value-type="float" office:value="39" calcext:value-type="float">
            <text:p>39</text:p>
          </table:table-cell>
          <table:table-cell office:value-type="float" office:value="0.906976744186047" calcext:value-type="float">
            <text:p>0,906976744186047</text:p>
          </table:table-cell>
          <table:table-cell office:value-type="float" office:value="0.662051234489832" calcext:value-type="float">
            <text:p>0,662051234489832</text:p>
          </table:table-cell>
          <table:table-cell office:value-type="float" office:value="0.337948765510168" calcext:value-type="float">
            <text:p>0,337948765510168</text:p>
          </table:table-cell>
          <table:table-cell office:value-type="float" office:value="39" calcext:value-type="float">
            <text:p>39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1195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table:style-name="ce2" office:value-type="float" office:value="24" calcext:value-type="float">
            <text:p>24</text:p>
          </table:table-cell>
          <table:table-cell office:value-type="float" office:value="0.872727272727273" calcext:value-type="float">
            <text:p>0,872727272727273</text:p>
          </table:table-cell>
          <table:table-cell office:value-type="float" office:value="0.140416661898295" calcext:value-type="float">
            <text:p>0,140416661898295</text:p>
          </table:table-cell>
          <table:table-cell office:value-type="float" office:value="0.859583338101705" calcext:value-type="float">
            <text:p>0,859583338101705</text:p>
          </table:table-cell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1196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3" calcext:value-type="float">
            <text:p>13</text:p>
          </table:table-cell>
          <table:table-cell office:value-type="float" office:value="0.8125" calcext:value-type="float">
            <text:p>0,8125</text:p>
          </table:table-cell>
          <table:table-cell office:value-type="float" office:value="0.194615408778191" calcext:value-type="float">
            <text:p>0,194615408778191</text:p>
          </table:table-cell>
          <table:table-cell office:value-type="float" office:value="0.805384594660539" calcext:value-type="float">
            <text:p>0,805384594660539</text:p>
          </table:table-cell>
          <table:table-cell office:value-type="float" office:value="13.0000000447035" calcext:value-type="float">
            <text:p>13,0000000447035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1199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22" calcext:value-type="float">
            <text:p>22</text:p>
          </table:table-cell>
          <table:table-cell office:value-type="float" office:value="0.830188679245283" calcext:value-type="float">
            <text:p>0,830188679245283</text:p>
          </table:table-cell>
          <table:table-cell office:value-type="float" office:value="0.163181804120541" calcext:value-type="float">
            <text:p>0,163181804120541</text:p>
          </table:table-cell>
          <table:table-cell office:value-type="float" office:value="0.836818193847483" calcext:value-type="float">
            <text:p>0,836818193847483</text:p>
          </table:table-cell>
          <table:table-cell office:value-type="float" office:value="21.9999999552965" calcext:value-type="float">
            <text:p>21,9999999552965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1200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20" calcext:value-type="float">
            <text:p>20</text:p>
          </table:table-cell>
          <table:table-cell office:value-type="float" office:value="0.851063829787234" calcext:value-type="float">
            <text:p>0,851063829787234</text:p>
          </table:table-cell>
          <table:table-cell office:value-type="float" office:value="0.897499984502792" calcext:value-type="float">
            <text:p>0,897499984502792</text:p>
          </table:table-cell>
          <table:table-cell office:value-type="float" office:value="0.102500015497208" calcext:value-type="float">
            <text:p>0,102500015497208</text:p>
          </table:table-cell>
          <table:table-cell office:value-type="float" office:value="20" calcext:value-type="float">
            <text:p>20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1220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1225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4.5" calcext:value-type="float">
            <text:p>4,5</text:p>
          </table:table-cell>
          <table:table-cell office:value-type="float" office:value="0.898989898989899" calcext:value-type="float">
            <text:p>0,898989898989899</text:p>
          </table:table-cell>
          <table:table-cell office:value-type="float" office:value="0.265666724244754" calcext:value-type="float">
            <text:p>0,265666724244754</text:p>
          </table:table-cell>
          <table:table-cell office:value-type="float" office:value="0" calcext:value-type="float">
            <text:p>0</text:p>
          </table:table-cell>
          <table:table-cell office:value-type="float" office:value="1.19550025910139" calcext:value-type="float">
            <text:p>1,19550025910139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1226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FILIFORM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1240</text:p>
          </table:table-cell>
          <table:table-cell office:value-type="string" calcext:value-type="string">
            <text:p>Y</text:p>
          </table:table-cell>
          <table:table-cell table:style-name="ce2" office:value-type="string" calcext:value-type="string">
            <text:p>BILOBAR/ONE</text:p>
          </table:table-cell>
          <table:table-cell table:style-name="ce2" office:value-type="string" calcext:value-type="string">
            <text:p>ONE</text:p>
          </table:table-cell>
          <table:table-cell office:value-type="string" calcext:value-type="string">
            <text:p>Bilobar</text:p>
          </table:table-cell>
          <table:table-cell office:value-type="float" office:value="23" calcext:value-type="float">
            <text:p>23</text:p>
          </table:table-cell>
          <table:table-cell office:value-type="float" office:value="0.92" calcext:value-type="float">
            <text:p>0,92</text:p>
          </table:table-cell>
          <table:table-cell office:value-type="float" office:value="0.33521726857061" calcext:value-type="float">
            <text:p>0,33521726857061</text:p>
          </table:table-cell>
          <table:table-cell office:value-type="float" office:value="0.66478273142939" calcext:value-type="float">
            <text:p>0,66478273142939</text:p>
          </table:table-cell>
          <table:table-cell office:value-type="float" office:value="23" calcext:value-type="float">
            <text:p>23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1245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3" calcext:value-type="float">
            <text:p>13</text:p>
          </table:table-cell>
          <table:table-cell office:value-type="float" office:value="0.945767195767196" calcext:value-type="float">
            <text:p>0,945767195767196</text:p>
          </table:table-cell>
          <table:table-cell office:value-type="float" office:value="0.16000000301462" calcext:value-type="float">
            <text:p>0,16000000301462</text:p>
          </table:table-cell>
          <table:table-cell office:value-type="float" office:value="0.83999999669882" calcext:value-type="float">
            <text:p>0,83999999669882</text:p>
          </table:table-cell>
          <table:table-cell office:value-type="float" office:value="12.9999999962747" calcext:value-type="float">
            <text:p>12,9999999962747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1247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8" calcext:value-type="float">
            <text:p>8</text:p>
          </table:table-cell>
          <table:table-cell office:value-type="float" office:value="0.888888888888889" calcext:value-type="float">
            <text:p>0,888888888888889</text:p>
          </table:table-cell>
          <table:table-cell office:value-type="float" office:value="0.501249819993973" calcext:value-type="float">
            <text:p>0,501249819993973</text:p>
          </table:table-cell>
          <table:table-cell office:value-type="float" office:value="0.498750180006027" calcext:value-type="float">
            <text:p>0,498750180006027</text:p>
          </table:table-cell>
          <table:table-cell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1251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0.909090909090909" calcext:value-type="float">
            <text:p>0,909090909090909</text:p>
          </table:table-cell>
          <table:table-cell office:value-type="float" office:value="0.308999986946583" calcext:value-type="float">
            <text:p>0,308999986946583</text:p>
          </table:table-cell>
          <table:table-cell office:value-type="float" office:value="0.691000014543533" calcext:value-type="float">
            <text:p>0,691000014543533</text:p>
          </table:table-cell>
          <table:table-cell office:value-type="float" office:value="10.0000000149012" calcext:value-type="float">
            <text:p>10,0000000149012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1267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8" calcext:value-type="float">
            <text:p>18</text:p>
          </table:table-cell>
          <table:table-cell office:value-type="float" office:value="0.947368421052632" calcext:value-type="float">
            <text:p>0,947368421052632</text:p>
          </table:table-cell>
          <table:table-cell office:value-type="float" office:value="0.14166667809089" calcext:value-type="float">
            <text:p>0,14166667809089</text:p>
          </table:table-cell>
          <table:table-cell office:value-type="float" office:value="0.858333324392637" calcext:value-type="float">
            <text:p>0,858333324392637</text:p>
          </table:table-cell>
          <table:table-cell office:value-type="float" office:value="18.0000000447035" calcext:value-type="float">
            <text:p>18,0000000447035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1272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table:style-name="ce2" office:value-type="float" office:value="23" calcext:value-type="float">
            <text:p>23</text:p>
          </table:table-cell>
          <table:table-cell office:value-type="float" office:value="0.958333333333333" calcext:value-type="float">
            <text:p>0,958333333333333</text:p>
          </table:table-cell>
          <table:table-cell office:value-type="float" office:value="0.209130450435307" calcext:value-type="float">
            <text:p>0,209130450435307</text:p>
          </table:table-cell>
          <table:table-cell office:value-type="float" office:value="0.790869546973187" calcext:value-type="float">
            <text:p>0,790869546973187</text:p>
          </table:table-cell>
          <table:table-cell office:value-type="float" office:value="22.9999999403954" calcext:value-type="float">
            <text:p>22,9999999403954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1309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1316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551428786345891" calcext:value-type="float">
            <text:p>0,551428786345891</text:p>
          </table:table-cell>
          <table:table-cell office:value-type="float" office:value="0" calcext:value-type="float">
            <text:p>0</text:p>
          </table:table-cell>
          <table:table-cell office:value-type="float" office:value="3.86000150442124" calcext:value-type="float">
            <text:p>3,86000150442124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1356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7" calcext:value-type="float">
            <text:p>17</text:p>
          </table:table-cell>
          <table:table-cell office:value-type="float" office:value="0.85" calcext:value-type="float">
            <text:p>0,85</text:p>
          </table:table-cell>
          <table:table-cell office:value-type="float" office:value="0.731176344787373" calcext:value-type="float">
            <text:p>0,731176344787373</text:p>
          </table:table-cell>
          <table:table-cell office:value-type="float" office:value="0.268823655212627" calcext:value-type="float">
            <text:p>0,268823655212627</text:p>
          </table:table-cell>
          <table:table-cell office:value-type="float" office:value="17" calcext:value-type="float">
            <text:p>17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1362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float" office:value="0.947368421052632" calcext:value-type="float">
            <text:p>0,947368421052632</text:p>
          </table:table-cell>
          <table:table-cell office:value-type="float" office:value="0.313333332538605" calcext:value-type="float">
            <text:p>0,313333332538605</text:p>
          </table:table-cell>
          <table:table-cell office:value-type="float" office:value="0.686666667461395" calcext:value-type="float">
            <text:p>0,686666667461395</text:p>
          </table:table-cell>
          <table:table-cell office:value-type="float" office:value="9" calcext:value-type="float">
            <text:p>9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1370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5" calcext:value-type="float">
            <text:p>15</text:p>
          </table:table-cell>
          <table:table-cell office:value-type="float" office:value="0.833333333333333" calcext:value-type="float">
            <text:p>0,833333333333333</text:p>
          </table:table-cell>
          <table:table-cell office:value-type="float" office:value="0.201999906698863" calcext:value-type="float">
            <text:p>0,201999906698863</text:p>
          </table:table-cell>
          <table:table-cell office:value-type="float" office:value="0.798000093301137" calcext:value-type="float">
            <text:p>0,798000093301137</text:p>
          </table:table-cell>
          <table:table-cell office:value-type="float" office:value="15" calcext:value-type="float">
            <text:p>15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sub-1372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0.916666666666667" calcext:value-type="float">
            <text:p>0,916666666666667</text:p>
          </table:table-cell>
          <table:table-cell office:value-type="float" office:value="0.144545477899638" calcext:value-type="float">
            <text:p>0,144545477899638</text:p>
          </table:table-cell>
          <table:table-cell office:value-type="float" office:value="0.855454531582919" calcext:value-type="float">
            <text:p>0,855454531582919</text:p>
          </table:table-cell>
          <table:table-cell office:value-type="float" office:value="11.0000001043081" calcext:value-type="float">
            <text:p>11,0000001043081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sub-1402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6" calcext:value-type="float">
            <text:p>6</text:p>
          </table:table-cell>
          <table:table-cell office:value-type="float" office:value="0.923076923076923" calcext:value-type="float">
            <text:p>0,923076923076923</text:p>
          </table:table-cell>
          <table:table-cell office:value-type="float" office:value="0.318333322803179" calcext:value-type="float">
            <text:p>0,318333322803179</text:p>
          </table:table-cell>
          <table:table-cell office:value-type="float" office:value="0.681666682163874" calcext:value-type="float">
            <text:p>0,681666682163874</text:p>
          </table:table-cell>
          <table:table-cell office:value-type="float" office:value="6.00000002980232" calcext:value-type="float">
            <text:p>6,00000002980232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sub-1421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DOUBLE</text:p>
          </table:table-cell>
          <table:table-cell office:value-type="string" calcext:value-type="string">
            <text:p>NA</text:p>
          </table:table-cell>
          <table:table-cell office:value-type="float" office:value="20" calcext:value-type="float">
            <text:p>20</text:p>
          </table:table-cell>
          <table:table-cell office:value-type="float" office:value="0.92965367965368" calcext:value-type="float">
            <text:p>0,92965367965368</text:p>
          </table:table-cell>
          <table:table-cell office:value-type="float" office:value="0.606817083475285" calcext:value-type="float">
            <text:p>0,606817083475285</text:p>
          </table:table-cell>
          <table:table-cell office:value-type="float" office:value="0.206253150725424" calcext:value-type="float">
            <text:p>0,206253150725424</text:p>
          </table:table-cell>
          <table:table-cell office:value-type="float" office:value="16.2614046840142" calcext:value-type="float">
            <text:p>16,2614046840142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sub-1431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table:style-name="ce2" office:value-type="float" office:value="22" calcext:value-type="float">
            <text:p>22</text:p>
          </table:table-cell>
          <table:table-cell office:value-type="float" office:value="0.852607709750567" calcext:value-type="float">
            <text:p>0,852607709750567</text:p>
          </table:table-cell>
          <table:table-cell office:value-type="float" office:value="0.0160416687528292" calcext:value-type="float">
            <text:p>0,0160416687528292</text:p>
          </table:table-cell>
          <table:table-cell office:value-type="float" office:value="0.983958332488934" calcext:value-type="float">
            <text:p>0,983958332488934</text:p>
          </table:table-cell>
          <table:table-cell office:value-type="float" office:value="22.0000000273188" calcext:value-type="float">
            <text:p>22,0000000273188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sub-1432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20" calcext:value-type="float">
            <text:p>20</text:p>
          </table:table-cell>
          <table:table-cell office:value-type="float" office:value="0.816326530612245" calcext:value-type="float">
            <text:p>0,816326530612245</text:p>
          </table:table-cell>
          <table:table-cell office:value-type="float" office:value="0.303499998152256" calcext:value-type="float">
            <text:p>0,303499998152256</text:p>
          </table:table-cell>
          <table:table-cell office:value-type="float" office:value="0.696500006318092" calcext:value-type="float">
            <text:p>0,696500006318092</text:p>
          </table:table-cell>
          <table:table-cell office:value-type="float" office:value="20.000000089407" calcext:value-type="float">
            <text:p>20,000000089407</text:p>
          </table:table-cell>
          <table:table-cell table:number-columns-repeated="16374"/>
        </table:table-row>
        <table:table-row table:style-name="ro2">
          <table:table-cell table:style-name="ce2" office:value-type="string" calcext:value-type="string">
            <text:p>sub-1439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9" calcext:value-type="float">
            <text:p>19</text:p>
          </table:table-cell>
          <table:table-cell office:value-type="float" office:value="0.95" calcext:value-type="float">
            <text:p>0,95</text:p>
          </table:table-cell>
          <table:table-cell office:value-type="float" office:value="0.22684210460437" calcext:value-type="float">
            <text:p>0,22684210460437</text:p>
          </table:table-cell>
          <table:table-cell office:value-type="float" office:value="0.773157897748445" calcext:value-type="float">
            <text:p>0,773157897748445</text:p>
          </table:table-cell>
          <table:table-cell office:value-type="float" office:value="19.0000000447035" calcext:value-type="float">
            <text:p>19,0000000447035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1444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5" calcext:value-type="float">
            <text:p>15</text:p>
          </table:table-cell>
          <table:table-cell office:value-type="float" office:value="0.9375" calcext:value-type="float">
            <text:p>0,9375</text:p>
          </table:table-cell>
          <table:table-cell office:value-type="float" office:value="0.608666698137919" calcext:value-type="float">
            <text:p>0,608666698137919</text:p>
          </table:table-cell>
          <table:table-cell office:value-type="float" office:value="0.278666683038076" calcext:value-type="float">
            <text:p>0,278666683038076</text:p>
          </table:table-cell>
          <table:table-cell office:value-type="float" office:value="13.3100007176399" calcext:value-type="float">
            <text:p>13,3100007176399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1451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1452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float" office:value="0.818181818181818" calcext:value-type="float">
            <text:p>0,818181818181818</text:p>
          </table:table-cell>
          <table:table-cell office:value-type="float" office:value="0.451110978921254" calcext:value-type="float">
            <text:p>0,451110978921254</text:p>
          </table:table-cell>
          <table:table-cell office:value-type="float" office:value="0.548889021078746" calcext:value-type="float">
            <text:p>0,548889021078746</text:p>
          </table:table-cell>
          <table:table-cell office:value-type="float" office:value="9" calcext:value-type="float">
            <text:p>9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1457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table:style-name="ce2" office:value-type="float" office:value="24" calcext:value-type="float">
            <text:p>24</text:p>
          </table:table-cell>
          <table:table-cell office:value-type="float" office:value="0.96" calcext:value-type="float">
            <text:p>0,96</text:p>
          </table:table-cell>
          <table:table-cell office:value-type="float" office:value="0.0208333351959785" calcext:value-type="float">
            <text:p>0,0208333351959785</text:p>
          </table:table-cell>
          <table:table-cell office:value-type="float" office:value="0.97916666418314" calcext:value-type="float">
            <text:p>0,97916666418314</text:p>
          </table:table-cell>
          <table:table-cell office:value-type="float" office:value="23.9999999850988" calcext:value-type="float">
            <text:p>23,9999999850988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1467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BROAD</text:p>
          </table:table-cell>
          <table:table-cell office:value-type="string" calcext:value-type="string">
            <text:p>NA</text:p>
          </table:table-cell>
          <table:table-cell table:style-name="ce2" office:value-type="float" office:value="44" calcext:value-type="float">
            <text:p>44</text:p>
          </table:table-cell>
          <table:table-cell office:value-type="float" office:value="0.916666666666667" calcext:value-type="float">
            <text:p>0,916666666666667</text:p>
          </table:table-cell>
          <table:table-cell office:value-type="float" office:value="0.142954550006173" calcext:value-type="float">
            <text:p>0,142954550006173</text:p>
          </table:table-cell>
          <table:table-cell office:value-type="float" office:value="0.857045451348478" calcext:value-type="float">
            <text:p>0,857045451348478</text:p>
          </table:table-cell>
          <table:table-cell office:value-type="float" office:value="44.0000000596046" calcext:value-type="float">
            <text:p>44,0000000596046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1468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1476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4.5" calcext:value-type="float">
            <text:p>14,5</text:p>
          </table:table-cell>
          <table:table-cell office:value-type="float" office:value="0.966629588431591" calcext:value-type="float">
            <text:p>0,966629588431591</text:p>
          </table:table-cell>
          <table:table-cell office:value-type="float" office:value="0.586333374608131" calcext:value-type="float">
            <text:p>0,586333374608131</text:p>
          </table:table-cell>
          <table:table-cell office:value-type="float" office:value="0.263142868592626" calcext:value-type="float">
            <text:p>0,263142868592626</text:p>
          </table:table-cell>
          <table:table-cell office:value-type="float" office:value="12.317405526411" calcext:value-type="float">
            <text:p>12,317405526411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1484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8" calcext:value-type="float">
            <text:p>8</text:p>
          </table:table-cell>
          <table:table-cell office:value-type="float" office:value="0.941176470588235" calcext:value-type="float">
            <text:p>0,9411764705882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1531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1.3333333333333" calcext:value-type="float">
            <text:p>11,3333333333333</text:p>
          </table:table-cell>
          <table:table-cell office:value-type="float" office:value="0.929960317460318" calcext:value-type="float">
            <text:p>0,929960317460318</text:p>
          </table:table-cell>
          <table:table-cell table:style-name="ce4" office:value-type="float" office:value="0.298925906378362" calcext:value-type="float">
            <text:p>0,298925906378362</text:p>
          </table:table-cell>
          <table:table-cell table:style-name="ce4" office:value-type="float" office:value="0.70107409534631" calcext:value-type="float">
            <text:p>0,70107409534631</text:p>
          </table:table-cell>
          <table:table-cell office:value-type="float" office:value="11.3333333528796" calcext:value-type="float">
            <text:p>11,3333333528796</text:p>
          </table:table-cell>
          <table:table-cell table:number-columns-repeated="16321"/>
          <table:table-cell table:style-name="ce4" table:number-columns-repeated="3"/>
          <table:table-cell table:number-columns-repeated="50"/>
        </table:table-row>
        <table:table-row table:style-name="ro1">
          <table:table-cell table:style-name="ce3" office:value-type="string" calcext:value-type="string">
            <text:p>sub-1543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1577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20" calcext:value-type="float">
            <text:p>20</text:p>
          </table:table-cell>
          <table:table-cell office:value-type="float" office:value="0.888888888888889" calcext:value-type="float">
            <text:p>0,888888888888889</text:p>
          </table:table-cell>
          <table:table-cell office:value-type="float" office:value="0.580500105023384" calcext:value-type="float">
            <text:p>0,580500105023384</text:p>
          </table:table-cell>
          <table:table-cell office:value-type="float" office:value="0" calcext:value-type="float">
            <text:p>0</text:p>
          </table:table-cell>
          <table:table-cell office:value-type="float" office:value="11.6100021004677" calcext:value-type="float">
            <text:p>11,6100021004677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1591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4" office:value-type="float" office:value="0.477499945710103" calcext:value-type="float">
            <text:p>0,477499945710103</text:p>
          </table:table-cell>
          <table:table-cell table:style-name="ce4" office:value-type="float" office:value="0.522500053048134" calcext:value-type="float">
            <text:p>0,522500053048134</text:p>
          </table:table-cell>
          <table:table-cell office:value-type="float" office:value="11.9999999850988" calcext:value-type="float">
            <text:p>11,9999999850988</text:p>
          </table:table-cell>
          <table:table-cell table:number-columns-repeated="16321"/>
          <table:table-cell table:style-name="ce4" table:number-columns-repeated="3"/>
          <table:table-cell table:number-columns-repeated="50"/>
        </table:table-row>
        <table:table-row table:style-name="ro1">
          <table:table-cell table:style-name="ce3" office:value-type="string" calcext:value-type="string">
            <text:p>sub-1600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FILIFORM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1.125" calcext:value-type="float">
            <text:p>1,125</text:p>
          </table:table-cell>
          <table:table-cell office:value-type="float" office:value="0.788125003688037" calcext:value-type="float">
            <text:p>0,788125003688037</text:p>
          </table:table-cell>
          <table:table-cell office:value-type="float" office:value="0.21187499910593" calcext:value-type="float">
            <text:p>0,21187499910593</text:p>
          </table:table-cell>
          <table:table-cell office:value-type="float" office:value="2.00000000558793" calcext:value-type="float">
            <text:p>2,00000000558793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1613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8" calcext:value-type="float">
            <text:p>8</text:p>
          </table:table-cell>
          <table:table-cell office:value-type="float" office:value="0.941176470588235" calcext:value-type="float">
            <text:p>0,941176470588235</text:p>
          </table:table-cell>
          <table:table-cell office:value-type="float" office:value="0.256250008940697" calcext:value-type="float">
            <text:p>0,256250008940697</text:p>
          </table:table-cell>
          <table:table-cell office:value-type="float" office:value="0.743749983608723" calcext:value-type="float">
            <text:p>0,743749983608723</text:p>
          </table:table-cell>
          <table:table-cell office:value-type="float" office:value="7.99999994039536" calcext:value-type="float">
            <text:p>7,99999994039536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1615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21" calcext:value-type="float">
            <text:p>21</text:p>
          </table:table-cell>
          <table:table-cell office:value-type="float" office:value="0.84" calcext:value-type="float">
            <text:p>0,84</text:p>
          </table:table-cell>
          <table:table-cell office:value-type="float" office:value="0.0257142853169214" calcext:value-type="float">
            <text:p>0,0257142853169214</text:p>
          </table:table-cell>
          <table:table-cell office:value-type="float" office:value="0.97428571326392" calcext:value-type="float">
            <text:p>0,97428571326392</text:p>
          </table:table-cell>
          <table:table-cell office:value-type="float" office:value="20.9999999701977" calcext:value-type="float">
            <text:p>20,9999999701977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1617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44999873638153" calcext:value-type="float">
            <text:p>0,444999873638153</text:p>
          </table:table-cell>
          <table:table-cell office:value-type="float" office:value="0.555000126361847" calcext:value-type="float">
            <text:p>0,555000126361847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1626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DOUBLE</text:p>
          </table:table-cell>
          <table:table-cell office:value-type="string" calcext:value-type="string">
            <text:p>NA</text:p>
          </table:table-cell>
          <table:table-cell office:value-type="float" office:value="12" calcext:value-type="float">
            <text:p>12</text:p>
          </table:table-cell>
          <table:table-cell office:value-type="float" office:value="0.96" calcext:value-type="float">
            <text:p>0,96</text:p>
          </table:table-cell>
          <table:table-cell office:value-type="float" office:value="0.938333282868067" calcext:value-type="float">
            <text:p>0,938333282868067</text:p>
          </table:table-cell>
          <table:table-cell office:value-type="float" office:value="0.0616667171319326" calcext:value-type="float">
            <text:p>0,0616667171319326</text:p>
          </table:table-cell>
          <table:table-cell office:value-type="float" office:value="12" calcext:value-type="float">
            <text:p>12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1637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1656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DOUBLE</text:p>
          </table:table-cell>
          <table:table-cell office:value-type="string" calcext:value-type="string">
            <text:p>NA</text:p>
          </table:table-cell>
          <table:table-cell office:value-type="float" office:value="19" calcext:value-type="float">
            <text:p>19</text:p>
          </table:table-cell>
          <table:table-cell office:value-type="float" office:value="0.91304347826087" calcext:value-type="float">
            <text:p>0,91304347826087</text:p>
          </table:table-cell>
          <table:table-cell table:style-name="ce4" office:value-type="float" office:value="0.107368409241501" calcext:value-type="float">
            <text:p>0,107368409241501</text:p>
          </table:table-cell>
          <table:table-cell table:style-name="ce4" office:value-type="float" office:value="0.892631590366364" calcext:value-type="float">
            <text:p>0,892631590366364</text:p>
          </table:table-cell>
          <table:table-cell office:value-type="float" office:value="18.9999999925494" calcext:value-type="float">
            <text:p>18,9999999925494</text:p>
          </table:table-cell>
          <table:table-cell table:number-columns-repeated="16321"/>
          <table:table-cell table:style-name="ce4" table:number-columns-repeated="3"/>
          <table:table-cell table:number-columns-repeated="50"/>
        </table:table-row>
        <table:table-row table:style-name="ro1">
          <table:table-cell table:style-name="ce3" office:value-type="string" calcext:value-type="string">
            <text:p>sub-1664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1665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0.833333333333333" calcext:value-type="float">
            <text:p>0,833333333333333</text:p>
          </table:table-cell>
          <table:table-cell office:value-type="float" office:value="0.466590762138367" calcext:value-type="float">
            <text:p>0,466590762138367</text:p>
          </table:table-cell>
          <table:table-cell office:value-type="float" office:value="0.533409237861633" calcext:value-type="float">
            <text:p>0,533409237861633</text:p>
          </table:table-cell>
          <table:table-cell office:value-type="float" office:value="10" calcext:value-type="float">
            <text:p>10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1685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8" calcext:value-type="float">
            <text:p>8</text:p>
          </table:table-cell>
          <table:table-cell office:value-type="float" office:value="0.888888888888889" calcext:value-type="float">
            <text:p>0,888888888888889</text:p>
          </table:table-cell>
          <table:table-cell office:value-type="float" office:value="0.261250022798777" calcext:value-type="float">
            <text:p>0,261250022798777</text:p>
          </table:table-cell>
          <table:table-cell office:value-type="float" office:value="0.738749980926514" calcext:value-type="float">
            <text:p>0,738749980926514</text:p>
          </table:table-cell>
          <table:table-cell office:value-type="float" office:value="8.00000002980233" calcext:value-type="float">
            <text:p>8,00000002980233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1751</text:p>
          </table:table-cell>
          <table:table-cell office:value-type="string" calcext:value-type="string">
            <text:p>Y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1759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ND</text:p>
          </table:table-cell>
          <table:table-cell table:number-columns-repeated="3" office:value-type="string" calcext:value-type="string">
            <text:p>ND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1767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,8</text:p>
          </table:table-cell>
          <table:table-cell office:value-type="float" office:value="0.470000257094701" calcext:value-type="float">
            <text:p>0,470000257094701</text:p>
          </table:table-cell>
          <table:table-cell office:value-type="float" office:value="0" calcext:value-type="float">
            <text:p>0</text:p>
          </table:table-cell>
          <table:table-cell office:value-type="float" office:value="5.64000308513641" calcext:value-type="float">
            <text:p>5,64000308513641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1775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8" calcext:value-type="float">
            <text:p>8</text:p>
          </table:table-cell>
          <table:table-cell office:value-type="float" office:value="0.888888888888889" calcext:value-type="float">
            <text:p>0,888888888888889</text:p>
          </table:table-cell>
          <table:table-cell office:value-type="float" office:value="0.697499960660934" calcext:value-type="float">
            <text:p>0,697499960660934</text:p>
          </table:table-cell>
          <table:table-cell office:value-type="float" office:value="0.302500039339066" calcext:value-type="float">
            <text:p>0,302500039339066</text:p>
          </table:table-cell>
          <table:table-cell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1781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1784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5" calcext:value-type="float">
            <text:p>15</text:p>
          </table:table-cell>
          <table:table-cell office:value-type="float" office:value="0.909090909090909" calcext:value-type="float">
            <text:p>0,909090909090909</text:p>
          </table:table-cell>
          <table:table-cell office:value-type="float" office:value="0.35999995470047" calcext:value-type="float">
            <text:p>0,35999995470047</text:p>
          </table:table-cell>
          <table:table-cell office:value-type="float" office:value="0.64000004529953" calcext:value-type="float">
            <text:p>0,64000004529953</text:p>
          </table:table-cell>
          <table:table-cell office:value-type="float" office:value="15" calcext:value-type="float">
            <text:p>15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1796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1797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0.862068965517241" calcext:value-type="float">
            <text:p>0,862068965517241</text:p>
          </table:table-cell>
          <table:table-cell office:value-type="float" office:value="0.62119993686676" calcext:value-type="float">
            <text:p>0,62119993686676</text:p>
          </table:table-cell>
          <table:table-cell office:value-type="float" office:value="0.37880006313324" calcext:value-type="float">
            <text:p>0,37880006313324</text:p>
          </table:table-cell>
          <table:table-cell office:value-type="float" office:value="25" calcext:value-type="float">
            <text:p>25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1800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22" calcext:value-type="float">
            <text:p>22</text:p>
          </table:table-cell>
          <table:table-cell office:value-type="float" office:value="0.862745098039216" calcext:value-type="float">
            <text:p>0,862745098039216</text:p>
          </table:table-cell>
          <table:table-cell office:value-type="float" office:value="0.157727279446342" calcext:value-type="float">
            <text:p>0,157727279446342</text:p>
          </table:table-cell>
          <table:table-cell office:value-type="float" office:value="0.842272720553658" calcext:value-type="float">
            <text:p>0,842272720553658</text:p>
          </table:table-cell>
          <table:table-cell office:value-type="float" office:value="22" calcext:value-type="float">
            <text:p>22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1844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7" calcext:value-type="float">
            <text:p>17</text:p>
          </table:table-cell>
          <table:table-cell office:value-type="float" office:value="0.918918918918919" calcext:value-type="float">
            <text:p>0,918918918918919</text:p>
          </table:table-cell>
          <table:table-cell office:value-type="float" office:value="0.235294038101154" calcext:value-type="float">
            <text:p>0,235294038101154</text:p>
          </table:table-cell>
          <table:table-cell office:value-type="float" office:value="0.764705962994519" calcext:value-type="float">
            <text:p>0,764705962994519</text:p>
          </table:table-cell>
          <table:table-cell office:value-type="float" office:value="17.0000000186264" calcext:value-type="float">
            <text:p>17,0000000186264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1849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1850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0.848484848484849" calcext:value-type="float">
            <text:p>0,8484848484848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1854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BROAD</text:p>
          </table:table-cell>
          <table:table-cell office:value-type="string" calcext:value-type="string">
            <text:p>NA</text:p>
          </table:table-cell>
          <table:table-cell table:style-name="ce2" office:value-type="float" office:value="35" calcext:value-type="float">
            <text:p>35</text:p>
          </table:table-cell>
          <table:table-cell office:value-type="float" office:value="0.945945945945946" calcext:value-type="float">
            <text:p>0,945945945945946</text:p>
          </table:table-cell>
          <table:table-cell office:value-type="float" office:value="0.0694285733359201" calcext:value-type="float">
            <text:p>0,0694285733359201</text:p>
          </table:table-cell>
          <table:table-cell office:value-type="float" office:value="0.93057142666408" calcext:value-type="float">
            <text:p>0,93057142666408</text:p>
          </table:table-cell>
          <table:table-cell office:value-type="float" office:value="35" calcext:value-type="float">
            <text:p>35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1856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float" office:value="0.947368421052632" calcext:value-type="float">
            <text:p>0,947368421052632</text:p>
          </table:table-cell>
          <table:table-cell office:value-type="float" office:value="0.887777818573846" calcext:value-type="float">
            <text:p>0,887777818573846</text:p>
          </table:table-cell>
          <table:table-cell office:value-type="float" office:value="0" calcext:value-type="float">
            <text:p>0</text:p>
          </table:table-cell>
          <table:table-cell office:value-type="float" office:value="7.99000036716461" calcext:value-type="float">
            <text:p>7,99000036716461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1860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,8</text:p>
          </table:table-cell>
          <table:table-cell office:value-type="float" office:value="0.299750003777444" calcext:value-type="float">
            <text:p>0,299750003777444</text:p>
          </table:table-cell>
          <table:table-cell office:value-type="float" office:value="0.700249994546175" calcext:value-type="float">
            <text:p>0,700249994546175</text:p>
          </table:table-cell>
          <table:table-cell office:value-type="float" office:value="9.99999998323619" calcext:value-type="float">
            <text:p>9,99999998323619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1862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table:style-name="ce2" office:value-type="float" office:value="27" calcext:value-type="float">
            <text:p>27</text:p>
          </table:table-cell>
          <table:table-cell office:value-type="float" office:value="0.870967741935484" calcext:value-type="float">
            <text:p>0,870967741935484</text:p>
          </table:table-cell>
          <table:table-cell office:value-type="float" office:value="0.186296290821499" calcext:value-type="float">
            <text:p>0,186296290821499</text:p>
          </table:table-cell>
          <table:table-cell office:value-type="float" office:value="0.813703709178501" calcext:value-type="float">
            <text:p>0,813703709178501</text:p>
          </table:table-cell>
          <table:table-cell office:value-type="float" office:value="27" calcext:value-type="float">
            <text:p>27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186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ILOBAR/ONE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Bilobar</text:p>
          </table:table-cell>
          <table:table-cell office:value-type="float" office:value="43" calcext:value-type="float">
            <text:p>43</text:p>
          </table:table-cell>
          <table:table-cell office:value-type="float" office:value="0.895833333333333" calcext:value-type="float">
            <text:p>0,895833333333333</text:p>
          </table:table-cell>
          <table:table-cell office:value-type="float" office:value="0.239767413846282" calcext:value-type="float">
            <text:p>0,239767413846282</text:p>
          </table:table-cell>
          <table:table-cell office:value-type="float" office:value="0.742558177127395" calcext:value-type="float">
            <text:p>0,742558177127395</text:p>
          </table:table-cell>
          <table:table-cell office:value-type="float" office:value="42.2400004118681" calcext:value-type="float">
            <text:p>42,2400004118681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1864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table:style-name="ce2" office:value-type="float" office:value="32" calcext:value-type="float">
            <text:p>32</text:p>
          </table:table-cell>
          <table:table-cell office:value-type="float" office:value="0.888888888888889" calcext:value-type="float">
            <text:p>0,888888888888889</text:p>
          </table:table-cell>
          <table:table-cell office:value-type="float" office:value="0.174062510952353" calcext:value-type="float">
            <text:p>0,174062510952353</text:p>
          </table:table-cell>
          <table:table-cell office:value-type="float" office:value="0.825937489047647" calcext:value-type="float">
            <text:p>0,825937489047647</text:p>
          </table:table-cell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1866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DOUBLE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float" office:value="0.947368421052632" calcext:value-type="float">
            <text:p>0,947368421052632</text:p>
          </table:table-cell>
          <table:table-cell office:value-type="float" office:value="0.269999988377094" calcext:value-type="float">
            <text:p>0,269999988377094</text:p>
          </table:table-cell>
          <table:table-cell office:value-type="float" office:value="0.730000012450748" calcext:value-type="float">
            <text:p>0,730000012450748</text:p>
          </table:table-cell>
          <table:table-cell office:value-type="float" office:value="9.00000000745058" calcext:value-type="float">
            <text:p>9,00000000745058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1868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4.5" calcext:value-type="float">
            <text:p>4,5</text:p>
          </table:table-cell>
          <table:table-cell office:value-type="float" office:value="0.944444444444444" calcext:value-type="float">
            <text:p>0,944444444444444</text:p>
          </table:table-cell>
          <table:table-cell office:value-type="float" office:value="0.96599999666214" calcext:value-type="float">
            <text:p>0,96599999666214</text:p>
          </table:table-cell>
          <table:table-cell office:value-type="float" office:value="0" calcext:value-type="float">
            <text:p>0</text:p>
          </table:table-cell>
          <table:table-cell office:value-type="float" office:value="4.34699998497963" calcext:value-type="float">
            <text:p>4,34699998497963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1869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20" calcext:value-type="float">
            <text:p>20</text:p>
          </table:table-cell>
          <table:table-cell office:value-type="float" office:value="0.975609756097561" calcext:value-type="float">
            <text:p>0,975609756097561</text:p>
          </table:table-cell>
          <table:table-cell office:value-type="float" office:value="0.268999990075827" calcext:value-type="float">
            <text:p>0,268999990075827</text:p>
          </table:table-cell>
          <table:table-cell office:value-type="float" office:value="0.731000009179115" calcext:value-type="float">
            <text:p>0,731000009179115</text:p>
          </table:table-cell>
          <table:table-cell office:value-type="float" office:value="19.9999999850988" calcext:value-type="float">
            <text:p>19,9999999850988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1874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0.833333333333333" calcext:value-type="float">
            <text:p>0,833333333333333</text:p>
          </table:table-cell>
          <table:table-cell office:value-type="float" office:value="0.279000006616116" calcext:value-type="float">
            <text:p>0,279000006616116</text:p>
          </table:table-cell>
          <table:table-cell office:value-type="float" office:value="0.720999991893768" calcext:value-type="float">
            <text:p>0,720999991893768</text:p>
          </table:table-cell>
          <table:table-cell office:value-type="float" office:value="9.99999998509884" calcext:value-type="float">
            <text:p>9,99999998509884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1875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9" calcext:value-type="float">
            <text:p>19</text:p>
          </table:table-cell>
          <table:table-cell office:value-type="float" office:value="0.974358974358974" calcext:value-type="float">
            <text:p>0,974358974358974</text:p>
          </table:table-cell>
          <table:table-cell office:value-type="float" office:value="0.292105125753503" calcext:value-type="float">
            <text:p>0,292105125753503</text:p>
          </table:table-cell>
          <table:table-cell office:value-type="float" office:value="0.707894874246497" calcext:value-type="float">
            <text:p>0,707894874246497</text:p>
          </table:table-cell>
          <table:table-cell office:value-type="float" office:value="19" calcext:value-type="float">
            <text:p>19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1882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8" calcext:value-type="float">
            <text:p>8</text:p>
          </table:table-cell>
          <table:table-cell office:value-type="float" office:value="0.842105263157895" calcext:value-type="float">
            <text:p>0,842105263157895</text:p>
          </table:table-cell>
          <table:table-cell office:value-type="float" office:value="0.3049999717623" calcext:value-type="float">
            <text:p>0,3049999717623</text:p>
          </table:table-cell>
          <table:table-cell office:value-type="float" office:value="0.695000022649765" calcext:value-type="float">
            <text:p>0,695000022649765</text:p>
          </table:table-cell>
          <table:table-cell office:value-type="float" office:value="7.99999995529652" calcext:value-type="float">
            <text:p>7,99999995529652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1886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DOUBLE 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0.956521739130435" calcext:value-type="float">
            <text:p>0,956521739130435</text:p>
          </table:table-cell>
          <table:table-cell office:value-type="float" office:value="0.457272589206696" calcext:value-type="float">
            <text:p>0,457272589206696</text:p>
          </table:table-cell>
          <table:table-cell office:value-type="float" office:value="0.542727410793304" calcext:value-type="float">
            <text:p>0,542727410793304</text:p>
          </table:table-cell>
          <table:table-cell office:value-type="float" office:value="11" calcext:value-type="float">
            <text:p>11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1891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434285676905087" calcext:value-type="float">
            <text:p>0,434285676905087</text:p>
          </table:table-cell>
          <table:table-cell office:value-type="float" office:value="0.56571432522365" calcext:value-type="float">
            <text:p>0,56571432522365</text:p>
          </table:table-cell>
          <table:table-cell office:value-type="float" office:value="7.00000001490116" calcext:value-type="float">
            <text:p>7,00000001490116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191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ILOBAR/ONE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Bilobar</text:p>
          </table:table-cell>
          <table:table-cell office:value-type="float" office:value="34" calcext:value-type="float">
            <text:p>34</text:p>
          </table:table-cell>
          <table:table-cell office:value-type="float" office:value="0.957746478873239" calcext:value-type="float">
            <text:p>0,957746478873239</text:p>
          </table:table-cell>
          <table:table-cell office:value-type="float" office:value="0.0467647007283042" calcext:value-type="float">
            <text:p>0,0467647007283042</text:p>
          </table:table-cell>
          <table:table-cell office:value-type="float" office:value="0.953235300148235" calcext:value-type="float">
            <text:p>0,953235300148235</text:p>
          </table:table-cell>
          <table:table-cell office:value-type="float" office:value="34.0000000298023" calcext:value-type="float">
            <text:p>34,0000000298023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1919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table:style-name="ce2" office:value-type="float" office:value="24" calcext:value-type="float">
            <text:p>24</text:p>
          </table:table-cell>
          <table:table-cell office:value-type="float" office:value="0.888888888888889" calcext:value-type="float">
            <text:p>0,888888888888889</text:p>
          </table:table-cell>
          <table:table-cell office:value-type="float" office:value="0.127916664505998" calcext:value-type="float">
            <text:p>0,127916664505998</text:p>
          </table:table-cell>
          <table:table-cell office:value-type="float" office:value="0.872083333631357" calcext:value-type="float">
            <text:p>0,872083333631357</text:p>
          </table:table-cell>
          <table:table-cell office:value-type="float" office:value="23.9999999552965" calcext:value-type="float">
            <text:p>23,9999999552965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1922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1926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0.909090909090909" calcext:value-type="float">
            <text:p>0,909090909090909</text:p>
          </table:table-cell>
          <table:table-cell office:value-type="float" office:value="0.292000012099743" calcext:value-type="float">
            <text:p>0,292000012099743</text:p>
          </table:table-cell>
          <table:table-cell office:value-type="float" office:value="0.707999992370606" calcext:value-type="float">
            <text:p>0,707999992370606</text:p>
          </table:table-cell>
          <table:table-cell office:value-type="float" office:value="10.0000000447035" calcext:value-type="float">
            <text:p>10,0000000447035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1928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6" calcext:value-type="float">
            <text:p>16</text:p>
          </table:table-cell>
          <table:table-cell office:value-type="float" office:value="0.842105263157895" calcext:value-type="float">
            <text:p>0,842105263157895</text:p>
          </table:table-cell>
          <table:table-cell office:value-type="float" office:value="0.036250002682209" calcext:value-type="float">
            <text:p>0,036250002682209</text:p>
          </table:table-cell>
          <table:table-cell office:value-type="float" office:value="0.963749997317791" calcext:value-type="float">
            <text:p>0,963749997317791</text:p>
          </table:table-cell>
          <table:table-cell office:value-type="float" office:value="16" calcext:value-type="float">
            <text:p>16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1933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0.888888888888889" calcext:value-type="float">
            <text:p>0,888888888888889</text:p>
          </table:table-cell>
          <table:table-cell office:value-type="float" office:value="0.165000015636906" calcext:value-type="float">
            <text:p>0,165000015636906</text:p>
          </table:table-cell>
          <table:table-cell office:value-type="float" office:value="0.834999993443489" calcext:value-type="float">
            <text:p>0,834999993443489</text:p>
          </table:table-cell>
          <table:table-cell office:value-type="float" office:value="4.00000003632158" calcext:value-type="float">
            <text:p>4,00000003632158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1978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0.888888888888889" calcext:value-type="float">
            <text:p>0,888888888888889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1993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6" calcext:value-type="float">
            <text:p>16</text:p>
          </table:table-cell>
          <table:table-cell office:value-type="float" office:value="0.96969696969697" calcext:value-type="float">
            <text:p>0,96969696969697</text:p>
          </table:table-cell>
          <table:table-cell office:value-type="float" office:value="0.6881248280406" calcext:value-type="float">
            <text:p>0,6881248280406</text:p>
          </table:table-cell>
          <table:table-cell office:value-type="float" office:value="0.3118751719594" calcext:value-type="float">
            <text:p>0,3118751719594</text:p>
          </table:table-cell>
          <table:table-cell office:value-type="float" office:value="16" calcext:value-type="float">
            <text:p>16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2012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D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2031</text:p>
          </table:table-cell>
          <table:table-cell office:value-type="string" calcext:value-type="string">
            <text:p>Y</text:p>
          </table:table-cell>
          <table:table-cell table:number-columns-repeated="2" table:style-name="ce5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7" calcext:value-type="float">
            <text:p>17</text:p>
          </table:table-cell>
          <table:table-cell office:value-type="float" office:value="0.971428571428571" calcext:value-type="float">
            <text:p>0,971428571428571</text:p>
          </table:table-cell>
          <table:table-cell office:value-type="float" office:value="0.322941127945395" calcext:value-type="float">
            <text:p>0,322941127945395</text:p>
          </table:table-cell>
          <table:table-cell office:value-type="float" office:value="0.677058872054605" calcext:value-type="float">
            <text:p>0,677058872054605</text:p>
          </table:table-cell>
          <table:table-cell office:value-type="float" office:value="17" calcext:value-type="float">
            <text:p>17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2034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0.857142857142857" calcext:value-type="float">
            <text:p>0,857142857142857</text:p>
          </table:table-cell>
          <table:table-cell office:value-type="float" office:value="0.493750009064873" calcext:value-type="float">
            <text:p>0,493750009064873</text:p>
          </table:table-cell>
          <table:table-cell office:value-type="float" office:value="0.506249989072482" calcext:value-type="float">
            <text:p>0,506249989072482</text:p>
          </table:table-cell>
          <table:table-cell office:value-type="float" office:value="2.99999999441207" calcext:value-type="float">
            <text:p>2,99999999441207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2035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2043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  <table:table-cell office:value-type="float" office:value="0.0675000101327896" calcext:value-type="float">
            <text:p>0,0675000101327896</text:p>
          </table:table-cell>
          <table:table-cell office:value-type="float" office:value="0.93249998986721" calcext:value-type="float">
            <text:p>0,93249998986721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2044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6" calcext:value-type="float">
            <text:p>6</text:p>
          </table:table-cell>
          <table:table-cell office:value-type="float" office:value="0.954545454545455" calcext:value-type="float">
            <text:p>0,954545454545455</text:p>
          </table:table-cell>
          <table:table-cell office:value-type="float" office:value="0.303238067101865" calcext:value-type="float">
            <text:p>0,303238067101865</text:p>
          </table:table-cell>
          <table:table-cell office:value-type="float" office:value="0.696761930556524" calcext:value-type="float">
            <text:p>0,696761930556524</text:p>
          </table:table-cell>
          <table:table-cell office:value-type="float" office:value="5.99999998595034" calcext:value-type="float">
            <text:p>5,99999998595034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2053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DOUBLE</text:p>
          </table:table-cell>
          <table:table-cell office:value-type="string" calcext:value-type="string">
            <text:p>NA</text:p>
          </table:table-cell>
          <table:table-cell office:value-type="float" office:value="31" calcext:value-type="float">
            <text:p>31</text:p>
          </table:table-cell>
          <table:table-cell office:value-type="float" office:value="0.861111111111111" calcext:value-type="float">
            <text:p>0,861111111111111</text:p>
          </table:table-cell>
          <table:table-cell office:value-type="float" office:value="0.136451591887782" calcext:value-type="float">
            <text:p>0,136451591887782</text:p>
          </table:table-cell>
          <table:table-cell office:value-type="float" office:value="0.863548409554266" calcext:value-type="float">
            <text:p>0,863548409554266</text:p>
          </table:table-cell>
          <table:table-cell office:value-type="float" office:value="31.0000000447035" calcext:value-type="float">
            <text:p>31,0000000447035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2054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2058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41333325356245" calcext:value-type="float">
            <text:p>0,41333325356245</text:p>
          </table:table-cell>
          <table:table-cell office:value-type="float" office:value="0.586666749914487" calcext:value-type="float">
            <text:p>0,586666749914487</text:p>
          </table:table-cell>
          <table:table-cell office:value-type="float" office:value="5.00000001738469" calcext:value-type="float">
            <text:p>5,00000001738469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2062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6" calcext:value-type="float">
            <text:p>6</text:p>
          </table:table-cell>
          <table:table-cell office:value-type="float" office:value="0.916666666666667" calcext:value-type="float">
            <text:p>0,916666666666667</text:p>
          </table:table-cell>
          <table:table-cell office:value-type="float" office:value="0.387047541993005" calcext:value-type="float">
            <text:p>0,387047541993005</text:p>
          </table:table-cell>
          <table:table-cell office:value-type="float" office:value="0.612952457723163" calcext:value-type="float">
            <text:p>0,612952457723163</text:p>
          </table:table-cell>
          <table:table-cell office:value-type="float" office:value="5.99999999829701" calcext:value-type="float">
            <text:p>5,99999999829701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2064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2067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table:style-name="ce2" office:value-type="float" office:value="23" calcext:value-type="float">
            <text:p>23</text:p>
          </table:table-cell>
          <table:table-cell office:value-type="float" office:value="0.958333333333333" calcext:value-type="float">
            <text:p>0,958333333333333</text:p>
          </table:table-cell>
          <table:table-cell office:value-type="float" office:value="0.272608698062275" calcext:value-type="float">
            <text:p>0,272608698062275</text:p>
          </table:table-cell>
          <table:table-cell office:value-type="float" office:value="0.727391302585602" calcext:value-type="float">
            <text:p>0,727391302585602</text:p>
          </table:table-cell>
          <table:table-cell office:value-type="float" office:value="23.0000000149012" calcext:value-type="float">
            <text:p>23,0000000149012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2068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6" calcext:value-type="float">
            <text:p>6</text:p>
          </table:table-cell>
          <table:table-cell office:value-type="float" office:value="0.961538461538462" calcext:value-type="float">
            <text:p>0,961538461538462</text:p>
          </table:table-cell>
          <table:table-cell office:value-type="float" office:value="0.398611077004009" calcext:value-type="float">
            <text:p>0,398611077004009</text:p>
          </table:table-cell>
          <table:table-cell office:value-type="float" office:value="0.601388922995991" calcext:value-type="float">
            <text:p>0,601388922995991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2085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BROAD</text:p>
          </table:table-cell>
          <table:table-cell office:value-type="string" calcext:value-type="string">
            <text:p>NA</text:p>
          </table:table-cell>
          <table:table-cell table:style-name="ce2" office:value-type="float" office:value="40" calcext:value-type="float">
            <text:p>40</text:p>
          </table:table-cell>
          <table:table-cell office:value-type="float" office:value="0.833333333333333" calcext:value-type="float">
            <text:p>0,833333333333333</text:p>
          </table:table-cell>
          <table:table-cell office:value-type="float" office:value="0.414999986067414" calcext:value-type="float">
            <text:p>0,414999986067414</text:p>
          </table:table-cell>
          <table:table-cell office:value-type="float" office:value="0.585000014305115" calcext:value-type="float">
            <text:p>0,585000014305115</text:p>
          </table:table-cell>
          <table:table-cell office:value-type="float" office:value="40.0000000149012" calcext:value-type="float">
            <text:p>40,0000000149012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2087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office:value-type="float" office:value="0.933333333333333" calcext:value-type="float">
            <text:p>0,933333333333333</text:p>
          </table:table-cell>
          <table:table-cell office:value-type="float" office:value="0.429999932646751" calcext:value-type="float">
            <text:p>0,429999932646751</text:p>
          </table:table-cell>
          <table:table-cell office:value-type="float" office:value="0.570000069481986" calcext:value-type="float">
            <text:p>0,570000069481986</text:p>
          </table:table-cell>
          <table:table-cell office:value-type="float" office:value="7.00000001490116" calcext:value-type="float">
            <text:p>7,00000001490116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2093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2" calcext:value-type="float">
            <text:p>12</text:p>
          </table:table-cell>
          <table:table-cell office:value-type="float" office:value="0.923076923076923" calcext:value-type="float">
            <text:p>0,923076923076923</text:p>
          </table:table-cell>
          <table:table-cell office:value-type="float" office:value="0.149999958618234" calcext:value-type="float">
            <text:p>0,149999958618234</text:p>
          </table:table-cell>
          <table:table-cell office:value-type="float" office:value="0.850000038743019" calcext:value-type="float">
            <text:p>0,850000038743019</text:p>
          </table:table-cell>
          <table:table-cell office:value-type="float" office:value="11.999999968335" calcext:value-type="float">
            <text:p>11,999999968335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2095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,9</text:p>
          </table:table-cell>
          <table:table-cell office:value-type="float" office:value="0.835555493831635" calcext:value-type="float">
            <text:p>0,835555493831635</text:p>
          </table:table-cell>
          <table:table-cell office:value-type="float" office:value="0.164444506168365" calcext:value-type="float">
            <text:p>0,164444506168365</text:p>
          </table:table-cell>
          <table:table-cell office:value-type="float" office:value="9" calcext:value-type="float">
            <text:p>9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2117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0.909090909090909" calcext:value-type="float">
            <text:p>0,909090909090909</text:p>
          </table:table-cell>
          <table:table-cell table:style-name="ce4" office:value-type="float" office:value="0.662499994039536" calcext:value-type="float">
            <text:p>0,662499994039536</text:p>
          </table:table-cell>
          <table:table-cell table:style-name="ce4" office:value-type="float" office:value="0.337500005960465" calcext:value-type="float">
            <text:p>0,337500005960465</text:p>
          </table:table-cell>
          <table:table-cell office:value-type="float" office:value="2" calcext:value-type="float">
            <text:p>2</text:p>
          </table:table-cell>
          <table:table-cell table:number-columns-repeated="16321"/>
          <table:table-cell table:style-name="ce4" table:number-columns-repeated="3"/>
          <table:table-cell table:number-columns-repeated="50"/>
        </table:table-row>
        <table:table-row table:style-name="ro1">
          <table:table-cell table:style-name="ce3" office:value-type="string" calcext:value-type="string">
            <text:p>sub-2126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0.888888888888889" calcext:value-type="float">
            <text:p>0,888888888888889</text:p>
          </table:table-cell>
          <table:table-cell office:value-type="float" office:value="0.247500021010637" calcext:value-type="float">
            <text:p>0,247500021010637</text:p>
          </table:table-cell>
          <table:table-cell office:value-type="float" office:value="0.752499975264072" calcext:value-type="float">
            <text:p>0,752499975264072</text:p>
          </table:table-cell>
          <table:table-cell office:value-type="float" office:value="3.99999998509884" calcext:value-type="float">
            <text:p>3,99999998509884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2127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272222227520413" calcext:value-type="float">
            <text:p>0,272222227520413</text:p>
          </table:table-cell>
          <table:table-cell office:value-type="float" office:value="0.727777765856849" calcext:value-type="float">
            <text:p>0,727777765856849</text:p>
          </table:table-cell>
          <table:table-cell office:value-type="float" office:value="8.99999994039536" calcext:value-type="float">
            <text:p>8,99999994039536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2133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6" calcext:value-type="float">
            <text:p>6</text:p>
          </table:table-cell>
          <table:table-cell office:value-type="float" office:value="0.923076923076923" calcext:value-type="float">
            <text:p>0,9230769230769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2152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table:style-name="ce2" office:value-type="float" office:value="22" calcext:value-type="float">
            <text:p>22</text:p>
          </table:table-cell>
          <table:table-cell office:value-type="float" office:value="0.936170212765958" calcext:value-type="float">
            <text:p>0,936170212765958</text:p>
          </table:table-cell>
          <table:table-cell office:value-type="float" office:value="0.0786363665353168" calcext:value-type="float">
            <text:p>0,0786363665353168</text:p>
          </table:table-cell>
          <table:table-cell office:value-type="float" office:value="0.92136363549666" calcext:value-type="float">
            <text:p>0,92136363549666</text:p>
          </table:table-cell>
          <table:table-cell office:value-type="float" office:value="22.0000000447035" calcext:value-type="float">
            <text:p>22,0000000447035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2172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table:style-name="ce2" office:value-type="float" office:value="23" calcext:value-type="float">
            <text:p>23</text:p>
          </table:table-cell>
          <table:table-cell office:value-type="float" office:value="0.901960784313726" calcext:value-type="float">
            <text:p>0,901960784313726</text:p>
          </table:table-cell>
          <table:table-cell office:value-type="float" office:value="0.197826020743536" calcext:value-type="float">
            <text:p>0,197826020743536</text:p>
          </table:table-cell>
          <table:table-cell office:value-type="float" office:value="0.802173979904341" calcext:value-type="float">
            <text:p>0,802173979904341</text:p>
          </table:table-cell>
          <table:table-cell office:value-type="float" office:value="23.0000000149012" calcext:value-type="float">
            <text:p>23,0000000149012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2205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2206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0.956521739130435" calcext:value-type="float">
            <text:p>0,956521739130435</text:p>
          </table:table-cell>
          <table:table-cell office:value-type="float" office:value="0.455454463308508" calcext:value-type="float">
            <text:p>0,455454463308508</text:p>
          </table:table-cell>
          <table:table-cell office:value-type="float" office:value="0.544545536691492" calcext:value-type="float">
            <text:p>0,544545536691492</text:p>
          </table:table-cell>
          <table:table-cell office:value-type="float" office:value="11" calcext:value-type="float">
            <text:p>11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2210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273333348830541" calcext:value-type="float">
            <text:p>0,273333348830541</text:p>
          </table:table-cell>
          <table:table-cell office:value-type="float" office:value="0.726666649182638" calcext:value-type="float">
            <text:p>0,726666649182638</text:p>
          </table:table-cell>
          <table:table-cell office:value-type="float" office:value="14.9999999701977" calcext:value-type="float">
            <text:p>14,9999999701977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2213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4" calcext:value-type="float">
            <text:p>14</text:p>
          </table:table-cell>
          <table:table-cell office:value-type="float" office:value="0.875" calcext:value-type="float">
            <text:p>0,875</text:p>
          </table:table-cell>
          <table:table-cell office:value-type="float" office:value="0.306428571896894" calcext:value-type="float">
            <text:p>0,306428571896894</text:p>
          </table:table-cell>
          <table:table-cell office:value-type="float" office:value="0.693571427038738" calcext:value-type="float">
            <text:p>0,693571427038738</text:p>
          </table:table-cell>
          <table:table-cell office:value-type="float" office:value="13.9999999850988" calcext:value-type="float">
            <text:p>13,9999999850988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2220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21" calcext:value-type="float">
            <text:p>21</text:p>
          </table:table-cell>
          <table:table-cell office:value-type="float" office:value="0.875" calcext:value-type="float">
            <text:p>0,8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2231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8" calcext:value-type="float">
            <text:p>8</text:p>
          </table:table-cell>
          <table:table-cell office:value-type="float" office:value="0.888888888888889" calcext:value-type="float">
            <text:p>0,888888888888889</text:p>
          </table:table-cell>
          <table:table-cell office:value-type="float" office:value="0.332499973475933" calcext:value-type="float">
            <text:p>0,332499973475933</text:p>
          </table:table-cell>
          <table:table-cell office:value-type="float" office:value="0.667500026524067" calcext:value-type="float">
            <text:p>0,667500026524067</text:p>
          </table:table-cell>
          <table:table-cell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2248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table:style-name="ce2" office:value-type="float" office:value="24" calcext:value-type="float">
            <text:p>24</text:p>
          </table:table-cell>
          <table:table-cell office:value-type="float" office:value="0.923076923076923" calcext:value-type="float">
            <text:p>0,923076923076923</text:p>
          </table:table-cell>
          <table:table-cell office:value-type="float" office:value="0.372916609048843" calcext:value-type="float">
            <text:p>0,372916609048843</text:p>
          </table:table-cell>
          <table:table-cell office:value-type="float" office:value="0.627083390951157" calcext:value-type="float">
            <text:p>0,627083390951157</text:p>
          </table:table-cell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2327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07999990321696" calcext:value-type="float">
            <text:p>0,207999990321696</text:p>
          </table:table-cell>
          <table:table-cell office:value-type="float" office:value="0.792000007629395" calcext:value-type="float">
            <text:p>0,792000007629395</text:p>
          </table:table-cell>
          <table:table-cell office:value-type="float" office:value="4.99999998975546" calcext:value-type="float">
            <text:p>4,99999998975546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2440</text:p>
          </table:table-cell>
          <table:table-cell office:value-type="string" calcext:value-type="string">
            <text:p>Y</text:p>
          </table:table-cell>
          <table:table-cell table:number-columns-repeated="5" office:value-type="string" calcext:value-type="string">
            <text:p>ND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2543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0.916666666666667" calcext:value-type="float">
            <text:p>0,916666666666667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2561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2740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4" calcext:value-type="float">
            <text:p>14</text:p>
          </table:table-cell>
          <table:table-cell office:value-type="float" office:value="0.903225806451613" calcext:value-type="float">
            <text:p>0,903225806451613</text:p>
          </table:table-cell>
          <table:table-cell office:value-type="float" office:value="0.340714256678309" calcext:value-type="float">
            <text:p>0,340714256678309</text:p>
          </table:table-cell>
          <table:table-cell office:value-type="float" office:value="0.659285741192954" calcext:value-type="float">
            <text:p>0,659285741192954</text:p>
          </table:table-cell>
          <table:table-cell office:value-type="float" office:value="13.9999999701977" calcext:value-type="float">
            <text:p>13,9999999701977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2743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0.952380952380952" calcext:value-type="float">
            <text:p>0,952380952380952</text:p>
          </table:table-cell>
          <table:table-cell office:value-type="float" office:value="0.684999912977219" calcext:value-type="float">
            <text:p>0,684999912977219</text:p>
          </table:table-cell>
          <table:table-cell office:value-type="float" office:value="0.315000087022781" calcext:value-type="float">
            <text:p>0,315000087022781</text:p>
          </table:table-cell>
          <table:table-cell office:value-type="float" office:value="10" calcext:value-type="float">
            <text:p>10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2748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0.916666666666667" calcext:value-type="float">
            <text:p>0,916666666666667</text:p>
          </table:table-cell>
          <table:table-cell office:value-type="float" office:value="0.628181923519481" calcext:value-type="float">
            <text:p>0,628181923519481</text:p>
          </table:table-cell>
          <table:table-cell office:value-type="float" office:value="0" calcext:value-type="float">
            <text:p>0</text:p>
          </table:table-cell>
          <table:table-cell office:value-type="float" office:value="6.91000115871429" calcext:value-type="float">
            <text:p>6,91000115871429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2790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8" calcext:value-type="float">
            <text:p>8</text:p>
          </table:table-cell>
          <table:table-cell office:value-type="float" office:value="0.842105263157895" calcext:value-type="float">
            <text:p>0,842105263157895</text:p>
          </table:table-cell>
          <table:table-cell office:value-type="float" office:value="0.443749874830246" calcext:value-type="float">
            <text:p>0,443749874830246</text:p>
          </table:table-cell>
          <table:table-cell office:value-type="float" office:value="0.556250125169754" calcext:value-type="float">
            <text:p>0,556250125169754</text:p>
          </table:table-cell>
          <table:table-cell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2813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2819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22" calcext:value-type="float">
            <text:p>22</text:p>
          </table:table-cell>
          <table:table-cell office:value-type="float" office:value="0.862745098039216" calcext:value-type="float">
            <text:p>0,862745098039216</text:p>
          </table:table-cell>
          <table:table-cell office:value-type="float" office:value="0.180454522371292" calcext:value-type="float">
            <text:p>0,180454522371292</text:p>
          </table:table-cell>
          <table:table-cell office:value-type="float" office:value="0.819545477628708" calcext:value-type="float">
            <text:p>0,819545477628708</text:p>
          </table:table-cell>
          <table:table-cell office:value-type="float" office:value="22" calcext:value-type="float">
            <text:p>22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2852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DOUBLE</text:p>
          </table:table-cell>
          <table:table-cell office:value-type="string" calcext:value-type="string">
            <text:p>NA</text:p>
          </table:table-cell>
          <table:table-cell office:value-type="float" office:value="16" calcext:value-type="float">
            <text:p>16</text:p>
          </table:table-cell>
          <table:table-cell office:value-type="float" office:value="0.888888888888889" calcext:value-type="float">
            <text:p>0,888888888888889</text:p>
          </table:table-cell>
          <table:table-cell office:value-type="float" office:value="0.335624965839088" calcext:value-type="float">
            <text:p>0,335624965839088</text:p>
          </table:table-cell>
          <table:table-cell office:value-type="float" office:value="0.66437503695488" calcext:value-type="float">
            <text:p>0,66437503695488</text:p>
          </table:table-cell>
          <table:table-cell office:value-type="float" office:value="16.0000000447035" calcext:value-type="float">
            <text:p>16,0000000447035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2872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float" office:value="0.947368421052632" calcext:value-type="float">
            <text:p>0,947368421052632</text:p>
          </table:table-cell>
          <table:table-cell office:value-type="float" office:value="0.439999878406525" calcext:value-type="float">
            <text:p>0,439999878406525</text:p>
          </table:table-cell>
          <table:table-cell office:value-type="float" office:value="0.560000121593475" calcext:value-type="float">
            <text:p>0,560000121593475</text:p>
          </table:table-cell>
          <table:table-cell office:value-type="float" office:value="9" calcext:value-type="float">
            <text:p>9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2885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2889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office:value-type="float" office:value="0.933333333333333" calcext:value-type="float">
            <text:p>0,933333333333333</text:p>
          </table:table-cell>
          <table:table-cell office:value-type="float" office:value="0.385714211634227" calcext:value-type="float">
            <text:p>0,385714211634227</text:p>
          </table:table-cell>
          <table:table-cell office:value-type="float" office:value="0.614285792623248" calcext:value-type="float">
            <text:p>0,614285792623248</text:p>
          </table:table-cell>
          <table:table-cell office:value-type="float" office:value="7.00000002980233" calcext:value-type="float">
            <text:p>7,00000002980233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2893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table:style-name="ce2" office:value-type="float" office:value="24" calcext:value-type="float">
            <text:p>24</text:p>
          </table:table-cell>
          <table:table-cell office:value-type="float" office:value="0.979591836734694" calcext:value-type="float">
            <text:p>0,979591836734694</text:p>
          </table:table-cell>
          <table:table-cell office:value-type="float" office:value="0.196666647369663" calcext:value-type="float">
            <text:p>0,196666647369663</text:p>
          </table:table-cell>
          <table:table-cell office:value-type="float" office:value="0.803333352009455" calcext:value-type="float">
            <text:p>0,803333352009455</text:p>
          </table:table-cell>
          <table:table-cell office:value-type="float" office:value="23.9999999850988" calcext:value-type="float">
            <text:p>23,9999999850988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2909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6" calcext:value-type="float">
            <text:p>16</text:p>
          </table:table-cell>
          <table:table-cell office:value-type="float" office:value="0.888888888888889" calcext:value-type="float">
            <text:p>0,888888888888889</text:p>
          </table:table-cell>
          <table:table-cell office:value-type="float" office:value="0.198125016875565" calcext:value-type="float">
            <text:p>0,198125016875565</text:p>
          </table:table-cell>
          <table:table-cell office:value-type="float" office:value="0.801874976605177" calcext:value-type="float">
            <text:p>0,801874976605177</text:p>
          </table:table-cell>
          <table:table-cell office:value-type="float" office:value="15.9999998956919" calcext:value-type="float">
            <text:p>15,9999998956919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2939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20" calcext:value-type="float">
            <text:p>20</text:p>
          </table:table-cell>
          <table:table-cell office:value-type="float" office:value="0.869565217391304" calcext:value-type="float">
            <text:p>0,869565217391304</text:p>
          </table:table-cell>
          <table:table-cell office:value-type="float" office:value="0.0530000030994415" calcext:value-type="float">
            <text:p>0,0530000030994415</text:p>
          </table:table-cell>
          <table:table-cell office:value-type="float" office:value="0.946999996900559" calcext:value-type="float">
            <text:p>0,946999996900559</text:p>
          </table:table-cell>
          <table:table-cell office:value-type="float" office:value="20" calcext:value-type="float">
            <text:p>20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2940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4" calcext:value-type="float">
            <text:p>14</text:p>
          </table:table-cell>
          <table:table-cell office:value-type="float" office:value="0.933333333333333" calcext:value-type="float">
            <text:p>0,93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2974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0.88" calcext:value-type="float">
            <text:p>0,88</text:p>
          </table:table-cell>
          <table:table-cell office:value-type="float" office:value="0.29272725907239" calcext:value-type="float">
            <text:p>0,29272725907239</text:p>
          </table:table-cell>
          <table:table-cell office:value-type="float" office:value="0.70727274092761" calcext:value-type="float">
            <text:p>0,70727274092761</text:p>
          </table:table-cell>
          <table:table-cell office:value-type="float" office:value="11" calcext:value-type="float">
            <text:p>11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2976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6" calcext:value-type="float">
            <text:p>16</text:p>
          </table:table-cell>
          <table:table-cell office:value-type="float" office:value="0.941176470588235" calcext:value-type="float">
            <text:p>0,941176470588235</text:p>
          </table:table-cell>
          <table:table-cell office:value-type="float" office:value="0.986874971538782" calcext:value-type="float">
            <text:p>0,986874971538782</text:p>
          </table:table-cell>
          <table:table-cell office:value-type="float" office:value="0.0131250284612179" calcext:value-type="float">
            <text:p>0,0131250284612179</text:p>
          </table:table-cell>
          <table:table-cell office:value-type="float" office:value="16" calcext:value-type="float">
            <text:p>16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3003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300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ILOBAR/ONE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Bilobar</text:p>
          </table:table-cell>
          <table:table-cell office:value-type="float" office:value="21" calcext:value-type="float">
            <text:p>21</text:p>
          </table:table-cell>
          <table:table-cell office:value-type="float" office:value="0.875" calcext:value-type="float">
            <text:p>0,875</text:p>
          </table:table-cell>
          <table:table-cell office:value-type="float" office:value="0.0695454573089426" calcext:value-type="float">
            <text:p>0,0695454573089426</text:p>
          </table:table-cell>
          <table:table-cell office:value-type="float" office:value="0.930454541336406" calcext:value-type="float">
            <text:p>0,930454541336406</text:p>
          </table:table-cell>
          <table:table-cell office:value-type="float" office:value="20.9999999715523" calcext:value-type="float">
            <text:p>20,9999999715523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300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ILOBAR/ONE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Bilobar</text:p>
          </table:table-cell>
          <table:table-cell office:value-type="float" office:value="28" calcext:value-type="float">
            <text:p>28</text:p>
          </table:table-cell>
          <table:table-cell office:value-type="float" office:value="0.918032786885246" calcext:value-type="float">
            <text:p>0,918032786885246</text:p>
          </table:table-cell>
          <table:table-cell office:value-type="float" office:value="0.297142857419593" calcext:value-type="float">
            <text:p>0,297142857419593</text:p>
          </table:table-cell>
          <table:table-cell office:value-type="float" office:value="0.702857140983854" calcext:value-type="float">
            <text:p>0,702857140983854</text:p>
          </table:table-cell>
          <table:table-cell office:value-type="float" office:value="27.9999999552965" calcext:value-type="float">
            <text:p>27,9999999552965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3010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0.909090909090909" calcext:value-type="float">
            <text:p>0,909090909090909</text:p>
          </table:table-cell>
          <table:table-cell office:value-type="float" office:value="0.411749947071075" calcext:value-type="float">
            <text:p>0,411749947071075</text:p>
          </table:table-cell>
          <table:table-cell office:value-type="float" office:value="0.588250054419041" calcext:value-type="float">
            <text:p>0,588250054419041</text:p>
          </table:table-cell>
          <table:table-cell office:value-type="float" office:value="5.00000000745058" calcext:value-type="float">
            <text:p>5,00000000745058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3025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office:value-type="float" office:value="0.875" calcext:value-type="float">
            <text:p>0,875</text:p>
          </table:table-cell>
          <table:table-cell office:value-type="float" office:value="0.221428573131561" calcext:value-type="float">
            <text:p>0,221428573131561</text:p>
          </table:table-cell>
          <table:table-cell office:value-type="float" office:value="0.778571426868439" calcext:value-type="float">
            <text:p>0,778571426868439</text:p>
          </table:table-cell>
          <table:table-cell office:value-type="float" office:value="7" calcext:value-type="float">
            <text:p>7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3053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23" calcext:value-type="float">
            <text:p>23</text:p>
          </table:table-cell>
          <table:table-cell office:value-type="float" office:value="0.833333333333333" calcext:value-type="float">
            <text:p>0,833333333333333</text:p>
          </table:table-cell>
          <table:table-cell table:style-name="ce4" office:value-type="float" office:value="0.1099999981082" calcext:value-type="float">
            <text:p>0,1099999981082</text:p>
          </table:table-cell>
          <table:table-cell table:style-name="ce4" office:value-type="float" office:value="0.890000001243923" calcext:value-type="float">
            <text:p>0,890000001243923</text:p>
          </table:table-cell>
          <table:table-cell office:value-type="float" office:value="22.9999999850988" calcext:value-type="float">
            <text:p>22,9999999850988</text:p>
          </table:table-cell>
          <table:table-cell table:number-columns-repeated="16321"/>
          <table:table-cell table:style-name="ce4" table:number-columns-repeated="3"/>
          <table:table-cell table:number-columns-repeated="50"/>
        </table:table-row>
        <table:table-row table:style-name="ro1">
          <table:table-cell table:style-name="ce3" office:value-type="string" calcext:value-type="string">
            <text:p>sub-3066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3086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float" office:value="0.857142857142857" calcext:value-type="float">
            <text:p>0,857142857142857</text:p>
          </table:table-cell>
          <table:table-cell office:value-type="float" office:value="0.0900000135103862" calcext:value-type="float">
            <text:p>0,0900000135103862</text:p>
          </table:table-cell>
          <table:table-cell office:value-type="float" office:value="0.909999986489614" calcext:value-type="float">
            <text:p>0,909999986489614</text:p>
          </table:table-cell>
          <table:table-cell office:value-type="float" office:value="9" calcext:value-type="float">
            <text:p>9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3102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0.883116883116883" calcext:value-type="float">
            <text:p>0,883116883116883</text:p>
          </table:table-cell>
          <table:table-cell office:value-type="float" office:value="0.458333388219277" calcext:value-type="float">
            <text:p>0,458333388219277</text:p>
          </table:table-cell>
          <table:table-cell office:value-type="float" office:value="0.42166666785876" calcext:value-type="float">
            <text:p>0,42166666785876</text:p>
          </table:table-cell>
          <table:table-cell office:value-type="float" office:value="3.52000022431215" calcext:value-type="float">
            <text:p>3,52000022431215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3108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6" calcext:value-type="float">
            <text:p>6</text:p>
          </table:table-cell>
          <table:table-cell office:value-type="float" office:value="0.857142857142857" calcext:value-type="float">
            <text:p>0,857142857142857</text:p>
          </table:table-cell>
          <table:table-cell office:value-type="float" office:value="0.121666649977366" calcext:value-type="float">
            <text:p>0,121666649977366</text:p>
          </table:table-cell>
          <table:table-cell office:value-type="float" office:value="0.878333350022634" calcext:value-type="float">
            <text:p>0,878333350022634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3126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8" calcext:value-type="float">
            <text:p>18</text:p>
          </table:table-cell>
          <table:table-cell office:value-type="float" office:value="0.96551724137931" calcext:value-type="float">
            <text:p>0,96551724137931</text:p>
          </table:table-cell>
          <table:table-cell table:style-name="ce4" office:value-type="float" office:value="0.016111112303204" calcext:value-type="float">
            <text:p>0,016111112303204</text:p>
          </table:table-cell>
          <table:table-cell table:style-name="ce4" office:value-type="float" office:value="0.983888887696796" calcext:value-type="float">
            <text:p>0,983888887696796</text:p>
          </table:table-cell>
          <table:table-cell office:value-type="float" office:value="18" calcext:value-type="float">
            <text:p>18</text:p>
          </table:table-cell>
          <table:table-cell table:number-columns-repeated="16321"/>
          <table:table-cell table:style-name="ce4" table:number-columns-repeated="3"/>
          <table:table-cell table:number-columns-repeated="50"/>
        </table:table-row>
        <table:table-row table:style-name="ro1">
          <table:table-cell table:style-name="ce3" office:value-type="string" calcext:value-type="string">
            <text:p>sub-3131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DOUBLE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float" office:value="0.818181818181818" calcext:value-type="float">
            <text:p>0,818181818181818</text:p>
          </table:table-cell>
          <table:table-cell office:value-type="float" office:value="0.444444444444444" calcext:value-type="float">
            <text:p>0,444444444444444</text:p>
          </table:table-cell>
          <table:table-cell office:value-type="float" office:value="0.555555555555556" calcext:value-type="float">
            <text:p>0,555555555555556</text:p>
          </table:table-cell>
          <table:table-cell office:value-type="float" office:value="9" calcext:value-type="float">
            <text:p>9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3137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9" calcext:value-type="float">
            <text:p>19</text:p>
          </table:table-cell>
          <table:table-cell office:value-type="float" office:value="0.926829268292683" calcext:value-type="float">
            <text:p>0,926829268292683</text:p>
          </table:table-cell>
          <table:table-cell office:value-type="float" office:value="0.233157873937958" calcext:value-type="float">
            <text:p>0,233157873937958</text:p>
          </table:table-cell>
          <table:table-cell office:value-type="float" office:value="0.766842126846314" calcext:value-type="float">
            <text:p>0,766842126846314</text:p>
          </table:table-cell>
          <table:table-cell office:value-type="float" office:value="19.0000000149012" calcext:value-type="float">
            <text:p>19,0000000149012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3146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DOUBLE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,9</text:p>
          </table:table-cell>
          <table:table-cell office:value-type="float" office:value="0.251111113362842" calcext:value-type="float">
            <text:p>0,251111113362842</text:p>
          </table:table-cell>
          <table:table-cell office:value-type="float" office:value="0.748888883325789" calcext:value-type="float">
            <text:p>0,748888883325789</text:p>
          </table:table-cell>
          <table:table-cell office:value-type="float" office:value="8.99999997019768" calcext:value-type="float">
            <text:p>8,99999997019768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3163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3182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FILIFORM</text:p>
          </table:table-cell>
          <table:table-cell office:value-type="string" calcext:value-type="string">
            <text:p>NA</text:p>
          </table:table-cell>
          <table:table-cell office:value-type="float" office:value="3.5" calcext:value-type="float">
            <text:p>3,5</text:p>
          </table:table-cell>
          <table:table-cell office:value-type="float" office:value="0.928571428571429" calcext:value-type="float">
            <text:p>0,928571428571429</text:p>
          </table:table-cell>
          <table:table-cell office:value-type="float" office:value="0.784374996088445" calcext:value-type="float">
            <text:p>0,784374996088445</text:p>
          </table:table-cell>
          <table:table-cell office:value-type="float" office:value="0.215625002980232" calcext:value-type="float">
            <text:p>0,215625002980232</text:p>
          </table:table-cell>
          <table:table-cell office:value-type="float" office:value="3.49999999674037" calcext:value-type="float">
            <text:p>3,49999999674037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3211</text:p>
          </table:table-cell>
          <table:table-cell table:style-name="ce2"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3212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FILIFORM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0.933333333333333" calcext:value-type="float">
            <text:p>0,933333333333333</text:p>
          </table:table-cell>
          <table:table-cell office:value-type="float" office:value="0.239000002667308" calcext:value-type="float">
            <text:p>0,239000002667308</text:p>
          </table:table-cell>
          <table:table-cell office:value-type="float" office:value="0.760999992489815" calcext:value-type="float">
            <text:p>0,760999992489815</text:p>
          </table:table-cell>
          <table:table-cell office:value-type="float" office:value="1.99999999031425" calcext:value-type="float">
            <text:p>1,99999999031425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3242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3306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7" calcext:value-type="float">
            <text:p>17</text:p>
          </table:table-cell>
          <table:table-cell office:value-type="float" office:value="0.85" calcext:value-type="float">
            <text:p>0,85</text:p>
          </table:table-cell>
          <table:table-cell office:value-type="float" office:value="0.188235285527566" calcext:value-type="float">
            <text:p>0,188235285527566</text:p>
          </table:table-cell>
          <table:table-cell office:value-type="float" office:value="0.811764713595895" calcext:value-type="float">
            <text:p>0,811764713595895</text:p>
          </table:table-cell>
          <table:table-cell office:value-type="float" office:value="16.9999999850988" calcext:value-type="float">
            <text:p>16,9999999850988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3319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317916660802439" calcext:value-type="float">
            <text:p>0,317916660802439</text:p>
          </table:table-cell>
          <table:table-cell office:value-type="float" office:value="0.682083343466123" calcext:value-type="float">
            <text:p>0,682083343466123</text:p>
          </table:table-cell>
          <table:table-cell office:value-type="float" office:value="5.00000002134281" calcext:value-type="float">
            <text:p>5,00000002134281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3328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3331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office:value-type="float" office:value="0.823529411764706" calcext:value-type="float">
            <text:p>0,823529411764706</text:p>
          </table:table-cell>
          <table:table-cell office:value-type="float" office:value="0.0342857220343181" calcext:value-type="float">
            <text:p>0,0342857220343181</text:p>
          </table:table-cell>
          <table:table-cell office:value-type="float" office:value="0.965714275836945" calcext:value-type="float">
            <text:p>0,965714275836945</text:p>
          </table:table-cell>
          <table:table-cell office:value-type="float" office:value="6.99999998509884" calcext:value-type="float">
            <text:p>6,99999998509884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3334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3344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6" calcext:value-type="float">
            <text:p>6</text:p>
          </table:table-cell>
          <table:table-cell office:value-type="float" office:value="0.974358974358975" calcext:value-type="float">
            <text:p>0,974358974358975</text:p>
          </table:table-cell>
          <table:table-cell office:value-type="float" office:value="0.282777767628431" calcext:value-type="float">
            <text:p>0,282777767628431</text:p>
          </table:table-cell>
          <table:table-cell office:value-type="float" office:value="0.717222233613332" calcext:value-type="float">
            <text:p>0,717222233613332</text:p>
          </table:table-cell>
          <table:table-cell office:value-type="float" office:value="6.00000000745058" calcext:value-type="float">
            <text:p>6,00000000745058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3350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21" calcext:value-type="float">
            <text:p>21</text:p>
          </table:table-cell>
          <table:table-cell office:value-type="float" office:value="0.976744186046512" calcext:value-type="float">
            <text:p>0,976744186046512</text:p>
          </table:table-cell>
          <table:table-cell office:value-type="float" office:value="0.230476193484806" calcext:value-type="float">
            <text:p>0,230476193484806</text:p>
          </table:table-cell>
          <table:table-cell office:value-type="float" office:value="0.769523807934352" calcext:value-type="float">
            <text:p>0,769523807934352</text:p>
          </table:table-cell>
          <table:table-cell office:value-type="float" office:value="21.0000000298023" calcext:value-type="float">
            <text:p>21,0000000298023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3377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3392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3406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25083335613211" calcext:value-type="float">
            <text:p>0,25083335613211</text:p>
          </table:table-cell>
          <table:table-cell office:value-type="float" office:value="0.749166642626127" calcext:value-type="float">
            <text:p>0,749166642626127</text:p>
          </table:table-cell>
          <table:table-cell office:value-type="float" office:value="11.9999999850988" calcext:value-type="float">
            <text:p>11,9999999850988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3446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6" calcext:value-type="float">
            <text:p>16</text:p>
          </table:table-cell>
          <table:table-cell office:value-type="float" office:value="0.842105263157895" calcext:value-type="float">
            <text:p>0,842105263157895</text:p>
          </table:table-cell>
          <table:table-cell office:value-type="float" office:value="0.189374993555248" calcext:value-type="float">
            <text:p>0,189374993555248</text:p>
          </table:table-cell>
          <table:table-cell office:value-type="float" office:value="0.81062500551343" calcext:value-type="float">
            <text:p>0,81062500551343</text:p>
          </table:table-cell>
          <table:table-cell office:value-type="float" office:value="15.9999999850988" calcext:value-type="float">
            <text:p>15,9999999850988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3457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0.857142857142857" calcext:value-type="float">
            <text:p>0,8571428571428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3462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3" calcext:value-type="float">
            <text:p>13</text:p>
          </table:table-cell>
          <table:table-cell office:value-type="float" office:value="0.8125" calcext:value-type="float">
            <text:p>0,8125</text:p>
          </table:table-cell>
          <table:table-cell office:value-type="float" office:value="0.263846149811378" calcext:value-type="float">
            <text:p>0,263846149811378</text:p>
          </table:table-cell>
          <table:table-cell office:value-type="float" office:value="0.736153854773595" calcext:value-type="float">
            <text:p>0,736153854773595</text:p>
          </table:table-cell>
          <table:table-cell office:value-type="float" office:value="13.0000000596046" calcext:value-type="float">
            <text:p>13,0000000596046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3531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3535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DOUBLE</text:p>
          </table:table-cell>
          <table:table-cell office:value-type="string" calcext:value-type="string">
            <text:p>NA</text:p>
          </table:table-cell>
          <table:table-cell office:value-type="float" office:value="12" calcext:value-type="float">
            <text:p>12</text:p>
          </table:table-cell>
          <table:table-cell office:value-type="float" office:value="0.888888888888889" calcext:value-type="float">
            <text:p>0,888888888888889</text:p>
          </table:table-cell>
          <table:table-cell office:value-type="float" office:value="0.325000011672576" calcext:value-type="float">
            <text:p>0,325000011672576</text:p>
          </table:table-cell>
          <table:table-cell office:value-type="float" office:value="0.67499998708566" calcext:value-type="float">
            <text:p>0,67499998708566</text:p>
          </table:table-cell>
          <table:table-cell office:value-type="float" office:value="11.9999999850988" calcext:value-type="float">
            <text:p>11,9999999850988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3537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3567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4.5" calcext:value-type="float">
            <text:p>4,5</text:p>
          </table:table-cell>
          <table:table-cell office:value-type="float" office:value="0.861111111111111" calcext:value-type="float">
            <text:p>0,861111111111111</text:p>
          </table:table-cell>
          <table:table-cell office:value-type="float" office:value="0.445999982021749" calcext:value-type="float">
            <text:p>0,445999982021749</text:p>
          </table:table-cell>
          <table:table-cell office:value-type="float" office:value="0.554000015556812" calcext:value-type="float">
            <text:p>0,554000015556812</text:p>
          </table:table-cell>
          <table:table-cell office:value-type="float" office:value="4.49999998910352" calcext:value-type="float">
            <text:p>4,49999998910352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3571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3592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table:style-name="ce2" office:value-type="float" office:value="26.5" calcext:value-type="float">
            <text:p>26,5</text:p>
          </table:table-cell>
          <table:table-cell office:value-type="float" office:value="0.898275862068966" calcext:value-type="float">
            <text:p>0,898275862068966</text:p>
          </table:table-cell>
          <table:table-cell office:value-type="float" office:value="0.116979165330391" calcext:value-type="float">
            <text:p>0,116979165330391</text:p>
          </table:table-cell>
          <table:table-cell office:value-type="float" office:value="0.883020834755842" calcext:value-type="float">
            <text:p>0,883020834755842</text:p>
          </table:table-cell>
          <table:table-cell office:value-type="float" office:value="26.5000000022852" calcext:value-type="float">
            <text:p>26,5000000022852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3608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office:value-type="float" office:value="0.933333333333333" calcext:value-type="float">
            <text:p>0,933333333333333</text:p>
          </table:table-cell>
          <table:table-cell office:value-type="float" office:value="0.835714161396027" calcext:value-type="float">
            <text:p>0,835714161396027</text:p>
          </table:table-cell>
          <table:table-cell office:value-type="float" office:value="0.164285838603973" calcext:value-type="float">
            <text:p>0,164285838603973</text:p>
          </table:table-cell>
          <table:table-cell office:value-type="float" office:value="7" calcext:value-type="float">
            <text:p>7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3621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7" calcext:value-type="float">
            <text:p>17</text:p>
          </table:table-cell>
          <table:table-cell office:value-type="float" office:value="0.85" calcext:value-type="float">
            <text:p>0,85</text:p>
          </table:table-cell>
          <table:table-cell office:value-type="float" office:value="0.0147058858590968" calcext:value-type="float">
            <text:p>0,0147058858590968</text:p>
          </table:table-cell>
          <table:table-cell office:value-type="float" office:value="0.985294114140903" calcext:value-type="float">
            <text:p>0,985294114140903</text:p>
          </table:table-cell>
          <table:table-cell office:value-type="float" office:value="17" calcext:value-type="float">
            <text:p>17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3639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3653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5" calcext:value-type="float">
            <text:p>15</text:p>
          </table:table-cell>
          <table:table-cell office:value-type="float" office:value="0.909090909090909" calcext:value-type="float">
            <text:p>0,909090909090909</text:p>
          </table:table-cell>
          <table:table-cell office:value-type="float" office:value="0.613333334028721" calcext:value-type="float">
            <text:p>0,613333334028721</text:p>
          </table:table-cell>
          <table:table-cell office:value-type="float" office:value="0.386666663487752" calcext:value-type="float">
            <text:p>0,386666663487752</text:p>
          </table:table-cell>
          <table:table-cell office:value-type="float" office:value="14.9999999627471" calcext:value-type="float">
            <text:p>14,9999999627471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3658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47499871253967" calcext:value-type="float">
            <text:p>0,447499871253967</text:p>
          </table:table-cell>
          <table:table-cell office:value-type="float" office:value="0.552500128746033" calcext:value-type="float">
            <text:p>0,552500128746033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3660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8" calcext:value-type="float">
            <text:p>8</text:p>
          </table:table-cell>
          <table:table-cell office:value-type="float" office:value="0.842105263157895" calcext:value-type="float">
            <text:p>0,842105263157895</text:p>
          </table:table-cell>
          <table:table-cell office:value-type="float" office:value="0.483749836683273" calcext:value-type="float">
            <text:p>0,483749836683273</text:p>
          </table:table-cell>
          <table:table-cell office:value-type="float" office:value="0.516250163316727" calcext:value-type="float">
            <text:p>0,516250163316727</text:p>
          </table:table-cell>
          <table:table-cell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3693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3727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6.5" calcext:value-type="float">
            <text:p>6,5</text:p>
          </table:table-cell>
          <table:table-cell office:value-type="float" office:value="0.961538461538462" calcext:value-type="float">
            <text:p>0,9615384615384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,5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3737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3744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3" calcext:value-type="float">
            <text:p>13</text:p>
          </table:table-cell>
          <table:table-cell office:value-type="float" office:value="0.8125" calcext:value-type="float">
            <text:p>0,8125</text:p>
          </table:table-cell>
          <table:table-cell office:value-type="float" office:value="0.0469230780234704" calcext:value-type="float">
            <text:p>0,0469230780234704</text:p>
          </table:table-cell>
          <table:table-cell office:value-type="float" office:value="0.95307692197653" calcext:value-type="float">
            <text:p>0,95307692197653</text:p>
          </table:table-cell>
          <table:table-cell office:value-type="float" office:value="13" calcext:value-type="float">
            <text:p>13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3799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3841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133333325386047" calcext:value-type="float">
            <text:p>0,133333325386047</text:p>
          </table:table-cell>
          <table:table-cell office:value-type="float" office:value="0.866666674613953" calcext:value-type="float">
            <text:p>0,866666674613953</text:p>
          </table:table-cell>
          <table:table-cell office:value-type="float" office:value="9" calcext:value-type="float">
            <text:p>9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office:annotation draw:style-name="gr1" svg:width="2.899cm" svg:height="1.799cm" svg:x="4.581cm" svg:y="186.114cm" draw:caption-point-x="-0.61cm" draw:caption-point-y="1.51cm">
              <dc:creator>Auteur inconnu</dc:creator>
              <dc:date>2025-04-28T11:23:00</dc:date>
              <text:p>Excluded for segmentation wave 1</text:p>
            </office:annotation>
            <text:p>Sub-3846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/>
          <table:table-cell table:style-name="ce8" table:number-columns-repeated="2"/>
          <table:table-cell table:number-columns-repeated="16371"/>
        </table:table-row>
        <table:table-row table:style-name="ro1">
          <table:table-cell table:style-name="ce3" office:value-type="string" calcext:value-type="string">
            <text:p>sub-3863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3" calcext:value-type="float">
            <text:p>13</text:p>
          </table:table-cell>
          <table:table-cell office:value-type="float" office:value="0.866666666666667" calcext:value-type="float">
            <text:p>0,866666666666667</text:p>
          </table:table-cell>
          <table:table-cell office:value-type="float" office:value="0.63692326270617" calcext:value-type="float">
            <text:p>0,63692326270617</text:p>
          </table:table-cell>
          <table:table-cell office:value-type="float" office:value="0" calcext:value-type="float">
            <text:p>0</text:p>
          </table:table-cell>
          <table:table-cell office:value-type="float" office:value="8.28000241518021" calcext:value-type="float">
            <text:p>8,28000241518021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3898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0.888888888888889" calcext:value-type="float">
            <text:p>0,888888888888889</text:p>
          </table:table-cell>
          <table:table-cell office:value-type="float" office:value="0.347499966621399" calcext:value-type="float">
            <text:p>0,347499966621399</text:p>
          </table:table-cell>
          <table:table-cell office:value-type="float" office:value="0.652500033378601" calcext:value-type="float">
            <text:p>0,652500033378601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3899</text:p>
          </table:table-cell>
          <table:table-cell office:value-type="string" calcext:value-type="string">
            <text:p>Y</text:p>
          </table:table-cell>
          <table:table-cell table:style-name="ce2" office:value-type="string" calcext:value-type="string">
            <text:p>BILOBAR/BROAD</text:p>
          </table:table-cell>
          <table:table-cell table:style-name="ce2" office:value-type="string" calcext:value-type="string">
            <text:p>BROAD</text:p>
          </table:table-cell>
          <table:table-cell office:value-type="string" calcext:value-type="string">
            <text:p>BILOBAR</text:p>
          </table:table-cell>
          <table:table-cell office:value-type="float" office:value="31" calcext:value-type="float">
            <text:p>31</text:p>
          </table:table-cell>
          <table:table-cell office:value-type="float" office:value="0.96551724137931" calcext:value-type="float">
            <text:p>0,96551724137931</text:p>
          </table:table-cell>
          <table:table-cell table:style-name="ce4" office:value-type="float" office:value="0.0335483901923703" calcext:value-type="float">
            <text:p>0,0335483901923703</text:p>
          </table:table-cell>
          <table:table-cell table:style-name="ce4" office:value-type="float" office:value="0.966451610288312" calcext:value-type="float">
            <text:p>0,966451610288312</text:p>
          </table:table-cell>
          <table:table-cell office:value-type="float" office:value="31.0000000149012" calcext:value-type="float">
            <text:p>31,0000000149012</text:p>
          </table:table-cell>
          <table:table-cell table:number-columns-repeated="16321"/>
          <table:table-cell table:style-name="ce4" table:number-columns-repeated="3"/>
          <table:table-cell table:number-columns-repeated="50"/>
        </table:table-row>
        <table:table-row table:style-name="ro1">
          <table:table-cell table:style-name="ce3" office:value-type="string" calcext:value-type="string">
            <text:p>sub-3907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7.5" calcext:value-type="float">
            <text:p>7,5</text:p>
          </table:table-cell>
          <table:table-cell office:value-type="float" office:value="0.908088235294118" calcext:value-type="float">
            <text:p>0,908088235294118</text:p>
          </table:table-cell>
          <table:table-cell office:value-type="float" office:value="0.138571434787342" calcext:value-type="float">
            <text:p>0,138571434787342</text:p>
          </table:table-cell>
          <table:table-cell office:value-type="float" office:value="0.861428565212659" calcext:value-type="float">
            <text:p>0,861428565212659</text:p>
          </table:table-cell>
          <table:table-cell office:value-type="float" office:value="7.50000000000001" calcext:value-type="float">
            <text:p>7,50000000000001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3911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4" calcext:value-type="float">
            <text:p>14</text:p>
          </table:table-cell>
          <table:table-cell office:value-type="float" office:value="0.848484848484849" calcext:value-type="float">
            <text:p>0,848484848484849</text:p>
          </table:table-cell>
          <table:table-cell office:value-type="float" office:value="0.890714284564768" calcext:value-type="float">
            <text:p>0,890714284564768</text:p>
          </table:table-cell>
          <table:table-cell office:value-type="float" office:value="0.109285716499601" calcext:value-type="float">
            <text:p>0,109285716499601</text:p>
          </table:table-cell>
          <table:table-cell office:value-type="float" office:value="14.0000000149012" calcext:value-type="float">
            <text:p>14,0000000149012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3946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7" calcext:value-type="float">
            <text:p>17</text:p>
          </table:table-cell>
          <table:table-cell office:value-type="float" office:value="0.944444444444444" calcext:value-type="float">
            <text:p>0,944444444444444</text:p>
          </table:table-cell>
          <table:table-cell office:value-type="float" office:value="0.200588230701054" calcext:value-type="float">
            <text:p>0,200588230701054</text:p>
          </table:table-cell>
          <table:table-cell office:value-type="float" office:value="0.799411770175485" calcext:value-type="float">
            <text:p>0,799411770175485</text:p>
          </table:table-cell>
          <table:table-cell office:value-type="float" office:value="17.0000000149012" calcext:value-type="float">
            <text:p>17,0000000149012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3983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3999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20" calcext:value-type="float">
            <text:p>20</text:p>
          </table:table-cell>
          <table:table-cell office:value-type="float" office:value="0.888888888888889" calcext:value-type="float">
            <text:p>0,888888888888889</text:p>
          </table:table-cell>
          <table:table-cell office:value-type="float" office:value="0.293999999016523" calcext:value-type="float">
            <text:p>0,293999999016523</text:p>
          </table:table-cell>
          <table:table-cell office:value-type="float" office:value="0.706000000238419" calcext:value-type="float">
            <text:p>0,706000000238419</text:p>
          </table:table-cell>
          <table:table-cell office:value-type="float" office:value="19.9999999850988" calcext:value-type="float">
            <text:p>19,9999999850988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4030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4033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8" calcext:value-type="float">
            <text:p>8</text:p>
          </table:table-cell>
          <table:table-cell office:value-type="float" office:value="0.966666666666667" calcext:value-type="float">
            <text:p>0,966666666666667</text:p>
          </table:table-cell>
          <table:table-cell office:value-type="float" office:value="0.444285671034503" calcext:value-type="float">
            <text:p>0,444285671034503</text:p>
          </table:table-cell>
          <table:table-cell office:value-type="float" office:value="0.555714328137655" calcext:value-type="float">
            <text:p>0,555714328137655</text:p>
          </table:table-cell>
          <table:table-cell office:value-type="float" office:value="7.99999999337726" calcext:value-type="float">
            <text:p>7,99999999337726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4104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,8</text:p>
          </table:table-cell>
          <table:table-cell office:value-type="float" office:value="0.399999916553497" calcext:value-type="float">
            <text:p>0,399999916553497</text:p>
          </table:table-cell>
          <table:table-cell office:value-type="float" office:value="0.600000083446503" calcext:value-type="float">
            <text:p>0,600000083446503</text:p>
          </table:table-cell>
          <table:table-cell office:value-type="float" office:value="12" calcext:value-type="float">
            <text:p>12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4129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0.814814814814815" calcext:value-type="float">
            <text:p>0,814814814814815</text:p>
          </table:table-cell>
          <table:table-cell office:value-type="float" office:value="0.56272703409195" calcext:value-type="float">
            <text:p>0,56272703409195</text:p>
          </table:table-cell>
          <table:table-cell office:value-type="float" office:value="0.437272965908051" calcext:value-type="float">
            <text:p>0,437272965908051</text:p>
          </table:table-cell>
          <table:table-cell office:value-type="float" office:value="11" calcext:value-type="float">
            <text:p>11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4165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4" calcext:value-type="float">
            <text:p>14</text:p>
          </table:table-cell>
          <table:table-cell office:value-type="float" office:value="0.96551724137931" calcext:value-type="float">
            <text:p>0,96551724137931</text:p>
          </table:table-cell>
          <table:table-cell office:value-type="float" office:value="0.0185714321477073" calcext:value-type="float">
            <text:p>0,0185714321477073</text:p>
          </table:table-cell>
          <table:table-cell office:value-type="float" office:value="0.981428567852293" calcext:value-type="float">
            <text:p>0,981428567852293</text:p>
          </table:table-cell>
          <table:table-cell office:value-type="float" office:value="14" calcext:value-type="float">
            <text:p>14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4169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4172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664999926090241" calcext:value-type="float">
            <text:p>0,664999926090241</text:p>
          </table:table-cell>
          <table:table-cell office:value-type="float" office:value="0.33500007390976" calcext:value-type="float">
            <text:p>0,33500007390976</text:p>
          </table:table-cell>
          <table:table-cell office:value-type="float" office:value="5" calcext:value-type="float">
            <text:p>5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4195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4196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4240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DOUBLE</text:p>
          </table:table-cell>
          <table:table-cell office:value-type="string" calcext:value-type="string">
            <text:p>NA</text:p>
          </table:table-cell>
          <table:table-cell office:value-type="float" office:value="14" calcext:value-type="float">
            <text:p>14</text:p>
          </table:table-cell>
          <table:table-cell office:value-type="float" office:value="0.903225806451613" calcext:value-type="float">
            <text:p>0,903225806451613</text:p>
          </table:table-cell>
          <table:table-cell office:value-type="float" office:value="0.0592857226729393" calcext:value-type="float">
            <text:p>0,0592857226729393</text:p>
          </table:table-cell>
          <table:table-cell office:value-type="float" office:value="0.940714278391429" calcext:value-type="float">
            <text:p>0,940714278391429</text:p>
          </table:table-cell>
          <table:table-cell office:value-type="float" office:value="14.0000000149012" calcext:value-type="float">
            <text:p>14,0000000149012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4245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3.5" calcext:value-type="float">
            <text:p>3,5</text:p>
          </table:table-cell>
          <table:table-cell office:value-type="float" office:value="0.928571428571429" calcext:value-type="float">
            <text:p>0,9285714285714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,5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4265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DOUBLE</text:p>
          </table:table-cell>
          <table:table-cell office:value-type="string" calcext:value-type="string">
            <text:p>NA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135714245694024" calcext:value-type="float">
            <text:p>0,135714245694024</text:p>
          </table:table-cell>
          <table:table-cell office:value-type="float" office:value="0.864285754305976" calcext:value-type="float">
            <text:p>0,864285754305976</text:p>
          </table:table-cell>
          <table:table-cell office:value-type="float" office:value="14" calcext:value-type="float">
            <text:p>14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4288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9" calcext:value-type="float">
            <text:p>19</text:p>
          </table:table-cell>
          <table:table-cell office:value-type="float" office:value="0.826086956521739" calcext:value-type="float">
            <text:p>0,826086956521739</text:p>
          </table:table-cell>
          <table:table-cell office:value-type="float" office:value="0.22631577519994" calcext:value-type="float">
            <text:p>0,22631577519994</text:p>
          </table:table-cell>
          <table:table-cell office:value-type="float" office:value="0.773684225584331" calcext:value-type="float">
            <text:p>0,773684225584331</text:p>
          </table:table-cell>
          <table:table-cell office:value-type="float" office:value="19.0000000149012" calcext:value-type="float">
            <text:p>19,0000000149012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4301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0.909090909090909" calcext:value-type="float">
            <text:p>0,909090909090909</text:p>
          </table:table-cell>
          <table:table-cell office:value-type="float" office:value="0.298000013828278" calcext:value-type="float">
            <text:p>0,298000013828278</text:p>
          </table:table-cell>
          <table:table-cell office:value-type="float" office:value="0.701999986171722" calcext:value-type="float">
            <text:p>0,701999986171722</text:p>
          </table:table-cell>
          <table:table-cell office:value-type="float" office:value="5" calcext:value-type="float">
            <text:p>5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4312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office:value-type="float" office:value="0.933333333333333" calcext:value-type="float">
            <text:p>0,933333333333333</text:p>
          </table:table-cell>
          <table:table-cell office:value-type="float" office:value="0.05142856495721" calcext:value-type="float">
            <text:p>0,05142856495721</text:p>
          </table:table-cell>
          <table:table-cell office:value-type="float" office:value="0.94857143504279" calcext:value-type="float">
            <text:p>0,94857143504279</text:p>
          </table:table-cell>
          <table:table-cell office:value-type="float" office:value="7" calcext:value-type="float">
            <text:p>7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4315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office:value-type="float" office:value="0.899159663865546" calcext:value-type="float">
            <text:p>0,899159663865546</text:p>
          </table:table-cell>
          <table:table-cell office:value-type="float" office:value="0.0962499864399433" calcext:value-type="float">
            <text:p>0,0962499864399433</text:p>
          </table:table-cell>
          <table:table-cell office:value-type="float" office:value="0.903750013560057" calcext:value-type="float">
            <text:p>0,903750013560057</text:p>
          </table:table-cell>
          <table:table-cell office:value-type="float" office:value="7" calcext:value-type="float">
            <text:p>7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4328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DOUBLE</text:p>
          </table:table-cell>
          <table:table-cell office:value-type="string" calcext:value-type="string">
            <text:p>NA</text:p>
          </table:table-cell>
          <table:table-cell office:value-type="float" office:value="12" calcext:value-type="float">
            <text:p>12</text:p>
          </table:table-cell>
          <table:table-cell office:value-type="float" office:value="0.857142857142857" calcext:value-type="float">
            <text:p>0,857142857142857</text:p>
          </table:table-cell>
          <table:table-cell office:value-type="float" office:value="0.517499953508377" calcext:value-type="float">
            <text:p>0,517499953508377</text:p>
          </table:table-cell>
          <table:table-cell office:value-type="float" office:value="0.482500046491623" calcext:value-type="float">
            <text:p>0,482500046491623</text:p>
          </table:table-cell>
          <table:table-cell office:value-type="float" office:value="12" calcext:value-type="float">
            <text:p>12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4329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5.75" calcext:value-type="float">
            <text:p>5,75</text:p>
          </table:table-cell>
          <table:table-cell office:value-type="float" office:value="1" calcext:value-type="float">
            <text:p>1</text:p>
          </table:table-cell>
          <table:table-cell office:value-type="float" office:value="0.179583338120331" calcext:value-type="float">
            <text:p>0,179583338120331</text:p>
          </table:table-cell>
          <table:table-cell office:value-type="float" office:value="0.820416661600272" calcext:value-type="float">
            <text:p>0,820416661600272</text:p>
          </table:table-cell>
          <table:table-cell office:value-type="float" office:value="5.74999999839347" calcext:value-type="float">
            <text:p>5,74999999839347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4362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20" calcext:value-type="float">
            <text:p>20</text:p>
          </table:table-cell>
          <table:table-cell office:value-type="float" office:value="0.816326530612245" calcext:value-type="float">
            <text:p>0,816326530612245</text:p>
          </table:table-cell>
          <table:table-cell office:value-type="float" office:value="0.0994999945163727" calcext:value-type="float">
            <text:p>0,0994999945163727</text:p>
          </table:table-cell>
          <table:table-cell office:value-type="float" office:value="0.900500005483627" calcext:value-type="float">
            <text:p>0,900500005483627</text:p>
          </table:table-cell>
          <table:table-cell office:value-type="float" office:value="20" calcext:value-type="float">
            <text:p>20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4394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4398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DOUBLE</text:p>
          </table:table-cell>
          <table:table-cell office:value-type="string" calcext:value-type="string">
            <text:p>NA</text:p>
          </table:table-cell>
          <table:table-cell office:value-type="float" office:value="14" calcext:value-type="float">
            <text:p>14</text:p>
          </table:table-cell>
          <table:table-cell office:value-type="float" office:value="0.903225806451613" calcext:value-type="float">
            <text:p>0,903225806451613</text:p>
          </table:table-cell>
          <table:table-cell office:value-type="float" office:value="0.440714204949992" calcext:value-type="float">
            <text:p>0,440714204949992</text:p>
          </table:table-cell>
          <table:table-cell office:value-type="float" office:value="0.559285798243114" calcext:value-type="float">
            <text:p>0,559285798243114</text:p>
          </table:table-cell>
          <table:table-cell office:value-type="float" office:value="14.0000000447035" calcext:value-type="float">
            <text:p>14,0000000447035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4451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BROAD</text:p>
          </table:table-cell>
          <table:table-cell office:value-type="string" calcext:value-type="string">
            <text:p>NA</text:p>
          </table:table-cell>
          <table:table-cell office:value-type="float" office:value="31" calcext:value-type="float">
            <text:p>31</text:p>
          </table:table-cell>
          <table:table-cell office:value-type="float" office:value="0.861111111111111" calcext:value-type="float">
            <text:p>0,861111111111111</text:p>
          </table:table-cell>
          <table:table-cell office:value-type="float" office:value="0.849032257833788" calcext:value-type="float">
            <text:p>0,849032257833788</text:p>
          </table:table-cell>
          <table:table-cell office:value-type="float" office:value="0.150967742166212" calcext:value-type="float">
            <text:p>0,150967742166212</text:p>
          </table:table-cell>
          <table:table-cell office:value-type="float" office:value="31" calcext:value-type="float">
            <text:p>31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4461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4467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FILIFORM</text:p>
          </table:table-cell>
          <table:table-cell office:value-type="string" calcext:value-type="string">
            <text:p>NA</text:p>
          </table:table-cell>
          <table:table-cell office:value-type="float" office:value="3.75" calcext:value-type="float">
            <text:p>3,75</text:p>
          </table:table-cell>
          <table:table-cell office:value-type="float" office:value="0.886507936507937" calcext:value-type="float">
            <text:p>0,886507936507937</text:p>
          </table:table-cell>
          <table:table-cell office:value-type="float" office:value="0.839999988675118" calcext:value-type="float">
            <text:p>0,839999988675118</text:p>
          </table:table-cell>
          <table:table-cell office:value-type="float" office:value="0.160000011324883" calcext:value-type="float">
            <text:p>0,160000011324883</text:p>
          </table:table-cell>
          <table:table-cell office:value-type="float" office:value="3.75" calcext:value-type="float">
            <text:p>3,75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4488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0.909090909090909" calcext:value-type="float">
            <text:p>0,909090909090909</text:p>
          </table:table-cell>
          <table:table-cell office:value-type="float" office:value="0.348999962210655" calcext:value-type="float">
            <text:p>0,348999962210655</text:p>
          </table:table-cell>
          <table:table-cell office:value-type="float" office:value="0.651000040769577" calcext:value-type="float">
            <text:p>0,651000040769577</text:p>
          </table:table-cell>
          <table:table-cell office:value-type="float" office:value="5.00000001490116" calcext:value-type="float">
            <text:p>5,00000001490116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4507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2" calcext:value-type="float">
            <text:p>12</text:p>
          </table:table-cell>
          <table:table-cell office:value-type="float" office:value="0.96" calcext:value-type="float">
            <text:p>0,96</text:p>
          </table:table-cell>
          <table:table-cell office:value-type="float" office:value="0.474166512489319" calcext:value-type="float">
            <text:p>0,474166512489319</text:p>
          </table:table-cell>
          <table:table-cell office:value-type="float" office:value="0.525833487510681" calcext:value-type="float">
            <text:p>0,525833487510681</text:p>
          </table:table-cell>
          <table:table-cell office:value-type="float" office:value="12" calcext:value-type="float">
            <text:p>12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4539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0.909090909090909" calcext:value-type="float">
            <text:p>0,909090909090909</text:p>
          </table:table-cell>
          <table:table-cell office:value-type="float" office:value="0.387166595458984" calcext:value-type="float">
            <text:p>0,387166595458984</text:p>
          </table:table-cell>
          <table:table-cell office:value-type="float" office:value="0.612833404541016" calcext:value-type="float">
            <text:p>0,612833404541016</text:p>
          </table:table-cell>
          <table:table-cell office:value-type="float" office:value="5" calcext:value-type="float">
            <text:p>5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4540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4556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4565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8" calcext:value-type="float">
            <text:p>8</text:p>
          </table:table-cell>
          <table:table-cell office:value-type="float" office:value="0.916666666666667" calcext:value-type="float">
            <text:p>0,916666666666667</text:p>
          </table:table-cell>
          <table:table-cell office:value-type="float" office:value="0.325238051277304" calcext:value-type="float">
            <text:p>0,325238051277304</text:p>
          </table:table-cell>
          <table:table-cell office:value-type="float" office:value="0.674761947185274" calcext:value-type="float">
            <text:p>0,674761947185274</text:p>
          </table:table-cell>
          <table:table-cell office:value-type="float" office:value="7.99999998770062" calcext:value-type="float">
            <text:p>7,99999998770062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4575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4581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0.952380952380952" calcext:value-type="float">
            <text:p>0,952380952380952</text:p>
          </table:table-cell>
          <table:table-cell office:value-type="float" office:value="0.187000007927418" calcext:value-type="float">
            <text:p>0,187000007927418</text:p>
          </table:table-cell>
          <table:table-cell office:value-type="float" office:value="0.812999990582466" calcext:value-type="float">
            <text:p>0,812999990582466</text:p>
          </table:table-cell>
          <table:table-cell office:value-type="float" office:value="9.99999998509884" calcext:value-type="float">
            <text:p>9,99999998509884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4582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4586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FILIFORM</text:p>
          </table:table-cell>
          <table:table-cell office:value-type="string" calcext:value-type="string">
            <text:p>NA</text:p>
          </table:table-cell>
          <table:table-cell office:value-type="float" office:value="1.25" calcext:value-type="float">
            <text:p>1,25</text:p>
          </table:table-cell>
          <table:table-cell office:value-type="float" office:value="1" calcext:value-type="float">
            <text:p>1</text:p>
          </table:table-cell>
          <table:table-cell office:value-type="float" office:value="0.314999983025094" calcext:value-type="float">
            <text:p>0,314999983025094</text:p>
          </table:table-cell>
          <table:table-cell office:value-type="float" office:value="0.685000010662609" calcext:value-type="float">
            <text:p>0,685000010662609</text:p>
          </table:table-cell>
          <table:table-cell office:value-type="float" office:value="1.24999999210963" calcext:value-type="float">
            <text:p>1,24999999210963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460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ILOBAR/ONE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Bilobar</text:p>
          </table:table-cell>
          <table:table-cell office:value-type="float" office:value="19" calcext:value-type="float">
            <text:p>19</text:p>
          </table:table-cell>
          <table:table-cell office:value-type="float" office:value="0.904761904761905" calcext:value-type="float">
            <text:p>0,904761904761905</text:p>
          </table:table-cell>
          <table:table-cell office:value-type="float" office:value="0.279999978056079" calcext:value-type="float">
            <text:p>0,279999978056079</text:p>
          </table:table-cell>
          <table:table-cell office:value-type="float" office:value="0.720000022336056" calcext:value-type="float">
            <text:p>0,720000022336056</text:p>
          </table:table-cell>
          <table:table-cell office:value-type="float" office:value="19.0000000074506" calcext:value-type="float">
            <text:p>19,0000000074506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4613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4.5" calcext:value-type="float">
            <text:p>4,5</text:p>
          </table:table-cell>
          <table:table-cell office:value-type="float" office:value="0.854545454545455" calcext:value-type="float">
            <text:p>0,854545454545455</text:p>
          </table:table-cell>
          <table:table-cell office:value-type="float" office:value="0.247499965131283" calcext:value-type="float">
            <text:p>0,247499965131283</text:p>
          </table:table-cell>
          <table:table-cell office:value-type="float" office:value="0.752500027418137" calcext:value-type="float">
            <text:p>0,752500027418137</text:p>
          </table:table-cell>
          <table:table-cell office:value-type="float" office:value="4.49999996647239" calcext:value-type="float">
            <text:p>4,49999996647239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4615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6" calcext:value-type="float">
            <text:p>6</text:p>
          </table:table-cell>
          <table:table-cell office:value-type="float" office:value="0.923076923076923" calcext:value-type="float">
            <text:p>0,923076923076923</text:p>
          </table:table-cell>
          <table:table-cell office:value-type="float" office:value="0.331666635970275" calcext:value-type="float">
            <text:p>0,331666635970275</text:p>
          </table:table-cell>
          <table:table-cell office:value-type="float" office:value="0.668333361546199" calcext:value-type="float">
            <text:p>0,668333361546199</text:p>
          </table:table-cell>
          <table:table-cell office:value-type="float" office:value="5.99999998509884" calcext:value-type="float">
            <text:p>5,99999998509884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4629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DOUBLE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float" office:value="0.947368421052632" calcext:value-type="float">
            <text:p>0,947368421052632</text:p>
          </table:table-cell>
          <table:table-cell office:value-type="float" office:value="0.328333317405648" calcext:value-type="float">
            <text:p>0,328333317405648</text:p>
          </table:table-cell>
          <table:table-cell office:value-type="float" office:value="0.67166668176651" calcext:value-type="float">
            <text:p>0,67166668176651</text:p>
          </table:table-cell>
          <table:table-cell office:value-type="float" office:value="8.99999999254942" calcext:value-type="float">
            <text:p>8,99999999254942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4641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BROAD</text:p>
          </table:table-cell>
          <table:table-cell office:value-type="string" calcext:value-type="string">
            <text:p>NA</text:p>
          </table:table-cell>
          <table:table-cell table:style-name="ce2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.196470523581785" calcext:value-type="float">
            <text:p>0,196470523581785</text:p>
          </table:table-cell>
          <table:table-cell office:value-type="float" office:value="0.803529476418215" calcext:value-type="float">
            <text:p>0,803529476418215</text:p>
          </table:table-cell>
          <table:table-cell office:value-type="float" office:value="34" calcext:value-type="float">
            <text:p>34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4658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4659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office:value-type="float" office:value="0.875" calcext:value-type="float">
            <text:p>0,875</text:p>
          </table:table-cell>
          <table:table-cell office:value-type="float" office:value="0.359642808192543" calcext:value-type="float">
            <text:p>0,359642808192543</text:p>
          </table:table-cell>
          <table:table-cell office:value-type="float" office:value="0.64035719579884" calcext:value-type="float">
            <text:p>0,64035719579884</text:p>
          </table:table-cell>
          <table:table-cell office:value-type="float" office:value="7.00000002793968" calcext:value-type="float">
            <text:p>7,00000002793968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466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ILOBAR/ONE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Bilobar</text:p>
          </table:table-cell>
          <table:table-cell office:value-type="float" office:value="15" calcext:value-type="float">
            <text:p>15</text:p>
          </table:table-cell>
          <table:table-cell office:value-type="float" office:value="0.833333333333333" calcext:value-type="float">
            <text:p>0,833333333333333</text:p>
          </table:table-cell>
          <table:table-cell office:value-type="float" office:value="0.0353333373864492" calcext:value-type="float">
            <text:p>0,0353333373864492</text:p>
          </table:table-cell>
          <table:table-cell office:value-type="float" office:value="0.964666664600372" calcext:value-type="float">
            <text:p>0,964666664600372</text:p>
          </table:table-cell>
          <table:table-cell office:value-type="float" office:value="15.0000000298023" calcext:value-type="float">
            <text:p>15,0000000298023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4664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DOUBLE</text:p>
          </table:table-cell>
          <table:table-cell office:value-type="string" calcext:value-type="string">
            <text:p>NA</text:p>
          </table:table-cell>
          <table:table-cell office:value-type="float" office:value="8" calcext:value-type="float">
            <text:p>8</text:p>
          </table:table-cell>
          <table:table-cell office:value-type="float" office:value="0.888888888888889" calcext:value-type="float">
            <text:p>0,888888888888889</text:p>
          </table:table-cell>
          <table:table-cell office:value-type="float" office:value="0.339999949559569" calcext:value-type="float">
            <text:p>0,339999949559569</text:p>
          </table:table-cell>
          <table:table-cell office:value-type="float" office:value="0.660000048577786" calcext:value-type="float">
            <text:p>0,660000048577786</text:p>
          </table:table-cell>
          <table:table-cell office:value-type="float" office:value="7.99999998509884" calcext:value-type="float">
            <text:p>7,99999998509884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4679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DOUBLE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float" office:value="0.947368421052632" calcext:value-type="float">
            <text:p>0,947368421052632</text:p>
          </table:table-cell>
          <table:table-cell office:value-type="float" office:value="0.725555592113071" calcext:value-type="float">
            <text:p>0,725555592113071</text:p>
          </table:table-cell>
          <table:table-cell office:value-type="float" office:value="0" calcext:value-type="float">
            <text:p>0</text:p>
          </table:table-cell>
          <table:table-cell office:value-type="float" office:value="6.53000032901764" calcext:value-type="float">
            <text:p>6,53000032901764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4682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6" calcext:value-type="float">
            <text:p>6</text:p>
          </table:table-cell>
          <table:table-cell office:value-type="float" office:value="0.923076923076923" calcext:value-type="float">
            <text:p>0,9230769230769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4684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4691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0.844444444444444" calcext:value-type="float">
            <text:p>0,844444444444444</text:p>
          </table:table-cell>
          <table:table-cell office:value-type="float" office:value="0.362499861915906" calcext:value-type="float">
            <text:p>0,362499861915906</text:p>
          </table:table-cell>
          <table:table-cell office:value-type="float" office:value="0.637500138084094" calcext:value-type="float">
            <text:p>0,637500138084094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4722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8" calcext:value-type="float">
            <text:p>18</text:p>
          </table:table-cell>
          <table:table-cell office:value-type="float" office:value="0.923076923076923" calcext:value-type="float">
            <text:p>0,923076923076923</text:p>
          </table:table-cell>
          <table:table-cell office:value-type="float" office:value="0.143333327439096" calcext:value-type="float">
            <text:p>0,143333327439096</text:p>
          </table:table-cell>
          <table:table-cell office:value-type="float" office:value="0.856666674216588" calcext:value-type="float">
            <text:p>0,856666674216588</text:p>
          </table:table-cell>
          <table:table-cell office:value-type="float" office:value="18.0000000298023" calcext:value-type="float">
            <text:p>18,0000000298023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4727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4737</text:p>
          </table:table-cell>
          <table:table-cell office:value-type="string" calcext:value-type="string">
            <text:p>Y</text:p>
          </table:table-cell>
          <table:table-cell table:number-columns-repeated="2" table:style-name="ce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6079998254776" calcext:value-type="float">
            <text:p>0,6079998254776</text:p>
          </table:table-cell>
          <table:table-cell office:value-type="float" office:value="0.3920001745224" calcext:value-type="float">
            <text:p>0,3920001745224</text:p>
          </table:table-cell>
          <table:table-cell office:value-type="float" office:value="10" calcext:value-type="float">
            <text:p>10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4743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4" calcext:value-type="float">
            <text:p>14</text:p>
          </table:table-cell>
          <table:table-cell office:value-type="float" office:value="0.848484848484849" calcext:value-type="float">
            <text:p>0,8484848484848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4749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0.862068965517241" calcext:value-type="float">
            <text:p>0,862068965517241</text:p>
          </table:table-cell>
          <table:table-cell office:value-type="float" office:value="0.0795999717712402" calcext:value-type="float">
            <text:p>0,0795999717712402</text:p>
          </table:table-cell>
          <table:table-cell office:value-type="float" office:value="0.92040002822876" calcext:value-type="float">
            <text:p>0,92040002822876</text:p>
          </table:table-cell>
          <table:table-cell office:value-type="float" office:value="25" calcext:value-type="float">
            <text:p>25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4754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4769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7" calcext:value-type="float">
            <text:p>17</text:p>
          </table:table-cell>
          <table:table-cell office:value-type="float" office:value="0.918918918918919" calcext:value-type="float">
            <text:p>0,918918918918919</text:p>
          </table:table-cell>
          <table:table-cell office:value-type="float" office:value="0.112941180958467" calcext:value-type="float">
            <text:p>0,112941180958467</text:p>
          </table:table-cell>
          <table:table-cell office:value-type="float" office:value="0.887058815535377" calcext:value-type="float">
            <text:p>0,887058815535377</text:p>
          </table:table-cell>
          <table:table-cell office:value-type="float" office:value="16.9999999403953" calcext:value-type="float">
            <text:p>16,9999999403953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4788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9" calcext:value-type="float">
            <text:p>19</text:p>
          </table:table-cell>
          <table:table-cell office:value-type="float" office:value="0.926829268292683" calcext:value-type="float">
            <text:p>0,926829268292683</text:p>
          </table:table-cell>
          <table:table-cell office:value-type="float" office:value="0.244736859672948" calcext:value-type="float">
            <text:p>0,244736859672948</text:p>
          </table:table-cell>
          <table:table-cell office:value-type="float" office:value="0.755263137189966" calcext:value-type="float">
            <text:p>0,755263137189966</text:p>
          </table:table-cell>
          <table:table-cell office:value-type="float" office:value="18.9999999403954" calcext:value-type="float">
            <text:p>18,9999999403954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4791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7" calcext:value-type="float">
            <text:p>17</text:p>
          </table:table-cell>
          <table:table-cell office:value-type="float" office:value="0.944444444444444" calcext:value-type="float">
            <text:p>0,944444444444444</text:p>
          </table:table-cell>
          <table:table-cell office:value-type="float" office:value="0.33058821190806" calcext:value-type="float">
            <text:p>0,33058821190806</text:p>
          </table:table-cell>
          <table:table-cell office:value-type="float" office:value="0.669411788968479" calcext:value-type="float">
            <text:p>0,669411788968479</text:p>
          </table:table-cell>
          <table:table-cell office:value-type="float" office:value="17.0000000149012" calcext:value-type="float">
            <text:p>17,0000000149012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4794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20" calcext:value-type="float">
            <text:p>20</text:p>
          </table:table-cell>
          <table:table-cell office:value-type="float" office:value="0.888888888888889" calcext:value-type="float">
            <text:p>0,888888888888889</text:p>
          </table:table-cell>
          <table:table-cell office:value-type="float" office:value="0.0540000051259995" calcext:value-type="float">
            <text:p>0,0540000051259995</text:p>
          </table:table-cell>
          <table:table-cell office:value-type="float" office:value="0.945999994874001" calcext:value-type="float">
            <text:p>0,945999994874001</text:p>
          </table:table-cell>
          <table:table-cell office:value-type="float" office:value="20" calcext:value-type="float">
            <text:p>20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4795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4799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0.88" calcext:value-type="float">
            <text:p>0,88</text:p>
          </table:table-cell>
          <table:table-cell office:value-type="float" office:value="0.300909096544439" calcext:value-type="float">
            <text:p>0,300909096544439</text:p>
          </table:table-cell>
          <table:table-cell office:value-type="float" office:value="0.699090903455561" calcext:value-type="float">
            <text:p>0,699090903455561</text:p>
          </table:table-cell>
          <table:table-cell office:value-type="float" office:value="11" calcext:value-type="float">
            <text:p>11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4800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14" calcext:value-type="float">
            <text:p>14</text:p>
          </table:table-cell>
          <table:table-cell office:value-type="float" office:value="0.96551724137931" calcext:value-type="float">
            <text:p>0,96551724137931</text:p>
          </table:table-cell>
          <table:table-cell office:value-type="float" office:value="0.307142839900085" calcext:value-type="float">
            <text:p>0,307142839900085</text:p>
          </table:table-cell>
          <table:table-cell office:value-type="float" office:value="0.692857159035547" calcext:value-type="float">
            <text:p>0,692857159035547</text:p>
          </table:table-cell>
          <table:table-cell office:value-type="float" office:value="13.9999999850989" calcext:value-type="float">
            <text:p>13,9999999850989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4805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DOUBLE</text:p>
          </table:table-cell>
          <table:table-cell office:value-type="string" calcext:value-type="string">
            <text:p>NA</text:p>
          </table:table-cell>
          <table:table-cell office:value-type="float" office:value="13" calcext:value-type="float">
            <text:p>13</text:p>
          </table:table-cell>
          <table:table-cell office:value-type="float" office:value="0.896551724137931" calcext:value-type="float">
            <text:p>0,896551724137931</text:p>
          </table:table-cell>
          <table:table-cell office:value-type="float" office:value="0.0976923062251164" calcext:value-type="float">
            <text:p>0,0976923062251164</text:p>
          </table:table-cell>
          <table:table-cell office:value-type="float" office:value="0.902307693774884" calcext:value-type="float">
            <text:p>0,902307693774884</text:p>
          </table:table-cell>
          <table:table-cell office:value-type="float" office:value="13" calcext:value-type="float">
            <text:p>13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4828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FILIFORM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358199943701426" calcext:value-type="float">
            <text:p>0,358199943701426</text:p>
          </table:table-cell>
          <table:table-cell office:value-type="float" office:value="0.641800057490667" calcext:value-type="float">
            <text:p>0,641800057490667</text:p>
          </table:table-cell>
          <table:table-cell office:value-type="float" office:value="5.00000000596047" calcext:value-type="float">
            <text:p>5,00000000596047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4841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4847</text:p>
          </table:table-cell>
          <table:table-cell office:value-type="string" calcext:value-type="string">
            <text:p>Y</text:p>
          </table:table-cell>
          <table:table-cell table:number-columns-repeated="5" office:value-type="string" calcext:value-type="string">
            <text:p>ND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4868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4.5" calcext:value-type="float">
            <text:p>4,5</text:p>
          </table:table-cell>
          <table:table-cell office:value-type="float" office:value="0.954545454545455" calcext:value-type="float">
            <text:p>0,954545454545455</text:p>
          </table:table-cell>
          <table:table-cell office:value-type="float" office:value="0.347499964758754" calcext:value-type="float">
            <text:p>0,347499964758754</text:p>
          </table:table-cell>
          <table:table-cell office:value-type="float" office:value="0.652500033378601" calcext:value-type="float">
            <text:p>0,652500033378601</text:p>
          </table:table-cell>
          <table:table-cell office:value-type="float" office:value="4.4999999916181" calcext:value-type="float">
            <text:p>4,4999999916181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4869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ub-4876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DOUBLE</text:p>
          </table:table-cell>
          <table:table-cell office:value-type="string" calcext:value-type="string">
            <text:p>NA</text:p>
          </table:table-cell>
          <table:table-cell office:value-type="float" office:value="11.5" calcext:value-type="float">
            <text:p>11,5</text:p>
          </table:table-cell>
          <table:table-cell office:value-type="float" office:value="0.903076923076923" calcext:value-type="float">
            <text:p>0,903076923076923</text:p>
          </table:table-cell>
          <table:table-cell office:value-type="float" office:value="0.0960606079774373" calcext:value-type="float">
            <text:p>0,0960606079774373</text:p>
          </table:table-cell>
          <table:table-cell office:value-type="float" office:value="0.903939390724356" calcext:value-type="float">
            <text:p>0,903939390724356</text:p>
          </table:table-cell>
          <table:table-cell office:value-type="float" office:value="11.4999999850706" calcext:value-type="float">
            <text:p>11,4999999850706</text:p>
          </table:table-cell>
          <table:table-cell table:number-columns-repeated="16374"/>
        </table:table-row>
        <table:table-row table:style-name="ro2" table:number-rows-repeated="1048110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3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5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2" style:volatile="true">
      <number:text loext:blank-width-char="-"> </number:text>
      <number:fill-character> </number:fill-character>
      <number:text loext:blank-width-char="-3">- €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8T11:33:14.425708113</meta:creation-date>
    <dc:date>2025-04-28T11:36:45.347149393</dc:date>
    <meta:editing-duration>PT3M30S</meta:editing-duration>
    <meta:editing-cycles>2</meta:editing-cycles>
    <meta:generator>LibreOffice/24.2.7.2$Linux_X86_64 LibreOffice_project/420$Build-2</meta:generator>
    <meta:document-statistic meta:table-count="1" meta:cell-count="4649" meta:object-count="0"/>
  </office:meta>
</office:document-meta>
</file>